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10000006CF7F7BA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6" style:family="table">
      <style:table-properties style:width="6.916in" table:align="left" style:writing-mode="lr-tb"/>
    </style:style>
    <style:style style:name="Table6.A" style:family="table-column">
      <style:table-column-properties style:column-width="3.916in"/>
    </style:style>
    <style:style style:name="Table6.B" style:family="table-column">
      <style:table-column-properties style:column-width="3in"/>
    </style:style>
    <style:style style:name="Table6.A1" style:family="table-cell">
      <style:table-cell-properties loext:text-changes-only="false" fo:padding="0.0382in" fo:border="0.5pt solid #000000"/>
    </style:style>
    <style:style style:name="Table6.A2" style:family="table-cell">
      <style:table-cell-properties loext:text-changes-only="false" fo:padding="0.0382in" fo:border-left="0.5pt solid #000000" fo:border-right="none" fo:border-top="none" fo:border-bottom="0.5pt solid #000000"/>
    </style:style>
    <style:style style:name="Table6.B2" style:family="table-cell">
      <style:table-cell-properties loext:text-changes-only="false" fo:padding="0.0382in" fo:border-left="0.5pt solid #000000" fo:border-right="0.5pt solid #000000" fo:border-top="none" fo:border-bottom="0.5pt solid #000000"/>
    </style:style>
    <style:style style:name="Table6.A6" style:family="table-cell">
      <style:table-cell-properties fo:padding="0.0382in" fo:border-left="0.5pt solid #000000" fo:border-right="none" fo:border-top="none" fo:border-bottom="0.5pt solid #000000"/>
    </style:style>
    <style:style style:name="Table6.A7" style:family="table-cell">
      <style:table-cell-properties fo:padding="0.0382in" fo:border-left="0.5pt solid #000000" fo:border-right="none" fo:border-top="none" fo:border-bottom="0.5pt solid #000000"/>
    </style:style>
    <style:style style:name="Table6.A8" style:family="table-cell">
      <style:table-cell-properties fo:padding="0.0382in" fo:border-left="0.5pt solid #000000" fo:border-right="none" fo:border-top="none" fo:border-bottom="0.5pt solid #000000"/>
    </style:style>
    <style:style style:name="Table6.9" style:family="table-row">
      <style:table-row-properties loext:text-changes-only="false"/>
    </style:style>
    <style:style style:name="Table6.A9" style:family="table-cell">
      <style:table-cell-properties fo:padding="0.0382in" fo:border-left="0.5pt solid #000000" fo:border-right="none" fo:border-top="none" fo:border-bottom="0.5pt solid #000000"/>
    </style:style>
    <style:style style:name="Table6.A10" style:family="table-cell">
      <style:table-cell-properties fo:padding="0.0382in" fo:border-left="0.5pt solid #000000" fo:border-right="none" fo:border-top="none" fo:border-bottom="0.5pt solid #000000"/>
    </style:style>
    <style:style style:name="Table6.A11" style:family="table-cell">
      <style:table-cell-properties fo:padding="0.0382in" fo:border-left="0.5pt solid #000000" fo:border-right="none" fo:border-top="none" fo:border-bottom="0.5pt solid #000000"/>
    </style:style>
    <style:style style:name="Table6.A12" style:family="table-cell">
      <style:table-cell-properties fo:padding="0.0382in" fo:border-left="0.5pt solid #000000" fo:border-right="none" fo:border-top="none" fo:border-bottom="0.5pt solid #000000"/>
    </style:style>
    <style:style style:name="Table6.A13" style:family="table-cell">
      <style:table-cell-properties fo:padding="0.0382in" fo:border-left="0.5pt solid #000000" fo:border-right="none" fo:border-top="none" fo:border-bottom="0.5pt solid #000000"/>
    </style:style>
    <style:style style:name="Table6.A14" style:family="table-cell">
      <style:table-cell-properties fo:padding="0.0382in" fo:border-left="0.5pt solid #000000" fo:border-right="none" fo:border-top="none" fo:border-bottom="0.5pt solid #000000"/>
    </style:style>
    <style:style style:name="Table6.A15" style:family="table-cell">
      <style:table-cell-properties fo:padding="0.0382in" fo:border-left="0.5pt solid #000000" fo:border-right="none" fo:border-top="none" fo:border-bottom="0.5pt solid #000000"/>
    </style:style>
    <style:style style:name="Table6.A16" style:family="table-cell">
      <style:table-cell-properties fo:padding="0.0382in" fo:border-left="0.5pt solid #000000" fo:border-right="none" fo:border-top="none" fo:border-bottom="0.5pt solid #000000"/>
    </style:style>
    <style:style style:name="Table6.A17" style:family="table-cell">
      <style:table-cell-properties fo:padding="0.0382in" fo:border-left="0.5pt solid #000000" fo:border-right="none" fo:border-top="none" fo:border-bottom="0.5pt solid #000000"/>
    </style:style>
    <style:style style:name="Table6.A18" style:family="table-cell">
      <style:table-cell-properties fo:padding="0.0382in" fo:border-left="0.5pt solid #000000" fo:border-right="none" fo:border-top="none" fo:border-bottom="0.5pt solid #000000"/>
    </style:style>
    <style:style style:name="Table6.A19" style:family="table-cell">
      <style:table-cell-properties fo:padding="0.0382in" fo:border-left="0.5pt solid #000000" fo:border-right="none" fo:border-top="none" fo:border-bottom="0.5pt solid #000000"/>
    </style:style>
    <style:style style:name="Table6.A20" style:family="table-cell">
      <style:table-cell-properties fo:padding="0.0382in" fo:border-left="0.5pt solid #000000" fo:border-right="none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0.7257in" style:rel-column-width="1045*"/>
    </style:style>
    <style:style style:name="Table2.B" style:family="table-column">
      <style:table-column-properties style:column-width="1.8736in" style:rel-column-width="2698*"/>
    </style:style>
    <style:style style:name="Table2.C" style:family="table-column">
      <style:table-column-properties style:column-width="4.3257in" style:rel-column-width="6229*"/>
    </style:style>
    <style:style style:name="Table2.1" style:family="table-row">
      <style:table-row-properties loext:text-changes-only="false" fo:keep-together="always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9.425in" table:align="margins" style:writing-mode="lr-tb"/>
    </style:style>
    <style:style style:name="Table5.A" style:family="table-column">
      <style:table-column-properties style:column-width="0.684in" style:rel-column-width="4756*"/>
    </style:style>
    <style:style style:name="Table5.B" style:family="table-column">
      <style:table-column-properties style:column-width="3.3368in" style:rel-column-width="23201*"/>
    </style:style>
    <style:style style:name="Table5.C" style:family="table-column">
      <style:table-column-properties style:column-width="1.0215in" style:rel-column-width="7103*"/>
    </style:style>
    <style:style style:name="Table5.D" style:family="table-column">
      <style:table-column-properties style:column-width="0.6208in" style:rel-column-width="4316*"/>
    </style:style>
    <style:style style:name="Table5.E" style:family="table-column">
      <style:table-column-properties style:column-width="3.7618in" style:rel-column-width="26159*"/>
    </style:style>
    <style:style style:name="Table5.1" style:family="table-row">
      <style:table-row-properties fo:keep-together="always"/>
    </style:style>
    <style:style style:name="Table5.A1" style:family="table-cell">
      <style:table-cell-properties loext:text-changes-only="false"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loext:text-changes-only="false"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none" fo:border-top="none" fo:border-bottom="0.5pt solid #000000"/>
    </style:style>
    <style:style style:name="Table5.E2" style:family="table-cell">
      <style:table-cell-properties loext:text-changes-only="false"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D3" style:family="table-cell">
      <style:table-cell-properties fo:padding="0.0382in" fo:border-left="0.5pt solid #000000" fo:border-right="none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none" fo:border-top="none" fo:border-bottom="0.5pt solid #000000"/>
    </style:style>
    <style:style style:name="Table5.D4" style:family="table-cell">
      <style:table-cell-properties fo:padding="0.0382in" fo:border-left="0.5pt solid #000000" fo:border-right="none" fo:border-top="none" fo:border-bottom="0.5pt solid #000000"/>
    </style:style>
    <style:style style:name="Table5.A5" style:family="table-cell">
      <style:table-cell-properties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0.5pt solid #000000" fo:border-right="none" fo:border-top="none" fo:border-bottom="0.5pt solid #000000"/>
    </style:style>
    <style:style style:name="Table5.D5" style:family="table-cell">
      <style:table-cell-properties fo:padding="0.0382in" fo:border-left="0.5pt solid #000000" fo:border-right="none" fo:border-top="none" fo:border-bottom="0.5pt solid #000000"/>
    </style:style>
    <style:style style:name="Table5.A6" style:family="table-cell">
      <style:table-cell-properties fo:padding="0.0382in" fo:border-left="0.5pt solid #000000" fo:border-right="none" fo:border-top="none" fo:border-bottom="0.5pt solid #000000"/>
    </style:style>
    <style:style style:name="Table5.B6" style:family="table-cell">
      <style:table-cell-properties fo:padding="0.0382in" fo:border-left="0.5pt solid #000000" fo:border-right="none" fo:border-top="none" fo:border-bottom="0.5pt solid #000000"/>
    </style:style>
    <style:style style:name="Table5.D6" style:family="table-cell">
      <style:table-cell-properties fo:padding="0.0382in" fo:border-left="0.5pt solid #000000" fo:border-right="none" fo:border-top="none" fo:border-bottom="0.5pt solid #000000"/>
    </style:style>
    <style:style style:name="Table5.A7" style:family="table-cell">
      <style:table-cell-properties fo:padding="0.0382in" fo:border-left="0.5pt solid #000000" fo:border-right="none" fo:border-top="none" fo:border-bottom="0.5pt solid #000000"/>
    </style:style>
    <style:style style:name="Table5.B7" style:family="table-cell">
      <style:table-cell-properties fo:padding="0.0382in" fo:border-left="0.5pt solid #000000" fo:border-right="none" fo:border-top="none" fo:border-bottom="0.5pt solid #000000"/>
    </style:style>
    <style:style style:name="Table5.D7" style:family="table-cell">
      <style:table-cell-properties fo:padding="0.0382in" fo:border-left="0.5pt solid #000000" fo:border-right="none" fo:border-top="none" fo:border-bottom="0.5pt solid #000000"/>
    </style:style>
    <style:style style:name="Table5.A8" style:family="table-cell">
      <style:table-cell-properties fo:padding="0.0382in" fo:border-left="0.5pt solid #000000" fo:border-right="none" fo:border-top="none" fo:border-bottom="0.5pt solid #000000"/>
    </style:style>
    <style:style style:name="Table5.B8" style:family="table-cell">
      <style:table-cell-properties fo:padding="0.0382in" fo:border-left="0.5pt solid #000000" fo:border-right="none" fo:border-top="none" fo:border-bottom="0.5pt solid #000000"/>
    </style:style>
    <style:style style:name="Table5.D8" style:family="table-cell">
      <style:table-cell-properties fo:padding="0.0382in" fo:border-left="0.5pt solid #000000" fo:border-right="none" fo:border-top="none" fo:border-bottom="0.5pt solid #000000"/>
    </style:style>
    <style:style style:name="Table5.A9" style:family="table-cell">
      <style:table-cell-properties fo:padding="0.0382in" fo:border-left="0.5pt solid #000000" fo:border-right="none" fo:border-top="none" fo:border-bottom="0.5pt solid #000000"/>
    </style:style>
    <style:style style:name="Table5.B9" style:family="table-cell">
      <style:table-cell-properties fo:padding="0.0382in" fo:border-left="0.5pt solid #000000" fo:border-right="none" fo:border-top="none" fo:border-bottom="0.5pt solid #000000"/>
    </style:style>
    <style:style style:name="Table5.D9" style:family="table-cell">
      <style:table-cell-properties fo:padding="0.0382in" fo:border-left="0.5pt solid #000000" fo:border-right="none" fo:border-top="none" fo:border-bottom="0.5pt solid #000000"/>
    </style:style>
    <style:style style:name="Table5.A10" style:family="table-cell">
      <style:table-cell-properties fo:padding="0.0382in" fo:border-left="0.5pt solid #000000" fo:border-right="none" fo:border-top="none" fo:border-bottom="0.5pt solid #000000"/>
    </style:style>
    <style:style style:name="Table5.B10" style:family="table-cell">
      <style:table-cell-properties fo:padding="0.0382in" fo:border-left="0.5pt solid #000000" fo:border-right="none" fo:border-top="none" fo:border-bottom="0.5pt solid #000000"/>
    </style:style>
    <style:style style:name="Table5.D10" style:family="table-cell">
      <style:table-cell-properties fo:padding="0.0382in" fo:border-left="0.5pt solid #000000" fo:border-right="none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0.7264in" style:rel-column-width="6874*"/>
    </style:style>
    <style:style style:name="Table3.B" style:family="table-column">
      <style:table-column-properties style:column-width="1.8736in" style:rel-column-width="17730*"/>
    </style:style>
    <style:style style:name="Table3.C" style:family="table-column">
      <style:table-column-properties style:column-width="4.325in" style:rel-column-width="40931*"/>
    </style:style>
    <style:style style:name="Table3.1" style:family="table-row">
      <style:table-row-properties loext:text-changes-only="false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9.425in" table:align="margins" style:writing-mode="lr-tb"/>
    </style:style>
    <style:style style:name="Table4.A" style:family="table-column">
      <style:table-column-properties style:column-width="0.684in" style:rel-column-width="4756*"/>
    </style:style>
    <style:style style:name="Table4.B" style:family="table-column">
      <style:table-column-properties style:column-width="3.3368in" style:rel-column-width="23201*"/>
    </style:style>
    <style:style style:name="Table4.C" style:family="table-column">
      <style:table-column-properties style:column-width="1.0215in" style:rel-column-width="7103*"/>
    </style:style>
    <style:style style:name="Table4.D" style:family="table-column">
      <style:table-column-properties style:column-width="0.6208in" style:rel-column-width="4316*"/>
    </style:style>
    <style:style style:name="Table4.E" style:family="table-column">
      <style:table-column-properties style:column-width="3.7618in" style:rel-column-width="26159*"/>
    </style:style>
    <style:style style:name="Table4.1" style:family="table-row">
      <style:table-row-properties loext:text-changes-only="false" fo:keep-together="always"/>
    </style:style>
    <style:style style:name="Table4.A1" style:family="table-cell">
      <style:table-cell-properties loext:text-changes-only="false"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loext:text-changes-only="false"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loext:text-changes-only="false"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none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none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D5" style:family="table-cell">
      <style:table-cell-properties fo:padding="0.0382in" fo:border-left="0.5pt solid #000000" fo:border-right="none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none" fo:border-top="none" fo:border-bottom="0.5pt solid #000000"/>
    </style:style>
    <style:style style:name="Table4.D6" style:family="table-cell">
      <style:table-cell-properties fo:padding="0.0382in" fo:border-left="0.5pt solid #000000" fo:border-right="none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none" fo:border-top="none" fo:border-bottom="0.5pt solid #000000"/>
    </style:style>
    <style:style style:name="Table4.D7" style:family="table-cell">
      <style:table-cell-properties fo:padding="0.0382in" fo:border-left="0.5pt solid #000000" fo:border-right="none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none" fo:border-top="none" fo:border-bottom="0.5pt solid #000000"/>
    </style:style>
    <style:style style:name="Table4.D8" style:family="table-cell">
      <style:table-cell-properties fo:padding="0.0382in" fo:border-left="0.5pt solid #000000" fo:border-right="none" fo:border-top="none" fo:border-bottom="0.5pt solid #000000"/>
    </style:style>
    <style:style style:name="Table4.A9" style:family="table-cell">
      <style:table-cell-properties fo:padding="0.0382in" fo:border-left="0.5pt solid #000000" fo:border-right="none" fo:border-top="none" fo:border-bottom="0.5pt solid #000000"/>
    </style:style>
    <style:style style:name="Table4.B9" style:family="table-cell">
      <style:table-cell-properties fo:padding="0.0382in" fo:border-left="0.5pt solid #000000" fo:border-right="none" fo:border-top="none" fo:border-bottom="0.5pt solid #000000"/>
    </style:style>
    <style:style style:name="Table4.D9" style:family="table-cell">
      <style:table-cell-properties fo:padding="0.0382in" fo:border-left="0.5pt solid #000000" fo:border-right="none" fo:border-top="none" fo:border-bottom="0.5pt solid #000000"/>
    </style:style>
    <style:style style:name="Table4.A10" style:family="table-cell">
      <style:table-cell-properties fo:padding="0.0382in" fo:border-left="0.5pt solid #000000" fo:border-right="none" fo:border-top="none" fo:border-bottom="0.5pt solid #000000"/>
    </style:style>
    <style:style style:name="Table4.B10" style:family="table-cell">
      <style:table-cell-properties fo:padding="0.0382in" fo:border-left="0.5pt solid #000000" fo:border-right="none" fo:border-top="none" fo:border-bottom="0.5pt solid #000000"/>
    </style:style>
    <style:style style:name="Table4.D10" style:family="table-cell">
      <style:table-cell-properties fo:padding="0.0382in" fo:border-left="0.5pt solid #000000" fo:border-right="none" fo:border-top="none" fo:border-bottom="0.5pt solid #000000"/>
    </style:style>
    <style:style style:name="Table4.A11" style:family="table-cell">
      <style:table-cell-properties fo:padding="0.0382in" fo:border-left="0.5pt solid #000000" fo:border-right="none" fo:border-top="none" fo:border-bottom="0.5pt solid #000000"/>
    </style:style>
    <style:style style:name="Table4.B11" style:family="table-cell">
      <style:table-cell-properties fo:padding="0.0382in" fo:border-left="0.5pt solid #000000" fo:border-right="none" fo:border-top="none" fo:border-bottom="0.5pt solid #000000"/>
    </style:style>
    <style:style style:name="Table4.D11" style:family="table-cell">
      <style:table-cell-properties fo:padding="0.0382in" fo:border-left="0.5pt solid #000000" fo:border-right="none" fo:border-top="none" fo:border-bottom="0.5pt solid #000000"/>
    </style:style>
    <style:style style:name="Table4.A12" style:family="table-cell">
      <style:table-cell-properties fo:padding="0.0382in" fo:border-left="0.5pt solid #000000" fo:border-right="none" fo:border-top="none" fo:border-bottom="0.5pt solid #000000"/>
    </style:style>
    <style:style style:name="Table4.B12" style:family="table-cell">
      <style:table-cell-properties fo:padding="0.0382in" fo:border-left="0.5pt solid #000000" fo:border-right="none" fo:border-top="none" fo:border-bottom="0.5pt solid #000000"/>
    </style:style>
    <style:style style:name="Table4.D12" style:family="table-cell">
      <style:table-cell-properties fo:padding="0.0382in" fo:border-left="0.5pt solid #000000" fo:border-right="none" fo:border-top="none" fo:border-bottom="0.5pt solid #000000"/>
    </style:style>
    <style:style style:name="Table4.A13" style:family="table-cell">
      <style:table-cell-properties fo:padding="0.0382in" fo:border-left="0.5pt solid #000000" fo:border-right="none" fo:border-top="none" fo:border-bottom="0.5pt solid #000000"/>
    </style:style>
    <style:style style:name="Table4.B13" style:family="table-cell">
      <style:table-cell-properties fo:padding="0.0382in" fo:border-left="0.5pt solid #000000" fo:border-right="none" fo:border-top="none" fo:border-bottom="0.5pt solid #000000"/>
    </style:style>
    <style:style style:name="Table4.D13" style:family="table-cell">
      <style:table-cell-properties fo:padding="0.0382in" fo:border-left="0.5pt solid #000000" fo:border-right="none" fo:border-top="none" fo:border-bottom="0.5pt solid #000000"/>
    </style:style>
    <style:style style:name="Table4.14" style:family="table-row">
      <style:table-row-properties fo:keep-together="always"/>
    </style:style>
    <style:style style:name="Table4.A14" style:family="table-cell">
      <style:table-cell-properties fo:padding="0.0382in" fo:border-left="0.5pt solid #000000" fo:border-right="none" fo:border-top="none" fo:border-bottom="0.5pt solid #000000"/>
    </style:style>
    <style:style style:name="Table4.B14" style:family="table-cell">
      <style:table-cell-properties fo:padding="0.0382in" fo:border-left="0.5pt solid #000000" fo:border-right="none" fo:border-top="none" fo:border-bottom="0.5pt solid #000000"/>
    </style:style>
    <style:style style:name="Table4.D14" style:family="table-cell">
      <style:table-cell-properties fo:padding="0.0382in" fo:border-left="0.5pt solid #000000" fo:border-right="none" fo:border-top="none" fo:border-bottom="0.5pt solid #000000"/>
    </style:style>
    <style:style style:name="Table4.A15" style:family="table-cell">
      <style:table-cell-properties fo:padding="0.0382in" fo:border-left="0.5pt solid #000000" fo:border-right="none" fo:border-top="none" fo:border-bottom="0.5pt solid #000000"/>
    </style:style>
    <style:style style:name="Table4.B15" style:family="table-cell">
      <style:table-cell-properties fo:padding="0.0382in" fo:border-left="0.5pt solid #000000" fo:border-right="none" fo:border-top="none" fo:border-bottom="0.5pt solid #000000"/>
    </style:style>
    <style:style style:name="Table4.D15" style:family="table-cell">
      <style:table-cell-properties fo:padding="0.0382in" fo:border-left="0.5pt solid #000000" fo:border-right="none" fo:border-top="none" fo:border-bottom="0.5pt solid #000000"/>
    </style:style>
    <style:style style:name="Table9" style:family="table">
      <style:table-properties style:width="9.425in" table:align="margins" style:writing-mode="lr-tb"/>
    </style:style>
    <style:style style:name="Table9.A" style:family="table-column">
      <style:table-column-properties style:column-width="0.684in" style:rel-column-width="4756*"/>
    </style:style>
    <style:style style:name="Table9.B" style:family="table-column">
      <style:table-column-properties style:column-width="3.3368in" style:rel-column-width="23201*"/>
    </style:style>
    <style:style style:name="Table9.C" style:family="table-column">
      <style:table-column-properties style:column-width="1.0215in" style:rel-column-width="7103*"/>
    </style:style>
    <style:style style:name="Table9.D" style:family="table-column">
      <style:table-column-properties style:column-width="0.6208in" style:rel-column-width="4316*"/>
    </style:style>
    <style:style style:name="Table9.E" style:family="table-column">
      <style:table-column-properties style:column-width="3.7618in" style:rel-column-width="26159*"/>
    </style:style>
    <style:style style:name="Table9.1" style:family="table-row">
      <style:table-row-properties loext:text-changes-only="false" fo:keep-together="always"/>
    </style:style>
    <style:style style:name="Table9.A1" style:family="table-cell">
      <style:table-cell-properties loext:text-changes-only="false"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loext:text-changes-only="false" fo:padding="0.0382in" fo:border-left="0.5pt solid #000000" fo:border-right="none" fo:border-top="none" fo:border-bottom="0.5pt solid #000000"/>
    </style:style>
    <style:style style:name="Table9.D2" style:family="table-cell">
      <style:table-cell-properties fo:padding="0.0382in" fo:border-left="0.5pt solid #000000" fo:border-right="none" fo:border-top="none" fo:border-bottom="0.5pt solid #000000"/>
    </style:style>
    <style:style style:name="Table9.E2" style:family="table-cell">
      <style:table-cell-properties loext:text-changes-only="false"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D3" style:family="table-cell">
      <style:table-cell-properties fo:padding="0.0382in" fo:border-left="0.5pt solid #000000" fo:border-right="none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D4" style:family="table-cell">
      <style:table-cell-properties fo:padding="0.0382in" fo:border-left="0.5pt solid #000000" fo:border-right="none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D5" style:family="table-cell">
      <style:table-cell-properties fo:padding="0.0382in" fo:border-left="0.5pt solid #000000" fo:border-right="none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D6" style:family="table-cell">
      <style:table-cell-properties fo:padding="0.0382in" fo:border-left="0.5pt solid #000000" fo:border-right="none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D7" style:family="table-cell">
      <style:table-cell-properties fo:padding="0.0382in" fo:border-left="0.5pt solid #000000" fo:border-right="none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D8" style:family="table-cell">
      <style:table-cell-properties fo:padding="0.0382in" fo:border-left="0.5pt solid #000000" fo:border-right="none" fo:border-top="none" fo:border-bottom="0.5pt solid #000000"/>
    </style:style>
    <style:style style:name="Table7" style:family="table">
      <style:table-properties style:width="9.425in" table:align="margins" style:writing-mode="lr-tb"/>
    </style:style>
    <style:style style:name="Table7.A" style:family="table-column">
      <style:table-column-properties style:column-width="0.684in" style:rel-column-width="4756*"/>
    </style:style>
    <style:style style:name="Table7.B" style:family="table-column">
      <style:table-column-properties style:column-width="3.3368in" style:rel-column-width="23201*"/>
    </style:style>
    <style:style style:name="Table7.C" style:family="table-column">
      <style:table-column-properties style:column-width="1.0215in" style:rel-column-width="7103*"/>
    </style:style>
    <style:style style:name="Table7.D" style:family="table-column">
      <style:table-column-properties style:column-width="0.6208in" style:rel-column-width="4316*"/>
    </style:style>
    <style:style style:name="Table7.E" style:family="table-column">
      <style:table-column-properties style:column-width="3.7618in" style:rel-column-width="26159*"/>
    </style:style>
    <style:style style:name="Table7.1" style:family="table-row">
      <style:table-row-properties loext:text-changes-only="false" fo:keep-together="always"/>
    </style:style>
    <style:style style:name="Table7.A1" style:family="table-cell">
      <style:table-cell-properties loext:text-changes-only="false"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loext:text-changes-only="false"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loext:text-changes-only="false" fo:padding="0.0382in" fo:border-left="0.5pt solid #000000" fo:border-right="0.5pt solid #000000" fo:border-top="none" fo:border-bottom="0.5pt solid #000000"/>
    </style:style>
    <style:style style:name="Table7.A3" style:family="table-cell">
      <style:table-cell-properties fo:padding="0.0382in" fo:border-left="0.5pt solid #000000" fo:border-right="none" fo:border-top="none" fo:border-bottom="0.5pt solid #000000"/>
    </style:style>
    <style:style style:name="Table7.B3" style:family="table-cell">
      <style:table-cell-properties fo:padding="0.0382in" fo:border-left="0.5pt solid #000000" fo:border-right="none" fo:border-top="none" fo:border-bottom="0.5pt solid #000000"/>
    </style:style>
    <style:style style:name="Table7.D3" style:family="table-cell">
      <style:table-cell-properties fo:padding="0.0382in" fo:border-left="0.5pt solid #000000" fo:border-right="none" fo:border-top="none" fo:border-bottom="0.5pt solid #000000"/>
    </style:style>
    <style:style style:name="Table7.A4" style:family="table-cell">
      <style:table-cell-properties fo:padding="0.0382in" fo:border-left="0.5pt solid #000000" fo:border-right="none" fo:border-top="none" fo:border-bottom="0.5pt solid #000000"/>
    </style:style>
    <style:style style:name="Table7.B4" style:family="table-cell">
      <style:table-cell-properties fo:padding="0.0382in" fo:border-left="0.5pt solid #000000" fo:border-right="none" fo:border-top="none" fo:border-bottom="0.5pt solid #000000"/>
    </style:style>
    <style:style style:name="Table7.D4" style:family="table-cell">
      <style:table-cell-properties fo:padding="0.0382in" fo:border-left="0.5pt solid #000000" fo:border-right="none" fo:border-top="none" fo:border-bottom="0.5pt solid #000000"/>
    </style:style>
    <style:style style:name="Table7.A5" style:family="table-cell">
      <style:table-cell-properties fo:padding="0.0382in" fo:border-left="0.5pt solid #000000" fo:border-right="none" fo:border-top="none" fo:border-bottom="0.5pt solid #000000"/>
    </style:style>
    <style:style style:name="Table7.B5" style:family="table-cell">
      <style:table-cell-properties fo:padding="0.0382in" fo:border-left="0.5pt solid #000000" fo:border-right="none" fo:border-top="none" fo:border-bottom="0.5pt solid #000000"/>
    </style:style>
    <style:style style:name="Table7.D5" style:family="table-cell">
      <style:table-cell-properties fo:padding="0.0382in" fo:border-left="0.5pt solid #000000" fo:border-right="none" fo:border-top="none" fo:border-bottom="0.5pt solid #000000"/>
    </style:style>
    <style:style style:name="Table7.A6" style:family="table-cell">
      <style:table-cell-properties fo:padding="0.0382in" fo:border-left="0.5pt solid #000000" fo:border-right="none" fo:border-top="none" fo:border-bottom="0.5pt solid #000000"/>
    </style:style>
    <style:style style:name="Table7.B6" style:family="table-cell">
      <style:table-cell-properties fo:padding="0.0382in" fo:border-left="0.5pt solid #000000" fo:border-right="none" fo:border-top="none" fo:border-bottom="0.5pt solid #000000"/>
    </style:style>
    <style:style style:name="Table7.D6" style:family="table-cell">
      <style:table-cell-properties fo:padding="0.0382in" fo:border-left="0.5pt solid #000000" fo:border-right="none" fo:border-top="none" fo:border-bottom="0.5pt solid #000000"/>
    </style:style>
    <style:style style:name="Table7.A7" style:family="table-cell">
      <style:table-cell-properties fo:padding="0.0382in" fo:border-left="0.5pt solid #000000" fo:border-right="none" fo:border-top="none" fo:border-bottom="0.5pt solid #000000"/>
    </style:style>
    <style:style style:name="Table7.B7" style:family="table-cell">
      <style:table-cell-properties fo:padding="0.0382in" fo:border-left="0.5pt solid #000000" fo:border-right="none" fo:border-top="none" fo:border-bottom="0.5pt solid #000000"/>
    </style:style>
    <style:style style:name="Table7.D7" style:family="table-cell">
      <style:table-cell-properties fo:padding="0.0382in" fo:border-left="0.5pt solid #000000" fo:border-right="none" fo:border-top="none" fo:border-bottom="0.5pt solid #000000"/>
    </style:style>
    <style:style style:name="Table7.A8" style:family="table-cell">
      <style:table-cell-properties fo:padding="0.0382in" fo:border-left="0.5pt solid #000000" fo:border-right="none" fo:border-top="none" fo:border-bottom="0.5pt solid #000000"/>
    </style:style>
    <style:style style:name="Table7.B8" style:family="table-cell">
      <style:table-cell-properties fo:padding="0.0382in" fo:border-left="0.5pt solid #000000" fo:border-right="none" fo:border-top="none" fo:border-bottom="0.5pt solid #000000"/>
    </style:style>
    <style:style style:name="Table7.D8" style:family="table-cell">
      <style:table-cell-properties fo:padding="0.0382in" fo:border-left="0.5pt solid #000000" fo:border-right="none" fo:border-top="none" fo:border-bottom="0.5pt solid #000000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1.7313in" style:rel-column-width="16383*"/>
    </style:style>
    <style:style style:name="Table10.1" style:family="table-row"/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D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9366in" style:type="right"/>
        </style:tab-stops>
      </style:paragraph-properties>
      <style:text-properties officeooo:paragraph-rsid="00067526"/>
    </style:style>
    <style:style style:name="P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67526"/>
    </style:style>
    <style:style style:name="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9.4244in" style:type="right"/>
        </style:tab-stops>
      </style:paragraph-properties>
      <style:text-properties officeooo:paragraph-rsid="00178fa8"/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paragraph-rsid="0007188e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Header">
      <style:text-properties officeooo:rsid="00178fa8" officeooo:paragraph-rsid="00178fa8"/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Standard">
      <style:text-properties officeooo:rsid="000af98e" officeooo:paragraph-rsid="000af98e"/>
    </style:style>
    <style:style style:name="P15" style:family="paragraph" style:parent-style-name="Standard">
      <style:text-properties officeooo:rsid="000af98e" officeooo:paragraph-rsid="00290655"/>
    </style:style>
    <style:style style:name="P16" style:family="paragraph" style:parent-style-name="Standard">
      <style:text-properties officeooo:rsid="000a7fa1" officeooo:paragraph-rsid="000a7fa1"/>
    </style:style>
    <style:style style:name="P17" style:family="paragraph" style:parent-style-name="Table_20_Contents">
      <style:text-properties officeooo:rsid="000cbe13" officeooo:paragraph-rsid="000cbe13"/>
    </style:style>
    <style:style style:name="P18" style:family="paragraph" style:parent-style-name="Table_20_Contents">
      <style:text-properties officeooo:rsid="000cbe13" officeooo:paragraph-rsid="0020c867"/>
    </style:style>
    <style:style style:name="P19" style:family="paragraph" style:parent-style-name="Standard">
      <style:text-properties officeooo:rsid="000cbe13" officeooo:paragraph-rsid="0026efb3"/>
    </style:style>
    <style:style style:name="P20" style:family="paragraph" style:parent-style-name="Standard">
      <style:text-properties officeooo:rsid="001298a4" officeooo:paragraph-rsid="001298a4"/>
    </style:style>
    <style:style style:name="P21" style:family="paragraph" style:parent-style-name="Table_20_Contents">
      <style:paragraph-properties fo:text-align="center" style:justify-single-word="false"/>
      <style:text-properties officeooo:rsid="001298a4" officeooo:paragraph-rsid="001d4e53"/>
    </style:style>
    <style:style style:name="P22" style:family="paragraph" style:parent-style-name="Table_20_Contents">
      <style:paragraph-properties fo:text-align="center" style:justify-single-word="false"/>
      <style:text-properties officeooo:rsid="001298a4" officeooo:paragraph-rsid="00290655"/>
    </style:style>
    <style:style style:name="P23" style:family="paragraph" style:parent-style-name="Table_20_Contents">
      <style:paragraph-properties fo:text-align="center" style:justify-single-word="false"/>
      <style:text-properties officeooo:rsid="001298a4" officeooo:paragraph-rsid="002ff426"/>
    </style:style>
    <style:style style:name="P24" style:family="paragraph" style:parent-style-name="Table_20_Contents">
      <style:paragraph-properties fo:text-align="center" style:justify-single-word="false"/>
      <style:text-properties officeooo:rsid="001298a4" officeooo:paragraph-rsid="00354b83"/>
    </style:style>
    <style:style style:name="P25" style:family="paragraph" style:parent-style-name="Table_20_Contents">
      <style:text-properties officeooo:rsid="001298a4" officeooo:paragraph-rsid="001d4e53"/>
    </style:style>
    <style:style style:name="P26" style:family="paragraph" style:parent-style-name="Table_20_Contents">
      <style:text-properties officeooo:rsid="001298a4" officeooo:paragraph-rsid="00290655"/>
    </style:style>
    <style:style style:name="P27" style:family="paragraph" style:parent-style-name="Table_20_Contents">
      <style:text-properties officeooo:rsid="001298a4" officeooo:paragraph-rsid="002ff426"/>
    </style:style>
    <style:style style:name="P28" style:family="paragraph" style:parent-style-name="Table_20_Contents">
      <style:text-properties officeooo:rsid="001298a4" officeooo:paragraph-rsid="00354b83"/>
    </style:style>
    <style:style style:name="P29" style:family="paragraph" style:parent-style-name="Standard">
      <style:text-properties officeooo:paragraph-rsid="0020c867"/>
    </style:style>
    <style:style style:name="P30" style:family="paragraph" style:parent-style-name="Table_20_Contents">
      <style:text-properties officeooo:paragraph-rsid="0020c867"/>
    </style:style>
    <style:style style:name="P31" style:family="paragraph" style:parent-style-name="Table_20_Contents">
      <style:text-properties officeooo:rsid="000b8b96" officeooo:paragraph-rsid="000b8b96"/>
    </style:style>
    <style:style style:name="P32" style:family="paragraph" style:parent-style-name="Table_20_Contents">
      <style:paragraph-properties fo:text-align="center" style:justify-single-word="false"/>
      <style:text-properties officeooo:rsid="000b8b96" officeooo:paragraph-rsid="001d4e53"/>
    </style:style>
    <style:style style:name="P33" style:family="paragraph" style:parent-style-name="Table_20_Contents">
      <style:paragraph-properties fo:text-align="center" style:justify-single-word="false"/>
      <style:text-properties officeooo:rsid="000b8b96" officeooo:paragraph-rsid="00290655"/>
    </style:style>
    <style:style style:name="P34" style:family="paragraph" style:parent-style-name="Table_20_Contents">
      <style:text-properties officeooo:rsid="000b8b96" officeooo:paragraph-rsid="0020c867"/>
    </style:style>
    <style:style style:name="P35" style:family="paragraph" style:parent-style-name="Table_20_Contents">
      <style:text-properties fo:font-weight="bold" officeooo:rsid="000b8b96" officeooo:paragraph-rsid="000b8b96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b8b96" officeooo:paragraph-rsid="001d4e53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b8b96" officeooo:paragraph-rsid="0029065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b8b96" officeooo:paragraph-rsid="002ff42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b8b96" officeooo:paragraph-rsid="00354b83" style:font-weight-asian="bold" style:font-weight-complex="bold"/>
    </style:style>
    <style:style style:name="P40" style:family="paragraph" style:parent-style-name="Table_20_Contents">
      <style:text-properties fo:font-weight="bold" officeooo:rsid="000b8b96" officeooo:paragraph-rsid="0020c867" style:font-weight-asian="bold" style:font-weight-complex="bold"/>
    </style:style>
    <style:style style:name="P41" style:family="paragraph" style:parent-style-name="Table_20_Contents">
      <style:text-properties fo:font-weight="bold" style:font-weight-asian="bold" style:font-weight-complex="bold"/>
    </style:style>
    <style:style style:name="P42" style:family="paragraph" style:parent-style-name="Table_20_Contents">
      <style:text-properties fo:font-weight="bold" officeooo:rsid="000cbe13" officeooo:paragraph-rsid="000cbe13" style:font-weight-asian="bold" style:font-weight-complex="bold"/>
    </style:style>
    <style:style style:name="P43" style:family="paragraph" style:parent-style-name="Table_20_Contents">
      <style:text-properties fo:font-weight="bold" officeooo:rsid="000cbe13" officeooo:paragraph-rsid="0020c867" style:font-weight-asian="bold" style:font-weight-complex="bold"/>
    </style:style>
    <style:style style:name="P44" style:family="paragraph" style:parent-style-name="Table_20_Contents">
      <style:text-properties fo:font-weight="bold" officeooo:rsid="001298a4" officeooo:paragraph-rsid="001d4e53" style:font-weight-asian="bold" style:font-weight-complex="bold"/>
    </style:style>
    <style:style style:name="P45" style:family="paragraph" style:parent-style-name="Table_20_Contents">
      <style:text-properties fo:font-weight="bold" officeooo:rsid="001298a4" officeooo:paragraph-rsid="00290655" style:font-weight-asian="bold" style:font-weight-complex="bold"/>
    </style:style>
    <style:style style:name="P46" style:family="paragraph" style:parent-style-name="Table_20_Contents">
      <style:text-properties fo:font-weight="bold" officeooo:rsid="001298a4" officeooo:paragraph-rsid="002ff426" style:font-weight-asian="bold" style:font-weight-complex="bold"/>
    </style:style>
    <style:style style:name="P47" style:family="paragraph" style:parent-style-name="Table_20_Contents">
      <style:text-properties fo:font-weight="bold" officeooo:rsid="001298a4" officeooo:paragraph-rsid="00354b83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146133" officeooo:paragraph-rsid="001d4e53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146133" officeooo:paragraph-rsid="0029065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146133" officeooo:paragraph-rsid="002ff426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146133" officeooo:paragraph-rsid="00354b83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paragraph-rsid="001d4e53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0290655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02ff426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paragraph-rsid="00354b83" style:font-weight-asian="bold" style:font-weight-complex="bold"/>
    </style:style>
    <style:style style:name="P56" style:family="paragraph" style:parent-style-name="Table_20_Contents">
      <style:text-properties fo:font-weight="bold" officeooo:paragraph-rsid="0020c867" style:font-weight-asian="bold" style:font-weight-complex="bold"/>
    </style:style>
    <style:style style:name="P57" style:family="paragraph" style:parent-style-name="Table_20_Contents">
      <style:text-properties fo:font-weight="bold" officeooo:rsid="0018898c" officeooo:paragraph-rsid="0026efb3" style:font-weight-asian="bold" style:font-weight-complex="bold"/>
    </style:style>
    <style:style style:name="P58" style:family="paragraph" style:parent-style-name="Table_20_Contents">
      <style:text-properties fo:font-weight="bold" officeooo:paragraph-rsid="0026efb3" style:font-weight-asian="bold" style:font-weight-complex="bold"/>
    </style:style>
    <style:style style:name="P59" style:family="paragraph" style:parent-style-name="Table_20_Contents">
      <style:text-properties officeooo:rsid="00111c06" officeooo:paragraph-rsid="000cbe13"/>
    </style:style>
    <style:style style:name="P60" style:family="paragraph" style:parent-style-name="Table_20_Contents">
      <style:text-properties officeooo:rsid="00111c06" officeooo:paragraph-rsid="001d4e53"/>
    </style:style>
    <style:style style:name="P61" style:family="paragraph" style:parent-style-name="Table_20_Contents">
      <style:paragraph-properties fo:text-align="center" style:justify-single-word="false"/>
      <style:text-properties officeooo:rsid="00146133" officeooo:paragraph-rsid="001d4e53"/>
    </style:style>
    <style:style style:name="P62" style:family="paragraph" style:parent-style-name="Table_20_Contents">
      <style:paragraph-properties fo:text-align="center" style:justify-single-word="false"/>
      <style:text-properties officeooo:rsid="00146133" officeooo:paragraph-rsid="00290655"/>
    </style:style>
    <style:style style:name="P63" style:family="paragraph" style:parent-style-name="Table_20_Contents">
      <style:paragraph-properties fo:text-align="center" style:justify-single-word="false"/>
      <style:text-properties officeooo:rsid="00146133" officeooo:paragraph-rsid="002ff426"/>
    </style:style>
    <style:style style:name="P64" style:family="paragraph" style:parent-style-name="Table_20_Contents">
      <style:paragraph-properties fo:text-align="center" style:justify-single-word="false"/>
      <style:text-properties officeooo:rsid="00146133" officeooo:paragraph-rsid="00354b83"/>
    </style:style>
    <style:style style:name="P65" style:family="paragraph" style:parent-style-name="Table_20_Contents">
      <style:text-properties officeooo:rsid="00146133" officeooo:paragraph-rsid="001d4e53"/>
    </style:style>
    <style:style style:name="P66" style:family="paragraph" style:parent-style-name="Table_20_Contents">
      <style:text-properties officeooo:rsid="00146133" officeooo:paragraph-rsid="00290655"/>
    </style:style>
    <style:style style:name="P67" style:family="paragraph" style:parent-style-name="Table_20_Contents">
      <style:text-properties officeooo:rsid="00146133" officeooo:paragraph-rsid="00322a33"/>
    </style:style>
    <style:style style:name="P68" style:family="paragraph" style:parent-style-name="Table_20_Contents">
      <style:text-properties officeooo:rsid="00146133" officeooo:paragraph-rsid="00354b83"/>
    </style:style>
    <style:style style:name="P69" style:family="paragraph" style:parent-style-name="Table_20_Contents">
      <style:paragraph-properties fo:text-align="center" style:justify-single-word="false"/>
      <style:text-properties officeooo:rsid="001564b9" officeooo:paragraph-rsid="001d4e53"/>
    </style:style>
    <style:style style:name="P70" style:family="paragraph" style:parent-style-name="Table_20_Contents">
      <style:paragraph-properties fo:text-align="center" style:justify-single-word="false"/>
      <style:text-properties officeooo:rsid="001564b9" officeooo:paragraph-rsid="00290655"/>
    </style:style>
    <style:style style:name="P71" style:family="paragraph" style:parent-style-name="Table_20_Contents">
      <style:paragraph-properties fo:text-align="center" style:justify-single-word="false"/>
      <style:text-properties officeooo:paragraph-rsid="001d4e53"/>
    </style:style>
    <style:style style:name="P72" style:family="paragraph" style:parent-style-name="Table_20_Contents">
      <style:paragraph-properties fo:text-align="center" style:justify-single-word="false"/>
      <style:text-properties officeooo:paragraph-rsid="00290655"/>
    </style:style>
    <style:style style:name="P73" style:family="paragraph" style:parent-style-name="Table_20_Contents">
      <style:paragraph-properties fo:text-align="center" style:justify-single-word="false"/>
      <style:text-properties officeooo:paragraph-rsid="002ff426"/>
    </style:style>
    <style:style style:name="P74" style:family="paragraph" style:parent-style-name="Table_20_Contents">
      <style:paragraph-properties fo:text-align="center" style:justify-single-word="false"/>
      <style:text-properties officeooo:paragraph-rsid="00354b83"/>
    </style:style>
    <style:style style:name="P75" style:family="paragraph" style:parent-style-name="Table_20_Contents">
      <style:paragraph-properties fo:text-align="center" style:justify-single-word="false"/>
      <style:text-properties officeooo:rsid="001a9b5c" officeooo:paragraph-rsid="001d4e53"/>
    </style:style>
    <style:style style:name="P76" style:family="paragraph" style:parent-style-name="Table_20_Contents">
      <style:paragraph-properties fo:text-align="center" style:justify-single-word="false"/>
      <style:text-properties officeooo:rsid="001a9b5c" officeooo:paragraph-rsid="00290655"/>
    </style:style>
    <style:style style:name="P77" style:family="paragraph" style:parent-style-name="Table_20_Contents">
      <style:paragraph-properties fo:text-align="center" style:justify-single-word="false"/>
      <style:text-properties officeooo:rsid="001a9b5c" officeooo:paragraph-rsid="002ff426"/>
    </style:style>
    <style:style style:name="P78" style:family="paragraph" style:parent-style-name="Table_20_Contents">
      <style:paragraph-properties fo:text-align="center" style:justify-single-word="false"/>
      <style:text-properties officeooo:rsid="001a9b5c" officeooo:paragraph-rsid="00354b83"/>
    </style:style>
    <style:style style:name="P79" style:family="paragraph" style:parent-style-name="Table_20_Contents">
      <style:text-properties officeooo:rsid="001a9b5c" officeooo:paragraph-rsid="001d4e53"/>
    </style:style>
    <style:style style:name="P80" style:family="paragraph" style:parent-style-name="Table_20_Contents">
      <style:text-properties officeooo:rsid="001a9b5c" officeooo:paragraph-rsid="00290655"/>
    </style:style>
    <style:style style:name="P81" style:family="paragraph" style:parent-style-name="Table_20_Contents">
      <style:text-properties officeooo:rsid="001a9b5c" officeooo:paragraph-rsid="002ff426"/>
    </style:style>
    <style:style style:name="P82" style:family="paragraph" style:parent-style-name="Table_20_Contents">
      <style:text-properties officeooo:rsid="001a9b5c" officeooo:paragraph-rsid="00354b83"/>
    </style:style>
    <style:style style:name="P83" style:family="paragraph" style:parent-style-name="Table_20_Contents">
      <style:text-properties officeooo:rsid="001a9b5c" officeooo:paragraph-rsid="0026efb3"/>
    </style:style>
    <style:style style:name="P84" style:family="paragraph" style:parent-style-name="Table_20_Contents">
      <style:text-properties officeooo:rsid="001d4e53" officeooo:paragraph-rsid="001d4e53"/>
    </style:style>
    <style:style style:name="P85" style:family="paragraph" style:parent-style-name="Table_20_Contents">
      <style:paragraph-properties fo:text-align="center" style:justify-single-word="false"/>
      <style:text-properties officeooo:rsid="001d4e53" officeooo:paragraph-rsid="001d4e53"/>
    </style:style>
    <style:style style:name="P86" style:family="paragraph" style:parent-style-name="Table_20_Contents">
      <style:paragraph-properties fo:text-align="start" style:justify-single-word="false"/>
      <style:text-properties officeooo:rsid="001d4e53" officeooo:paragraph-rsid="001d4e53"/>
    </style:style>
    <style:style style:name="P87" style:family="paragraph" style:parent-style-name="Table_20_Contents">
      <style:paragraph-properties fo:text-align="center" style:justify-single-word="false"/>
      <style:text-properties officeooo:rsid="0020c867" officeooo:paragraph-rsid="0020c867"/>
    </style:style>
    <style:style style:name="P88" style:family="paragraph" style:parent-style-name="Table_20_Contents">
      <style:text-properties officeooo:rsid="0020c867" officeooo:paragraph-rsid="0026efb3"/>
    </style:style>
    <style:style style:name="P89" style:family="paragraph" style:parent-style-name="Standard">
      <style:text-properties officeooo:rsid="0018898c" officeooo:paragraph-rsid="0018898c"/>
    </style:style>
    <style:style style:name="P90" style:family="paragraph" style:parent-style-name="Table_20_Contents">
      <style:text-properties officeooo:rsid="0018898c" officeooo:paragraph-rsid="0026efb3"/>
    </style:style>
    <style:style style:name="P91" style:family="paragraph" style:parent-style-name="Table_20_Contents">
      <style:text-properties officeooo:paragraph-rsid="0026efb3"/>
    </style:style>
    <style:style style:name="P92" style:family="paragraph" style:parent-style-name="Table_20_Contents">
      <style:text-properties officeooo:rsid="0026efb3" officeooo:paragraph-rsid="0026efb3"/>
    </style:style>
    <style:style style:name="P93" style:family="paragraph" style:parent-style-name="Table_20_Contents">
      <style:paragraph-properties fo:text-align="center" style:justify-single-word="false"/>
      <style:text-properties officeooo:rsid="002c7425" officeooo:paragraph-rsid="002c7425"/>
    </style:style>
    <style:style style:name="P94" style:family="paragraph" style:parent-style-name="Table_20_Contents">
      <style:text-properties officeooo:rsid="002c7425" officeooo:paragraph-rsid="002c7425"/>
    </style:style>
    <style:style style:name="P95" style:family="paragraph" style:parent-style-name="Table_20_Contents">
      <style:paragraph-properties fo:text-align="start" style:justify-single-word="false"/>
      <style:text-properties officeooo:rsid="002c7425" officeooo:paragraph-rsid="002c7425"/>
    </style:style>
    <style:style style:name="P96" style:family="paragraph" style:parent-style-name="Table_20_Contents">
      <style:text-properties officeooo:rsid="002e1651" officeooo:paragraph-rsid="002e1651"/>
    </style:style>
    <style:style style:name="P97" style:family="paragraph" style:parent-style-name="Table_20_Contents">
      <style:paragraph-properties fo:text-align="center" style:justify-single-word="false"/>
      <style:text-properties officeooo:rsid="002e1651" officeooo:paragraph-rsid="002e1651"/>
    </style:style>
    <style:style style:name="P98" style:family="paragraph" style:parent-style-name="Table_20_Contents">
      <style:paragraph-properties fo:text-align="center" style:justify-single-word="false"/>
      <style:text-properties officeooo:rsid="002e1651" officeooo:paragraph-rsid="002ff426"/>
    </style:style>
    <style:style style:name="P99" style:family="paragraph" style:parent-style-name="Table_20_Contents">
      <style:paragraph-properties fo:text-align="center" style:justify-single-word="false"/>
      <style:text-properties officeooo:rsid="002e1651" officeooo:paragraph-rsid="00354b83"/>
    </style:style>
    <style:style style:name="P100" style:family="paragraph" style:parent-style-name="Table_20_Contents">
      <style:text-properties officeooo:rsid="002e1651" officeooo:paragraph-rsid="002ff426"/>
    </style:style>
    <style:style style:name="P101" style:family="paragraph" style:parent-style-name="Table_20_Contents">
      <style:text-properties officeooo:rsid="002e1651" officeooo:paragraph-rsid="00354b83"/>
    </style:style>
    <style:style style:name="P102" style:family="paragraph" style:parent-style-name="Table_20_Contents">
      <style:text-properties officeooo:rsid="002205e9" officeooo:paragraph-rsid="0026efb3"/>
    </style:style>
    <style:style style:name="P103" style:family="paragraph" style:parent-style-name="Table_20_Contents">
      <style:paragraph-properties fo:text-align="center" style:justify-single-word="false"/>
      <style:text-properties officeooo:rsid="002ff426" officeooo:paragraph-rsid="002ff426"/>
    </style:style>
    <style:style style:name="P104" style:family="paragraph" style:parent-style-name="Table_20_Contents">
      <style:text-properties officeooo:rsid="0031a713" officeooo:paragraph-rsid="0031a713"/>
    </style:style>
    <style:style style:name="P105" style:family="paragraph" style:parent-style-name="Table_20_Contents">
      <style:paragraph-properties fo:text-align="center" style:justify-single-word="false"/>
      <style:text-properties officeooo:rsid="0031a713" officeooo:paragraph-rsid="0031a713"/>
    </style:style>
    <style:style style:name="P106" style:family="paragraph" style:parent-style-name="Table_20_Contents">
      <style:paragraph-properties fo:text-align="center" style:justify-single-word="false"/>
      <style:text-properties officeooo:rsid="0031a713" officeooo:paragraph-rsid="00354b83"/>
    </style:style>
    <style:style style:name="P107" style:family="paragraph" style:parent-style-name="Table_20_Contents">
      <style:text-properties officeooo:rsid="0031a713" officeooo:paragraph-rsid="00354b83"/>
    </style:style>
    <style:style style:name="P108" style:family="paragraph" style:parent-style-name="Table_20_Contents">
      <style:paragraph-properties fo:text-align="center" style:justify-single-word="false"/>
      <style:text-properties officeooo:rsid="00322a33" officeooo:paragraph-rsid="00322a33"/>
    </style:style>
    <style:style style:name="P109" style:family="paragraph" style:parent-style-name="Table_20_Contents">
      <style:paragraph-properties fo:text-align="center" style:justify-single-word="false"/>
      <style:text-properties officeooo:rsid="00322a33" officeooo:paragraph-rsid="00354b83"/>
    </style:style>
    <style:style style:name="P110" style:family="paragraph" style:parent-style-name="Table_20_Contents">
      <style:paragraph-properties fo:text-align="center" style:justify-single-word="false"/>
      <style:text-properties officeooo:rsid="0034a3b9" officeooo:paragraph-rsid="00354b83"/>
    </style:style>
    <style:style style:name="P111" style:family="paragraph" style:parent-style-name="Table_20_Contents">
      <style:text-properties officeooo:rsid="0034a3b9" officeooo:paragraph-rsid="00354b83"/>
    </style:style>
    <style:style style:name="P112" style:family="paragraph" style:parent-style-name="Table_20_Contents">
      <style:text-properties officeooo:rsid="00354b83" officeooo:paragraph-rsid="00354b83"/>
    </style:style>
    <style:style style:name="P1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5" style:family="paragraph" style:parent-style-name="Heading_20_1" style:master-page-name="First_20_Page">
      <style:paragraph-properties style:page-number="auto"/>
    </style:style>
    <style:style style:name="P116" style:family="paragraph" style:parent-style-name="Heading_20_1">
      <style:text-properties officeooo:paragraph-rsid="000af98e"/>
    </style:style>
    <style:style style:name="P117" style:family="paragraph" style:parent-style-name="Heading_20_1" style:master-page-name="Standard">
      <style:paragraph-properties style:page-number="auto"/>
    </style:style>
    <style:style style:name="P118" style:family="paragraph" style:parent-style-name="Heading_20_1">
      <style:text-properties officeooo:paragraph-rsid="004c442c"/>
    </style:style>
    <style:style style:name="P119" style:family="paragraph" style:parent-style-name="Heading_20_2">
      <style:text-properties officeooo:rsid="000af98e" officeooo:paragraph-rsid="000af98e"/>
    </style:style>
    <style:style style:name="P120" style:family="paragraph" style:parent-style-name="Heading_20_2" style:master-page-name="Standard">
      <style:paragraph-properties style:page-number="auto"/>
      <style:text-properties officeooo:rsid="000af98e" officeooo:paragraph-rsid="000af98e"/>
    </style:style>
    <style:style style:name="P121" style:family="paragraph" style:parent-style-name="Heading_20_2">
      <style:text-properties officeooo:rsid="003ae5b0" officeooo:paragraph-rsid="003ae5b0"/>
    </style:style>
    <style:style style:name="P122" style:family="paragraph" style:parent-style-name="Heading_20_2">
      <style:text-properties officeooo:rsid="003fa9b1" officeooo:paragraph-rsid="004c442c"/>
    </style:style>
    <style:style style:name="P123" style:family="paragraph" style:parent-style-name="Heading_20_2">
      <style:text-properties officeooo:rsid="00411d04" officeooo:paragraph-rsid="00411d04"/>
    </style:style>
    <style:style style:name="P124" style:family="paragraph" style:parent-style-name="Heading_20_2">
      <style:text-properties officeooo:rsid="0044f4eb" officeooo:paragraph-rsid="004c442c"/>
    </style:style>
    <style:style style:name="P125" style:family="paragraph" style:parent-style-name="Heading_20_2">
      <style:text-properties officeooo:rsid="00471cce" officeooo:paragraph-rsid="00471cce"/>
    </style:style>
    <style:style style:name="P126" style:family="paragraph" style:parent-style-name="Heading_20_2">
      <style:text-properties officeooo:rsid="004ac9f4" officeooo:paragraph-rsid="004c442c"/>
    </style:style>
    <style:style style:name="P127" style:family="paragraph" style:parent-style-name="Standard" style:list-style-name="L1">
      <style:text-properties officeooo:rsid="000a7fa1" officeooo:paragraph-rsid="000a7fa1"/>
    </style:style>
    <style:style style:name="P128" style:family="paragraph" style:parent-style-name="Standard" style:list-style-name="L2">
      <style:text-properties officeooo:paragraph-rsid="000af98e"/>
    </style:style>
    <style:style style:name="P129" style:family="paragraph" style:parent-style-name="Standard" style:list-style-name="L2">
      <style:text-properties officeooo:rsid="000af98e" officeooo:paragraph-rsid="000af98e"/>
    </style:style>
    <style:style style:name="P130" style:family="paragraph" style:parent-style-name="Standard" style:master-page-name="Landscape">
      <style:paragraph-properties style:page-number="auto"/>
      <style:text-properties officeooo:rsid="001298a4" officeooo:paragraph-rsid="001298a4"/>
    </style:style>
    <style:style style:name="P131" style:family="paragraph" style:parent-style-name="Standard" style:master-page-name="Landscape">
      <style:paragraph-properties style:page-number="auto"/>
      <style:text-properties officeooo:rsid="001298a4" officeooo:paragraph-rsid="00290655"/>
    </style:style>
    <style:style style:name="P132" style:family="paragraph" style:parent-style-name="Standard">
      <style:text-properties officeooo:rsid="003ae5b0" officeooo:paragraph-rsid="003ae5b0"/>
    </style:style>
    <style:style style:name="P133" style:family="paragraph" style:parent-style-name="Standard" style:list-style-name="L4">
      <style:text-properties officeooo:rsid="003b2b1e" officeooo:paragraph-rsid="003b2b1e"/>
    </style:style>
    <style:style style:name="P134" style:family="paragraph" style:parent-style-name="Standard" style:list-style-name="L4">
      <style:text-properties officeooo:rsid="003b2b1e" officeooo:paragraph-rsid="004ee27d"/>
    </style:style>
    <style:style style:name="P135" style:family="paragraph" style:parent-style-name="Standard" style:list-style-name="L4">
      <style:text-properties officeooo:rsid="003d2ac9" officeooo:paragraph-rsid="003d2ac9"/>
    </style:style>
    <style:style style:name="P136" style:family="paragraph" style:parent-style-name="Standard">
      <style:text-properties officeooo:rsid="003d2ac9" officeooo:paragraph-rsid="003d2ac9"/>
    </style:style>
    <style:style style:name="P137" style:family="paragraph" style:parent-style-name="Standard">
      <style:text-properties officeooo:rsid="003fa9b1" officeooo:paragraph-rsid="004c442c"/>
    </style:style>
    <style:style style:name="P138" style:family="paragraph" style:parent-style-name="Standard">
      <style:text-properties officeooo:rsid="00400c09" officeooo:paragraph-rsid="004c442c"/>
    </style:style>
    <style:style style:name="P139" style:family="paragraph" style:parent-style-name="Standard">
      <style:text-properties officeooo:rsid="00411d04" officeooo:paragraph-rsid="00411d04"/>
    </style:style>
    <style:style style:name="P140" style:family="paragraph" style:parent-style-name="Standard" style:list-style-name="L5">
      <style:text-properties officeooo:rsid="00411d04" officeooo:paragraph-rsid="00411d04"/>
    </style:style>
    <style:style style:name="P141" style:family="paragraph" style:parent-style-name="Standard">
      <style:text-properties officeooo:rsid="00411d04" officeooo:paragraph-rsid="004c442c"/>
    </style:style>
    <style:style style:name="P142" style:family="paragraph" style:parent-style-name="Standard" style:list-style-name="L6">
      <style:text-properties officeooo:rsid="00416bc3" officeooo:paragraph-rsid="004c442c"/>
    </style:style>
    <style:style style:name="P143" style:family="paragraph" style:parent-style-name="Standard">
      <style:text-properties officeooo:rsid="0044c037" officeooo:paragraph-rsid="004c442c"/>
    </style:style>
    <style:style style:name="P144" style:family="paragraph" style:parent-style-name="Standard">
      <style:text-properties officeooo:rsid="0044f4eb" officeooo:paragraph-rsid="004c442c"/>
    </style:style>
    <style:style style:name="P145" style:family="paragraph" style:parent-style-name="Standard">
      <style:text-properties officeooo:rsid="004a8aaa" officeooo:paragraph-rsid="004a8aaa"/>
    </style:style>
    <style:style style:name="P146" style:family="paragraph" style:parent-style-name="Standard">
      <style:text-properties officeooo:rsid="004ac9f4" officeooo:paragraph-rsid="004c442c"/>
    </style:style>
    <style:style style:name="P147" style:family="paragraph" style:parent-style-name="Standard">
      <style:text-properties officeooo:paragraph-rsid="004c442c"/>
    </style:style>
    <style:style style:name="P148" style:family="paragraph" style:parent-style-name="Standard">
      <style:text-properties officeooo:paragraph-rsid="000cbe13"/>
    </style:style>
    <style:style style:name="P149" style:family="paragraph" style:parent-style-name="Standard">
      <style:text-properties officeooo:rsid="004debf3" officeooo:paragraph-rsid="004debf3"/>
    </style:style>
    <style:style style:name="P150" style:family="paragraph" style:parent-style-name="Standard">
      <style:text-properties officeooo:rsid="004eb913" officeooo:paragraph-rsid="004eb913"/>
    </style:style>
    <style:style style:name="P151" style:family="paragraph" style:parent-style-name="Standard" style:list-style-name="L7">
      <style:text-properties officeooo:rsid="004eb913" officeooo:paragraph-rsid="004eb913"/>
    </style:style>
    <style:style style:name="P152" style:family="paragraph" style:parent-style-name="Standard" style:list-style-name="L8">
      <style:text-properties officeooo:rsid="004eb913" officeooo:paragraph-rsid="004ee27d"/>
    </style:style>
    <style:style style:name="P153" style:family="paragraph" style:parent-style-name="Standard">
      <style:text-properties officeooo:rsid="004ee27d" officeooo:paragraph-rsid="004ee27d"/>
    </style:style>
    <style:style style:name="P154" style:family="paragraph" style:parent-style-name="Standard">
      <style:text-properties officeooo:rsid="004f8fcf" officeooo:paragraph-rsid="004f8fcf"/>
    </style:style>
    <style:style style:name="P155" style:family="paragraph" style:parent-style-name="Standard" style:list-style-name="L9">
      <style:text-properties officeooo:rsid="004f8fcf" officeooo:paragraph-rsid="004f8fcf"/>
    </style:style>
    <style:style style:name="P156" style:family="paragraph" style:parent-style-name="Standard">
      <style:text-properties officeooo:rsid="0052f433" officeooo:paragraph-rsid="0052f433"/>
    </style:style>
    <style:style style:name="P157" style:family="paragraph" style:parent-style-name="Table_20_Contents">
      <style:text-properties officeooo:rsid="00146133" officeooo:paragraph-rsid="0026efb3"/>
    </style:style>
    <style:style style:name="P158" style:family="paragraph" style:parent-style-name="Table_20_Contents">
      <style:paragraph-properties fo:text-align="center" style:justify-single-word="false"/>
      <style:text-properties officeooo:rsid="002c7425" officeooo:paragraph-rsid="00290655"/>
    </style:style>
    <style:style style:name="P159" style:family="paragraph" style:parent-style-name="Table_20_Contents">
      <style:paragraph-properties fo:text-align="center" style:justify-single-word="false"/>
      <style:text-properties officeooo:paragraph-rsid="001d4e53"/>
    </style:style>
    <style:style style:name="P160" style:family="paragraph" style:parent-style-name="Table_20_Contents">
      <style:paragraph-properties fo:text-align="center" style:justify-single-word="false"/>
      <style:text-properties officeooo:rsid="00400c09" officeooo:paragraph-rsid="004c442c"/>
    </style:style>
    <style:style style:name="P161" style:family="paragraph" style:parent-style-name="Table_20_Contents">
      <style:text-properties officeooo:rsid="00400c09" officeooo:paragraph-rsid="004c442c"/>
    </style:style>
    <style:style style:name="P162" style:family="paragraph" style:parent-style-name="Table_20_Contents">
      <style:paragraph-properties fo:text-align="center" style:justify-single-word="false"/>
      <style:text-properties fo:font-weight="bold" officeooo:rsid="00400c09" officeooo:paragraph-rsid="004c442c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officeooo:rsid="00416bc3" officeooo:paragraph-rsid="004c442c"/>
    </style:style>
    <style:style style:name="P164" style:family="paragraph" style:parent-style-name="Table_20_Contents">
      <style:paragraph-properties fo:text-align="center" style:justify-single-word="false"/>
      <style:text-properties officeooo:rsid="00431fc2" officeooo:paragraph-rsid="004c442c"/>
    </style:style>
    <style:style style:name="P165" style:family="paragraph" style:parent-style-name="Table_20_Contents">
      <style:text-properties officeooo:paragraph-rsid="004c442c"/>
    </style:style>
    <style:style style:name="P166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P167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T1" style:family="text">
      <style:text-properties officeooo:rsid="000eb91b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888d" style:font-size-asian="8pt" style:font-size-complex="8pt"/>
    </style:style>
    <style:style style:name="T4" style:family="text">
      <style:text-properties fo:font-size="8pt" officeooo:rsid="002091d6" style:font-size-asian="8pt" style:font-size-complex="8pt"/>
    </style:style>
    <style:style style:name="T5" style:family="text">
      <style:text-properties officeooo:rsid="0007188e"/>
    </style:style>
    <style:style style:name="T6" style:family="text">
      <style:text-properties officeooo:rsid="0006c39f"/>
    </style:style>
    <style:style style:name="T7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8" style:family="text">
      <style:text-properties style:use-window-font-color="true" loext:opacity="0%" style:font-name="Times New Roman1" fo:font-size="12pt" fo:language="en" fo:country="US" officeooo:rsid="000af98e" style:font-name-asian="Times New Roman1" style:font-size-asian="12pt" style:font-name-complex="Times New Roman1" style:font-size-complex="12pt" style:language-complex="ar" style:country-complex="SA"/>
    </style:style>
    <style:style style:name="T9" style:family="text">
      <style:text-properties style:use-window-font-color="true" loext:opacity="0%" style:font-name="Times New Roman1" fo:font-size="12pt" fo:language="en" fo:country="US" officeooo:rsid="00146133" style:font-name-asian="Times New Roman1" style:font-size-asian="12pt" style:font-name-complex="Times New Roman1" style:font-size-complex="12pt" style:language-complex="ar" style:country-complex="SA"/>
    </style:style>
    <style:style style:name="T10" style:family="text">
      <style:text-properties style:use-window-font-color="true" loext:opacity="0%" style:font-name="Times New Roman1" fo:font-size="12pt" fo:language="en" fo:country="US" officeooo:rsid="001564b9" style:font-name-asian="Times New Roman1" style:font-size-asian="12pt" style:font-name-complex="Times New Roman1" style:font-size-complex="12pt" style:language-complex="ar" style:country-complex="SA"/>
    </style:style>
    <style:style style:name="T11" style:family="text">
      <style:text-properties style:use-window-font-color="true" loext:opacity="0%" style:font-name="Times New Roman1" fo:font-size="12pt" fo:language="en" fo:country="US" officeooo:rsid="00290655" style:font-name-asian="Times New Roman1" style:font-size-asian="12pt" style:font-name-complex="Times New Roman1" style:font-size-complex="12pt" style:language-complex="ar" style:country-complex="SA"/>
    </style:style>
    <style:style style:name="T12" style:family="text">
      <style:text-properties style:use-window-font-color="true" loext:opacity="0%" style:font-name="Times New Roman1" fo:font-size="12pt" fo:language="en" fo:country="US" officeooo:rsid="00354b83" style:font-name-asian="Times New Roman1" style:font-size-asian="12pt" style:font-name-complex="Times New Roman1" style:font-size-complex="12pt" style:language-complex="ar" style:country-complex="SA"/>
    </style:style>
    <style:style style:name="T13" style:family="text">
      <style:text-properties style:use-window-font-color="true" loext:opacity="0%" style:font-name="Times New Roman1" fo:font-size="12pt" fo:language="en" fo:country="US" officeooo:rsid="003b2b1e" style:font-name-asian="Times New Roman1" style:font-size-asian="12pt" style:font-name-complex="Times New Roman1" style:font-size-complex="12pt" style:language-complex="ar" style:country-complex="SA"/>
    </style:style>
    <style:style style:name="T14" style:family="text">
      <style:text-properties style:use-window-font-color="true" loext:opacity="0%" style:font-name="Times New Roman1" fo:font-size="12pt" fo:language="en" fo:country="US" officeooo:rsid="00416bc3" style:font-name-asian="Times New Roman1" style:font-size-asian="12pt" style:font-name-complex="Times New Roman1" style:font-size-complex="12pt" style:language-complex="ar" style:country-complex="SA"/>
    </style:style>
    <style:style style:name="T15" style:family="text">
      <style:text-properties style:use-window-font-color="true" loext:opacity="0%" style:font-name="Times New Roman1" fo:font-size="12pt" fo:language="en" fo:country="US" officeooo:rsid="0044f4eb" style:font-name-asian="Times New Roman1" style:font-size-asian="12pt" style:font-name-complex="Times New Roman1" style:font-size-complex="12pt" style:language-complex="ar" style:country-complex="SA"/>
    </style:style>
    <style:style style:name="T16" style:family="text">
      <style:text-properties style:use-window-font-color="true" loext:opacity="0%" style:font-name="Times New Roman1" fo:font-size="12pt" fo:language="en" fo:country="US" officeooo:rsid="000cbe13" style:font-name-asian="Times New Roman1" style:font-size-asian="12pt" style:font-name-complex="Times New Roman1" style:font-size-complex="12pt" style:language-complex="ar" style:country-complex="SA"/>
    </style:style>
    <style:style style:name="T17" style:family="text">
      <style:text-properties style:use-window-font-color="true" loext:opacity="0%" style:font-name="Times New Roman1" fo:font-size="12pt" fo:language="en" fo:country="US" officeooo:rsid="004eb561" style:font-name-asian="Times New Roman1" style:font-size-asian="12pt" style:font-name-complex="Times New Roman1" style:font-size-complex="12pt" style:language-complex="ar" style:country-complex="SA"/>
    </style:style>
    <style:style style:name="T18" style:family="text">
      <style:text-properties style:use-window-font-color="true" loext:opacity="0%" style:font-name="Times New Roman1" fo:font-size="12pt" fo:language="en" fo:country="US" officeooo:rsid="004ee27d" style:font-name-asian="Times New Roman1" style:font-size-asian="12pt" style:font-name-complex="Times New Roman1" style:font-size-complex="12pt" style:language-complex="ar" style:country-complex="SA"/>
    </style:style>
    <style:style style:name="T19" style:family="text">
      <style:text-properties style:use-window-font-color="true" loext:opacity="0%" style:font-name="Times New Roman1" fo:font-size="12pt" fo:language="en" fo:country="US" officeooo:rsid="004f8fcf" style:font-name-asian="Times New Roman1" style:font-size-asian="12pt" style:font-name-complex="Times New Roman1" style:font-size-complex="12pt" style:language-complex="ar" style:country-complex="SA"/>
    </style:style>
    <style:style style:name="T20" style:family="text">
      <style:text-properties style:use-window-font-color="true" loext:opacity="0%" style:font-name="Times New Roman1" fo:font-size="12pt" fo:language="en" fo:country="US" officeooo:rsid="00512a95" style:font-name-asian="Times New Roman1" style:font-size-asian="12pt" style:font-name-complex="Times New Roman1" style:font-size-complex="12pt" style:language-complex="ar" style:country-complex="SA"/>
    </style:style>
    <style:style style:name="T21" style:family="text">
      <style:text-properties style:use-window-font-color="true" loext:opacity="0%" style:font-name="Times New Roman1" fo:font-size="12pt" fo:language="en" fo:country="US" officeooo:rsid="005708b7" style:font-name-asian="Times New Roman1" style:font-size-asian="12pt" style:font-name-complex="Times New Roman1" style:font-size-complex="12pt" style:language-complex="ar" style:country-complex="SA"/>
    </style:style>
    <style:style style:name="T22" style:family="text">
      <style:text-properties style:use-window-font-color="true" loext:opacity="0%" style:font-name="Times New Roman1" fo:font-size="12pt" fo:language="en" fo:country="US" officeooo:rsid="0058197a" style:font-name-asian="Times New Roman1" style:font-size-asian="12pt" style:font-name-complex="Times New Roman1" style:font-size-complex="12pt" style:language-complex="ar" style:country-complex="SA"/>
    </style:style>
    <style:style style:name="T23" style:family="text">
      <style:text-properties style:use-window-font-color="true" loext:opacity="0%" style:font-name="Times New Roman1" fo:font-size="12pt" fo:language="en" fo:country="US" officeooo:rsid="005bf6b9" style:font-name-asian="Times New Roman1" style:font-size-asian="12pt" style:font-name-complex="Times New Roman1" style:font-size-complex="12pt" style:language-complex="ar" style:country-complex="SA"/>
    </style:style>
    <style:style style:name="T24" style:family="text">
      <style:text-properties officeooo:rsid="000af98e"/>
    </style:style>
    <style:style style:name="T25" style:family="text">
      <style:text-properties officeooo:rsid="000b8b96"/>
    </style:style>
    <style:style style:name="T26" style:family="text">
      <style:text-properties officeooo:rsid="000cbe13"/>
    </style:style>
    <style:style style:name="T27" style:family="text">
      <style:text-properties officeooo:rsid="00111c06"/>
    </style:style>
    <style:style style:name="T28" style:family="text">
      <style:text-properties officeooo:rsid="001298a4"/>
    </style:style>
    <style:style style:name="T29" style:family="text">
      <style:text-properties officeooo:rsid="00146133"/>
    </style:style>
    <style:style style:name="T30" style:family="text">
      <style:text-properties officeooo:rsid="001564b9"/>
    </style:style>
    <style:style style:name="T31" style:family="text">
      <style:text-properties officeooo:rsid="0017432c"/>
    </style:style>
    <style:style style:name="T32" style:family="text">
      <style:text-properties officeooo:rsid="0018898c"/>
    </style:style>
    <style:style style:name="T33" style:family="text">
      <style:text-properties officeooo:rsid="001a9b5c"/>
    </style:style>
    <style:style style:name="T34" style:family="text">
      <style:text-properties officeooo:rsid="002026a4"/>
    </style:style>
    <style:style style:name="T35" style:family="text">
      <style:text-properties officeooo:rsid="0020c867"/>
    </style:style>
    <style:style style:name="T36" style:family="text">
      <style:text-properties officeooo:rsid="002205e9"/>
    </style:style>
    <style:style style:name="T37" style:family="text">
      <style:text-properties officeooo:rsid="0026efb3"/>
    </style:style>
    <style:style style:name="T38" style:family="text">
      <style:text-properties officeooo:rsid="00290655"/>
    </style:style>
    <style:style style:name="T39" style:family="text">
      <style:text-properties officeooo:rsid="0029f951"/>
    </style:style>
    <style:style style:name="T40" style:family="text">
      <style:text-properties officeooo:rsid="002c7425"/>
    </style:style>
    <style:style style:name="T41" style:family="text">
      <style:text-properties officeooo:rsid="002e1651"/>
    </style:style>
    <style:style style:name="T42" style:family="text">
      <style:text-properties officeooo:rsid="002ff426"/>
    </style:style>
    <style:style style:name="T43" style:family="text">
      <style:text-properties officeooo:rsid="0031a713"/>
    </style:style>
    <style:style style:name="T44" style:family="text">
      <style:text-properties officeooo:rsid="00322a33"/>
    </style:style>
    <style:style style:name="T45" style:family="text">
      <style:text-properties officeooo:rsid="0034a3b9"/>
    </style:style>
    <style:style style:name="T46" style:family="text">
      <style:text-properties officeooo:rsid="00354b83"/>
    </style:style>
    <style:style style:name="T47" style:family="text">
      <style:text-properties officeooo:rsid="00389df7"/>
    </style:style>
    <style:style style:name="T48" style:family="text">
      <style:text-properties officeooo:rsid="003ae5b0"/>
    </style:style>
    <style:style style:name="T49" style:family="text">
      <style:text-properties officeooo:rsid="003b2b1e"/>
    </style:style>
    <style:style style:name="T50" style:family="text">
      <style:text-properties officeooo:rsid="003d2ac9"/>
    </style:style>
    <style:style style:name="T51" style:family="text">
      <style:text-properties officeooo:rsid="00400c09"/>
    </style:style>
    <style:style style:name="T52" style:family="text">
      <style:text-properties style:font-name="Times New Roman" style:font-name-asian="Times New Roman1" style:font-name-complex="Times New Roman1"/>
    </style:style>
    <style:style style:name="T53" style:family="text">
      <style:text-properties style:font-name="Times New Roman1"/>
    </style:style>
    <style:style style:name="T54" style:family="text">
      <style:text-properties officeooo:rsid="00416bc3"/>
    </style:style>
    <style:style style:name="T55" style:family="text">
      <style:text-properties officeooo:rsid="0044f4eb"/>
    </style:style>
    <style:style style:name="T56" style:family="text">
      <style:text-properties officeooo:rsid="00468326"/>
    </style:style>
    <style:style style:name="T57" style:family="text">
      <style:text-properties officeooo:rsid="004debf3"/>
    </style:style>
    <style:style style:name="T58" style:family="text">
      <style:text-properties officeooo:rsid="004eb561"/>
    </style:style>
    <style:style style:name="T59" style:family="text">
      <style:text-properties officeooo:rsid="004ee27d"/>
    </style:style>
    <style:style style:name="T60" style:family="text">
      <style:text-properties officeooo:rsid="004f8fcf"/>
    </style:style>
    <style:style style:name="T61" style:family="text">
      <style:text-properties officeooo:rsid="005509c3"/>
    </style:style>
    <style:style style:name="T62" style:family="text">
      <style:text-properties officeooo:rsid="0055d2d6"/>
    </style:style>
    <style:style style:name="T63" style:family="text">
      <style:text-properties officeooo:rsid="005708b7"/>
    </style:style>
    <style:style style:name="T64" style:family="text">
      <style:text-properties officeooo:rsid="00593559"/>
    </style:style>
    <style:style style:name="T65" style:family="text">
      <style:text-properties style:font-name="Times New Roman" fo:font-size="1pt" style:font-name-asian="Times New Roman"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style:writing-mode="lr-tb" loext:decorative="false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99059708695728" text:id="ct99059708695728">
          <text:insertion>
            <office:change-info>
              <dc:creator>Stuart Baker</dc:creator>
              <dc:date>2024-08-15T19:35:23</dc:date>
            </office:change-info>
          </text:insertion>
        </text:changed-region>
        <text:changed-region xml:id="ct99059708915232" text:id="ct99059708915232">
          <text:insertion>
            <office:change-info>
              <dc:creator>Stuart Baker</dc:creator>
              <dc:date>2024-08-15T19:36:40</dc:date>
            </office:change-info>
          </text:insertion>
        </text:changed-region>
        <text:changed-region xml:id="ct99059708928320" text:id="ct99059708928320">
          <text:insertion>
            <office:change-info>
              <dc:creator>Stuart Baker</dc:creator>
              <dc:date>2024-08-15T19:37:43</dc:date>
            </office:change-info>
          </text:insertion>
        </text:changed-region>
        <text:changed-region xml:id="ct99059708928688" text:id="ct99059708928688">
          <text:insertion>
            <office:change-info>
              <dc:creator>Stuart Baker</dc:creator>
              <dc:date>2024-08-15T19:38:53</dc:date>
            </office:change-info>
          </text:insertion>
        </text:changed-region>
        <text:changed-region xml:id="ct99059708932592" text:id="ct99059708932592">
          <text:insertion>
            <office:change-info>
              <dc:creator>Stuart Baker</dc:creator>
              <dc:date>2024-08-15T19:39:26</dc:date>
            </office:change-info>
          </text:insertion>
        </text:changed-region>
        <text:changed-region xml:id="ct99059708942368" text:id="ct99059708942368">
          <text:insertion>
            <office:change-info>
              <dc:creator>Stuart Baker</dc:creator>
              <dc:date>2024-08-15T19:42:29</dc:date>
            </office:change-info>
          </text:insertion>
        </text:changed-region>
        <text:changed-region xml:id="ct99059708944064" text:id="ct99059708944064">
          <text:insertion>
            <office:change-info>
              <dc:creator>Stuart Baker</dc:creator>
              <dc:date>2024-08-15T19:43:30</dc:date>
            </office:change-info>
          </text:insertion>
        </text:changed-region>
        <text:changed-region xml:id="ct99059708807888" text:id="ct99059708807888">
          <text:insertion>
            <office:change-info>
              <dc:creator>Stuart Baker</dc:creator>
              <dc:date>2024-08-15T19:40:44</dc:date>
            </office:change-info>
          </text:insertion>
        </text:changed-region>
        <text:changed-region xml:id="ct99059708956448" text:id="ct99059708956448">
          <text:insertion>
            <office:change-info>
              <dc:creator>Stuart Baker</dc:creator>
              <dc:date>2024-08-15T19:51:37</dc:date>
            </office:change-info>
          </text:insertion>
        </text:changed-region>
        <text:changed-region xml:id="ct99059708957152" text:id="ct99059708957152">
          <text:insertion>
            <office:change-info>
              <dc:creator>Stuart Baker</dc:creator>
              <dc:date>2024-08-15T19:52:40</dc:date>
            </office:change-info>
          </text:insertion>
        </text:changed-region>
        <text:changed-region xml:id="ct99059623546400" text:id="ct99059623546400">
          <text:insertion>
            <office:change-info>
              <dc:creator>Stuart Baker</dc:creator>
              <dc:date>2024-08-18T09:46:17</dc:date>
            </office:change-info>
          </text:insertion>
        </text:changed-region>
        <text:changed-region xml:id="ct99059674301776" text:id="ct99059674301776">
          <text:insertion>
            <office:change-info>
              <dc:creator>Stuart Baker</dc:creator>
              <dc:date>2024-08-18T09:47:18</dc:date>
            </office:change-info>
          </text:insertion>
        </text:changed-region>
        <text:changed-region xml:id="ct99059708973280" text:id="ct99059708973280">
          <text:insertion>
            <office:change-info>
              <dc:creator>Stuart Baker</dc:creator>
              <dc:date>2024-08-15T19:47:50</dc:date>
            </office:change-info>
          </text:insertion>
        </text:changed-region>
        <text:changed-region xml:id="ct99059708970624" text:id="ct99059708970624">
          <text:insertion>
            <office:change-info>
              <dc:creator>Stuart Baker</dc:creator>
              <dc:date>2024-08-15T19:48:51</dc:date>
            </office:change-info>
          </text:insertion>
        </text:changed-region>
        <text:changed-region xml:id="ct99059708988128" text:id="ct99059708988128">
          <text:insertion>
            <office:change-info>
              <dc:creator>Stuart Baker</dc:creator>
              <dc:date>2024-08-15T19:49:55</dc:date>
            </office:change-info>
          </text:insertion>
        </text:changed-region>
        <text:changed-region xml:id="ct99059708982144" text:id="ct99059708982144">
          <text:insertion>
            <office:change-info>
              <dc:creator>Stuart Baker</dc:creator>
              <dc:date>2024-08-15T20:14:04</dc:date>
            </office:change-info>
          </text:insertion>
        </text:changed-region>
        <text:changed-region xml:id="ct99059708999872" text:id="ct99059708999872">
          <text:insertion>
            <office:change-info>
              <dc:creator>Stuart Baker</dc:creator>
              <dc:date>2024-08-16T09:32:01</dc:date>
            </office:change-info>
          </text:insertion>
        </text:changed-region>
        <text:changed-region xml:id="ct99059652498672" text:id="ct99059652498672">
          <text:UnknownChange>
            <office:change-info>
              <dc:creator>Stuart Baker</dc:creator>
              <dc:date>2024-08-18T10:04:54</dc:date>
            </office:change-info>
          </text:UnknownChange>
        </text:changed-region>
        <text:changed-region xml:id="ct99059709000336" text:id="ct99059709000336">
          <text:insertion>
            <office:change-info>
              <dc:creator>Stuart Baker</dc:creator>
              <dc:date>2024-08-16T09:33:51</dc:date>
            </office:change-info>
          </text:insertion>
        </text:changed-region>
        <text:changed-region xml:id="ct99059709006592" text:id="ct99059709006592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08176" text:id="ct99059709008176">
          <text:insertion>
            <office:change-info>
              <dc:creator>Stuart Baker</dc:creator>
              <dc:date>2024-08-17T10:04:56</dc:date>
            </office:change-info>
          </text:insertion>
        </text:changed-region>
        <text:changed-region xml:id="ct99059708254944" text:id="ct99059708254944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8274896" text:id="ct9905970827489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8975184" text:id="ct99059708975184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8991488" text:id="ct99059708991488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8989408" text:id="ct99059708989408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02976" text:id="ct9905970900297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07616" text:id="ct9905970900761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8974256" text:id="ct9905970897425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07056" text:id="ct9905970900705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8986816" text:id="ct9905970898681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8952752" text:id="ct99059708952752">
          <text:insertion>
            <office:change-info>
              <dc:creator>Stuart Baker</dc:creator>
              <dc:date>2024-08-18T09:24:39</dc:date>
            </office:change-info>
          </text:insertion>
        </text:changed-region>
        <text:changed-region xml:id="ct99059708956736" text:id="ct9905970895673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8971488" text:id="ct99059708971488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8255760" text:id="ct9905970825576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14096" text:id="ct9905970901409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15664" text:id="ct99059709015664">
          <text:insertion>
            <office:change-info>
              <dc:creator>Stuart Baker</dc:creator>
              <dc:date>2024-08-18T00:57:55</dc:date>
            </office:change-info>
          </text:insertion>
        </text:changed-region>
        <text:changed-region xml:id="ct99059709018096" text:id="ct99059709018096">
          <text:insertion>
            <office:change-info>
              <dc:creator>Stuart Baker</dc:creator>
              <dc:date>2024-08-18T00:57:55</dc:date>
            </office:change-info>
          </text:insertion>
        </text:changed-region>
        <text:changed-region xml:id="ct99059709019776" text:id="ct9905970901977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20848" text:id="ct99059709020848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22112" text:id="ct99059709022112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23216" text:id="ct9905970902321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24528" text:id="ct99059709024528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25632" text:id="ct99059709025632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26896" text:id="ct9905970902689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29440" text:id="ct99059709029440">
          <text:insertion>
            <office:change-info>
              <dc:creator>Stuart Baker</dc:creator>
              <dc:date>2024-08-18T01:32:00</dc:date>
            </office:change-info>
          </text:insertion>
        </text:changed-region>
        <text:changed-region xml:id="ct99059675262432" text:id="ct99059675262432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9031616" text:id="ct99059709031616">
          <text:insertion>
            <office:change-info>
              <dc:creator>Stuart Baker</dc:creator>
              <dc:date>2024-08-18T01:32:04</dc:date>
            </office:change-info>
          </text:insertion>
        </text:changed-region>
        <text:changed-region xml:id="ct99059708970080" text:id="ct9905970897008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99059708708624" text:id="ct99059708708624">
          <text:insertion>
            <office:change-info>
              <dc:creator>Stuart Baker</dc:creator>
              <dc:date>2024-08-18T01:32:13</dc:date>
            </office:change-info>
          </text:insertion>
        </text:changed-region>
        <text:changed-region xml:id="ct99059709033264" text:id="ct99059709033264">
          <text:insertion>
            <office:change-info>
              <dc:creator>Stuart Baker</dc:creator>
              <dc:date>2024-08-18T01:32:16</dc:date>
            </office:change-info>
          </text:insertion>
        </text:changed-region>
        <text:changed-region xml:id="ct99059709035216" text:id="ct99059709035216">
          <text:insertion>
            <office:change-info>
              <dc:creator>Stuart Baker</dc:creator>
              <dc:date>2024-08-17T10:06:13</dc:date>
            </office:change-info>
          </text:insertion>
        </text:changed-region>
        <text:changed-region xml:id="ct99059709037600" text:id="ct99059709037600">
          <text:insertion>
            <office:change-info>
              <dc:creator>Stuart Baker</dc:creator>
              <dc:date>2024-08-17T10:09:26</dc:date>
            </office:change-info>
          </text:insertion>
        </text:changed-region>
        <text:changed-region xml:id="ct99059708707600" text:id="ct99059708707600">
          <text:insertion>
            <office:change-info>
              <dc:creator>Stuart Baker</dc:creator>
              <dc:date>2024-08-18T01:25:14</dc:date>
            </office:change-info>
          </text:insertion>
        </text:changed-region>
        <text:changed-region xml:id="ct99059708941872" text:id="ct99059708941872">
          <text:insertion>
            <office:change-info>
              <dc:creator>Stuart Baker</dc:creator>
              <dc:date>2024-08-17T10:08:48</dc:date>
            </office:change-info>
          </text:insertion>
        </text:changed-region>
        <text:changed-region xml:id="ct99059708707088" text:id="ct99059708707088">
          <text:insertion>
            <office:change-info>
              <dc:creator>Stuart Baker</dc:creator>
              <dc:date>2024-08-18T01:25:19</dc:date>
            </office:change-info>
          </text:insertion>
        </text:changed-region>
        <text:changed-region xml:id="ct99059709057520" text:id="ct99059709057520">
          <text:insertion>
            <office:change-info>
              <dc:creator>Stuart Baker</dc:creator>
              <dc:date>2024-08-15T19:50:56</dc:date>
            </office:change-info>
          </text:insertion>
        </text:changed-region>
        <text:changed-region xml:id="ct99059709061536" text:id="ct9905970906153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064912" text:id="ct99059709064912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99059709066144" text:id="ct99059709066144">
          <text:insertion>
            <office:change-info>
              <dc:creator>Stuart Baker</dc:creator>
              <dc:date>2024-08-15T20:08:35</dc:date>
            </office:change-info>
          </text:insertion>
        </text:changed-region>
        <text:changed-region xml:id="ct99059709067472" text:id="ct99059709067472">
          <text:insertion>
            <office:change-info>
              <dc:creator>Stuart Baker</dc:creator>
              <dc:date>2024-08-15T20:04:56</dc:date>
            </office:change-info>
          </text:insertion>
        </text:changed-region>
        <text:changed-region xml:id="ct99059709068688" text:id="ct99059709068688">
          <text:insertion>
            <office:change-info>
              <dc:creator>Stuart Baker</dc:creator>
              <dc:date>2024-08-15T20:11:13</dc:date>
            </office:change-info>
          </text:insertion>
        </text:changed-region>
        <text:changed-region xml:id="ct99059682402912" text:id="ct99059682402912">
          <text:insertion>
            <office:change-info>
              <dc:creator>Stuart Baker</dc:creator>
              <dc:date>2024-08-18T09:45:06</dc:date>
            </office:change-info>
          </text:insertion>
        </text:changed-region>
        <text:changed-region xml:id="ct99059708703952" text:id="ct99059708703952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99059709066464" text:id="ct99059709066464">
          <text:insertion>
            <office:change-info>
              <dc:creator>Stuart Baker</dc:creator>
              <dc:date>2024-08-15T20:05:09</dc:date>
            </office:change-info>
          </text:insertion>
        </text:changed-region>
        <text:changed-region xml:id="ct99059708808304" text:id="ct99059708808304">
          <text:insertion>
            <office:change-info>
              <dc:creator>Stuart Baker</dc:creator>
              <dc:date>2024-08-15T20:05:10</dc:date>
            </office:change-info>
          </text:insertion>
        </text:changed-region>
        <text:changed-region xml:id="ct99059709065232" text:id="ct99059709065232">
          <text:insertion>
            <office:change-info>
              <dc:creator>Stuart Baker</dc:creator>
              <dc:date>2024-08-15T20:05:13</dc:date>
            </office:change-info>
          </text:insertion>
        </text:changed-region>
        <text:changed-region xml:id="ct99059708704464" text:id="ct99059708704464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99059709065744" text:id="ct99059709065744">
          <text:insertion>
            <office:change-info>
              <dc:creator>Stuart Baker</dc:creator>
              <dc:date>2024-08-15T20:05:25</dc:date>
            </office:change-info>
          </text:insertion>
        </text:changed-region>
        <text:changed-region xml:id="ct99059709060784" text:id="ct99059709060784">
          <text:insertion>
            <office:change-info>
              <dc:creator>Stuart Baker</dc:creator>
              <dc:date>2024-08-15T20:05:29</dc:date>
            </office:change-info>
          </text:insertion>
        </text:changed-region>
        <text:changed-region xml:id="ct99059709070624" text:id="ct99059709070624">
          <text:insertion>
            <office:change-info>
              <dc:creator>Stuart Baker</dc:creator>
              <dc:date>2024-08-15T20:05:50</dc:date>
            </office:change-info>
          </text:insertion>
        </text:changed-region>
        <text:changed-region xml:id="ct99059709072128" text:id="ct99059709072128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99059709072416" text:id="ct99059709072416">
          <text:insertion>
            <office:change-info>
              <dc:creator>Stuart Baker</dc:creator>
              <dc:date>2024-08-15T20:05:54</dc:date>
            </office:change-info>
          </text:insertion>
        </text:changed-region>
        <text:changed-region xml:id="ct99059708726992" text:id="ct99059708726992">
          <text:insertion>
            <office:change-info>
              <dc:creator>Stuart Baker</dc:creator>
              <dc:date>2024-08-15T20:05:56</dc:date>
            </office:change-info>
          </text:insertion>
        </text:changed-region>
        <text:changed-region xml:id="ct99059709075280" text:id="ct99059709075280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99059709057808" text:id="ct99059709057808">
          <text:insertion>
            <office:change-info>
              <dc:creator>Stuart Baker</dc:creator>
              <dc:date>2024-08-15T20:06:27</dc:date>
            </office:change-info>
          </text:insertion>
        </text:changed-region>
        <text:changed-region xml:id="ct99059709062880" text:id="ct99059709062880">
          <text:insertion>
            <office:change-info>
              <dc:creator>Stuart Baker</dc:creator>
              <dc:date>2024-08-15T20:06:28</dc:date>
            </office:change-info>
          </text:insertion>
        </text:changed-region>
        <text:changed-region xml:id="ct99059709078496" text:id="ct99059709078496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99059708729616" text:id="ct99059708729616">
          <text:insertion>
            <office:change-info>
              <dc:creator>Stuart Baker</dc:creator>
              <dc:date>2024-08-15T20:06:48</dc:date>
            </office:change-info>
          </text:insertion>
        </text:changed-region>
        <text:changed-region xml:id="ct99059709073376" text:id="ct99059709073376">
          <text:insertion>
            <office:change-info>
              <dc:creator>Stuart Baker</dc:creator>
              <dc:date>2024-08-15T20:07:46</dc:date>
            </office:change-info>
          </text:insertion>
        </text:changed-region>
        <text:changed-region xml:id="ct99059709076400" text:id="ct99059709076400">
          <text:insertion>
            <office:change-info>
              <dc:creator>Stuart Baker</dc:creator>
              <dc:date>2024-08-15T20:07:53</dc:date>
            </office:change-info>
          </text:insertion>
        </text:changed-region>
        <text:changed-region xml:id="ct99059709081504" text:id="ct99059709081504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99059708728016" text:id="ct99059708728016">
          <text:insertion>
            <office:change-info>
              <dc:creator>Stuart Baker</dc:creator>
              <dc:date>2024-08-15T20:09:36</dc:date>
            </office:change-info>
          </text:insertion>
        </text:changed-region>
        <text:changed-region xml:id="ct99059709079504" text:id="ct99059709079504">
          <text:insertion>
            <office:change-info>
              <dc:creator>Stuart Baker</dc:creator>
              <dc:date>2024-08-15T20:07:59</dc:date>
            </office:change-info>
          </text:insertion>
        </text:changed-region>
        <text:changed-region xml:id="ct99059709091088" text:id="ct99059709091088">
          <text:insertion>
            <office:change-info>
              <dc:creator>Stuart Baker</dc:creator>
              <dc:date>2024-08-15T20:09:03</dc:date>
            </office:change-info>
          </text:insertion>
        </text:changed-region>
        <text:changed-region xml:id="ct99059709087056" text:id="ct99059709087056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99059709085264" text:id="ct99059709085264">
          <text:insertion>
            <office:change-info>
              <dc:creator>Stuart Baker</dc:creator>
              <dc:date>2024-08-15T20:09:37</dc:date>
            </office:change-info>
          </text:insertion>
        </text:changed-region>
        <text:changed-region xml:id="ct99059709084720" text:id="ct99059709084720">
          <text:insertion>
            <office:change-info>
              <dc:creator>Stuart Baker</dc:creator>
              <dc:date>2024-08-15T20:08:07</dc:date>
            </office:change-info>
          </text:insertion>
        </text:changed-region>
        <text:changed-region xml:id="ct99059709089648" text:id="ct99059709089648">
          <text:insertion>
            <office:change-info>
              <dc:creator>Stuart Baker</dc:creator>
              <dc:date>2024-08-15T20:08:15</dc:date>
            </office:change-info>
          </text:insertion>
        </text:changed-region>
        <text:changed-region xml:id="ct99059709089968" text:id="ct99059709089968">
          <text:insertion>
            <office:change-info>
              <dc:creator>Stuart Baker</dc:creator>
              <dc:date>2024-08-15T20:09:58</dc:date>
            </office:change-info>
          </text:insertion>
        </text:changed-region>
        <text:changed-region xml:id="ct99059607410992" text:id="ct99059607410992">
          <text:insertion>
            <office:change-info>
              <dc:creator>Stuart Baker</dc:creator>
              <dc:date>2024-08-18T10:54:46</dc:date>
            </office:change-info>
          </text:insertion>
        </text:changed-region>
        <text:changed-region xml:id="ct99059709067072" text:id="ct99059709067072">
          <text:insertion>
            <office:change-info>
              <dc:creator>Stuart Baker</dc:creator>
              <dc:date>2024-08-15T20:10:49</dc:date>
            </office:change-info>
          </text:insertion>
        </text:changed-region>
        <text:changed-region xml:id="ct99059709086144" text:id="ct99059709086144">
          <text:insertion>
            <office:change-info>
              <dc:creator>Stuart Baker</dc:creator>
              <dc:date>2024-08-15T20:10:49</dc:date>
            </office:change-info>
          </text:insertion>
        </text:changed-region>
        <text:changed-region xml:id="ct99059709083984" text:id="ct99059709083984">
          <text:insertion>
            <office:change-info>
              <dc:creator>Stuart Baker</dc:creator>
              <dc:date>2024-08-15T20:12:02</dc:date>
            </office:change-info>
          </text:insertion>
        </text:changed-region>
        <text:changed-region xml:id="ct99059709088016" text:id="ct99059709088016">
          <text:insertion>
            <office:change-info>
              <dc:creator>Stuart Baker</dc:creator>
              <dc:date>2024-08-15T20:12:03</dc:date>
            </office:change-info>
          </text:insertion>
        </text:changed-region>
        <text:changed-region xml:id="ct99059709097760" text:id="ct99059709097760">
          <text:insertion>
            <office:change-info>
              <dc:creator>Stuart Baker</dc:creator>
              <dc:date>2024-08-15T20:12:05</dc:date>
            </office:change-info>
          </text:insertion>
        </text:changed-region>
        <text:changed-region xml:id="ct99059709098928" text:id="ct99059709098928">
          <text:insertion>
            <office:change-info>
              <dc:creator>Stuart Baker</dc:creator>
              <dc:date>2024-08-15T20:10:49</dc:date>
            </office:change-info>
          </text:insertion>
        </text:changed-region>
        <text:changed-region xml:id="ct99059709099216" text:id="ct99059709099216">
          <text:insertion>
            <office:change-info>
              <dc:creator>Stuart Baker</dc:creator>
              <dc:date>2024-08-15T20:12:11</dc:date>
            </office:change-info>
          </text:insertion>
        </text:changed-region>
        <text:changed-region xml:id="ct99059709082368" text:id="ct99059709082368">
          <text:insertion>
            <office:change-info>
              <dc:creator>Stuart Baker</dc:creator>
              <dc:date>2024-08-15T20:12:15</dc:date>
            </office:change-info>
          </text:insertion>
        </text:changed-region>
        <text:changed-region xml:id="ct99059709087600" text:id="ct99059709087600">
          <text:insertion>
            <office:change-info>
              <dc:creator>Stuart Baker</dc:creator>
              <dc:date>2024-08-15T20:16:05</dc:date>
            </office:change-info>
          </text:insertion>
        </text:changed-region>
        <text:changed-region xml:id="ct99059709069648" text:id="ct99059709069648">
          <text:insertion>
            <office:change-info>
              <dc:creator>Stuart Baker</dc:creator>
              <dc:date>2024-08-16T08:39:10</dc:date>
            </office:change-info>
          </text:insertion>
        </text:changed-region>
        <text:changed-region xml:id="ct99059708739280" text:id="ct99059708739280">
          <text:insertion>
            <office:change-info>
              <dc:creator>Stuart Baker</dc:creator>
              <dc:date>2024-08-15T20:10:49</dc:date>
            </office:change-info>
          </text:insertion>
        </text:changed-region>
        <text:changed-region xml:id="ct99059708729040" text:id="ct99059708729040">
          <text:insertion>
            <office:change-info>
              <dc:creator>Stuart Baker</dc:creator>
              <dc:date>2024-08-15T20:15:29</dc:date>
            </office:change-info>
          </text:insertion>
        </text:changed-region>
        <text:changed-region xml:id="ct99059709095824" text:id="ct99059709095824">
          <text:insertion>
            <office:change-info>
              <dc:creator>Stuart Baker</dc:creator>
              <dc:date>2024-08-15T20:12:24</dc:date>
            </office:change-info>
          </text:insertion>
        </text:changed-region>
        <text:changed-region xml:id="ct99059709103824" text:id="ct99059709103824">
          <text:insertion>
            <office:change-info>
              <dc:creator>Stuart Baker</dc:creator>
              <dc:date>2024-08-15T20:10:49</dc:date>
            </office:change-info>
          </text:insertion>
        </text:changed-region>
        <text:changed-region xml:id="ct99059709068240" text:id="ct99059709068240">
          <text:insertion>
            <office:change-info>
              <dc:creator>Stuart Baker</dc:creator>
              <dc:date>2024-08-15T20:15:31</dc:date>
            </office:change-info>
          </text:insertion>
        </text:changed-region>
        <text:changed-region xml:id="ct99059709064512" text:id="ct99059709064512">
          <text:insertion>
            <office:change-info>
              <dc:creator>Stuart Baker</dc:creator>
              <dc:date>2024-08-15T20:12:33</dc:date>
            </office:change-info>
          </text:insertion>
        </text:changed-region>
        <text:changed-region xml:id="ct99059708741904" text:id="ct99059708741904">
          <text:insertion>
            <office:change-info>
              <dc:creator>Stuart Baker</dc:creator>
              <dc:date>2024-08-15T20:12:50</dc:date>
            </office:change-info>
          </text:insertion>
        </text:changed-region>
        <text:changed-region xml:id="ct99059709055504" text:id="ct99059709055504">
          <text:insertion>
            <office:change-info>
              <dc:creator>Stuart Baker</dc:creator>
              <dc:date>2024-08-15T20:28:08</dc:date>
            </office:change-info>
          </text:insertion>
        </text:changed-region>
        <text:changed-region xml:id="ct99059708740880" text:id="ct99059708740880">
          <text:insertion>
            <office:change-info>
              <dc:creator>Stuart Baker</dc:creator>
              <dc:date>2024-08-16T08:38:52</dc:date>
            </office:change-info>
          </text:insertion>
        </text:changed-region>
        <text:changed-region xml:id="ct99059708742416" text:id="ct99059708742416">
          <text:insertion>
            <office:change-info>
              <dc:creator>Stuart Baker</dc:creator>
              <dc:date>2024-08-15T20:10:49</dc:date>
            </office:change-info>
          </text:insertion>
        </text:changed-region>
        <text:changed-region xml:id="ct99059708727504" text:id="ct99059708727504">
          <text:insertion>
            <office:change-info>
              <dc:creator>Stuart Baker</dc:creator>
              <dc:date>2024-08-15T20:15:35</dc:date>
            </office:change-info>
          </text:insertion>
        </text:changed-region>
        <text:changed-region xml:id="ct99059709106672" text:id="ct99059709106672">
          <text:insertion>
            <office:change-info>
              <dc:creator>Stuart Baker</dc:creator>
              <dc:date>2024-08-16T09:07:35</dc:date>
            </office:change-info>
          </text:insertion>
        </text:changed-region>
        <text:changed-region xml:id="ct99059708744464" text:id="ct99059708744464">
          <text:insertion>
            <office:change-info>
              <dc:creator>Stuart Baker</dc:creator>
              <dc:date>2024-08-15T20:13:07</dc:date>
            </office:change-info>
          </text:insertion>
        </text:changed-region>
        <text:changed-region xml:id="ct99059709107216" text:id="ct99059709107216">
          <text:insertion>
            <office:change-info>
              <dc:creator>Stuart Baker</dc:creator>
              <dc:date>2024-08-15T20:15:48</dc:date>
            </office:change-info>
          </text:insertion>
        </text:changed-region>
        <text:changed-region xml:id="ct99059709110400" text:id="ct99059709110400">
          <text:insertion>
            <office:change-info>
              <dc:creator>Stuart Baker</dc:creator>
              <dc:date>2024-08-15T20:13:36</dc:date>
            </office:change-info>
          </text:insertion>
        </text:changed-region>
        <text:changed-region xml:id="ct99059708744976" text:id="ct99059708744976">
          <text:insertion>
            <office:change-info>
              <dc:creator>Stuart Baker</dc:creator>
              <dc:date>2024-08-15T20:15:44</dc:date>
            </office:change-info>
          </text:insertion>
        </text:changed-region>
        <text:changed-region xml:id="ct99059708750544" text:id="ct99059708750544">
          <text:insertion>
            <office:change-info>
              <dc:creator>Stuart Baker</dc:creator>
              <dc:date>2024-08-17T10:15:18</dc:date>
              <text:p>Comment added</text:p>
              <text:p/>
              <text:p/>
            </office:change-info>
          </text:insertion>
        </text:changed-region>
        <text:changed-region xml:id="ct99059709089152" text:id="ct99059709089152">
          <text:insertion>
            <office:change-info>
              <dc:creator>Stuart Baker</dc:creator>
              <dc:date>2024-08-16T09:07:39</dc:date>
            </office:change-info>
          </text:insertion>
        </text:changed-region>
        <text:changed-region xml:id="ct99059709067792" text:id="ct99059709067792">
          <text:insertion>
            <office:change-info>
              <dc:creator>Stuart Baker</dc:creator>
              <dc:date>2024-08-15T20:13:38</dc:date>
            </office:change-info>
          </text:insertion>
        </text:changed-region>
        <text:changed-region xml:id="ct99059708739792" text:id="ct99059708739792">
          <text:insertion>
            <office:change-info>
              <dc:creator>Stuart Baker</dc:creator>
              <dc:date>2024-08-15T20:13:40</dc:date>
            </office:change-info>
          </text:insertion>
        </text:changed-region>
        <text:changed-region xml:id="ct99059708743024" text:id="ct9905970874302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33440" text:id="ct99059709133440">
          <text:insertion>
            <office:change-info>
              <dc:creator>Stuart Baker</dc:creator>
              <dc:date>2024-08-16T09:21:38</dc:date>
            </office:change-info>
          </text:insertion>
        </text:changed-region>
        <text:changed-region xml:id="ct99059709134400" text:id="ct9905970913440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093056" text:id="ct99059709093056">
          <text:insertion>
            <office:change-info>
              <dc:creator>Stuart Baker</dc:creator>
              <dc:date>2024-08-17T09:35:58</dc:date>
            </office:change-info>
          </text:insertion>
        </text:changed-region>
        <text:changed-region xml:id="ct99059709142384" text:id="ct99059709142384">
          <text:insertion>
            <office:change-info>
              <dc:creator>Stuart Baker</dc:creator>
              <dc:date>2024-08-17T10:35:02</dc:date>
            </office:change-info>
          </text:insertion>
        </text:changed-region>
        <text:changed-region xml:id="ct99059709142704" text:id="ct9905970914270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31984" text:id="ct9905970913198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38016" text:id="ct9905970913801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45120" text:id="ct9905970914512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41984" text:id="ct9905970914198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40416" text:id="ct9905970914041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48048" text:id="ct9905970914804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8759248" text:id="ct9905970875924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52576" text:id="ct9905970915257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44080" text:id="ct9905970914408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56896" text:id="ct9905970915689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32768" text:id="ct9905970913276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55184" text:id="ct9905970915518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58224" text:id="ct9905970915822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59248" text:id="ct9905970915924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60352" text:id="ct99059709160352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62400" text:id="ct9905970916240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55808" text:id="ct9905970915580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64256" text:id="ct9905970916425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65280" text:id="ct9905970916528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67024" text:id="ct9905970916702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68880" text:id="ct9905970916888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51072" text:id="ct99059709151072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71120" text:id="ct9905970917112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63360" text:id="ct9905970916336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73136" text:id="ct9905970917313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75104" text:id="ct9905970917510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78928" text:id="ct9905970917892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40928" text:id="ct9905970914092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77216" text:id="ct99059709177216">
          <text:insertion>
            <office:change-info>
              <dc:creator>Stuart Baker</dc:creator>
              <dc:date>2024-08-17T09:34:45</dc:date>
            </office:change-info>
          </text:insertion>
        </text:changed-region>
        <text:changed-region xml:id="ct99059696822640" text:id="ct99059696822640">
          <text:insertion>
            <office:change-info>
              <dc:creator>Stuart Baker</dc:creator>
              <dc:date>2024-08-18T11:25:58</dc:date>
            </office:change-info>
          </text:insertion>
        </text:changed-region>
        <text:changed-region xml:id="ct99059709180864" text:id="ct99059709180864">
          <text:insertion>
            <office:change-info>
              <dc:creator>Stuart Baker</dc:creator>
              <dc:date>2024-08-17T09:34:00</dc:date>
            </office:change-info>
          </text:insertion>
        </text:changed-region>
        <text:changed-region xml:id="ct99059709177840" text:id="ct9905970917784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72080" text:id="ct9905970917208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84304" text:id="ct9905970918430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69776" text:id="ct9905970916977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86288" text:id="ct9905970918628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8760336" text:id="ct99059708760336">
          <text:insertion>
            <office:change-info>
              <dc:creator>Stuart Baker</dc:creator>
              <dc:date>2024-08-17T14:30:42</dc:date>
            </office:change-info>
          </text:insertion>
        </text:changed-region>
        <text:changed-region xml:id="ct99059709182880" text:id="ct9905970918288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41504" text:id="ct9905970914150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89280" text:id="ct9905970918928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87472" text:id="ct99059709187472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651467760" text:id="ct99059651467760">
          <text:insertion>
            <office:change-info>
              <dc:creator>Stuart Baker</dc:creator>
              <dc:date>2024-08-18T11:26:01</dc:date>
            </office:change-info>
          </text:insertion>
        </text:changed-region>
        <text:changed-region xml:id="ct99059709190160" text:id="ct99059709190160">
          <text:insertion>
            <office:change-info>
              <dc:creator>Stuart Baker</dc:creator>
              <dc:date>2024-08-17T09:34:24</dc:date>
            </office:change-info>
          </text:insertion>
        </text:changed-region>
        <text:changed-region xml:id="ct99059709190784" text:id="ct9905970919078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32352" text:id="ct99059709132352">
          <text:deletion>
            <office:change-info>
              <dc:creator>Stuart Baker</dc:creator>
              <dc:date>2024-08-17T09:32:15</dc:date>
            </office:change-info>
            <text:p text:style-name="P71"><text:span text:style-name="T29">‍</text:span></text:p>
          </text:deletion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99059709176064" text:id="ct99059709176064">
          <text:insertion>
            <office:change-info>
              <dc:creator>Stuart Baker</dc:creator>
              <dc:date>2024-08-17T09:38:07</dc:date>
            </office:change-info>
          </text:insertion>
        </text:changed-region>
        <text:changed-region xml:id="ct99059708758800" text:id="ct99059708758800">
          <text:insertion>
            <office:change-info>
              <dc:creator>Stuart Baker</dc:creator>
              <dc:date>2024-08-17T09:32:15</dc:date>
            </office:change-info>
          </text:insertion>
        </text:changed-region>
        <text:changed-region xml:id="ct99059708762480" text:id="ct99059708762480">
          <text:insertion>
            <office:change-info>
              <dc:creator>Stuart Baker</dc:creator>
              <dc:date>2024-08-17T09:38:21</dc:date>
            </office:change-info>
          </text:insertion>
        </text:changed-region>
        <text:changed-region xml:id="ct99059709188464" text:id="ct99059709188464">
          <text:insertion>
            <office:change-info>
              <dc:creator>Stuart Baker</dc:creator>
              <dc:date>2024-08-17T09:32:15</dc:date>
            </office:change-info>
          </text:insertion>
        </text:changed-region>
        <text:changed-region xml:id="ct99059708759824" text:id="ct99059708759824">
          <text:insertion>
            <office:change-info>
              <dc:creator>Stuart Baker</dc:creator>
              <dc:date>2024-08-18T01:26:16</dc:date>
            </office:change-info>
          </text:insertion>
        </text:changed-region>
        <text:changed-region xml:id="ct99059709131088" text:id="ct99059709131088">
          <text:insertion>
            <office:change-info>
              <dc:creator>Stuart Baker</dc:creator>
              <dc:date>2024-08-17T09:38:40</dc:date>
            </office:change-info>
          </text:insertion>
        </text:changed-region>
        <text:changed-region xml:id="ct99059709210672" text:id="ct99059709210672">
          <text:insertion>
            <office:change-info>
              <dc:creator>Stuart Baker</dc:creator>
              <dc:date>2024-08-16T09:22:26</dc:date>
            </office:change-info>
          </text:insertion>
        </text:changed-region>
        <text:changed-region xml:id="ct99059708773728" text:id="ct9905970877372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061248" text:id="ct99059709061248">
          <text:insertion>
            <office:change-info>
              <dc:creator>Stuart Baker</dc:creator>
              <dc:date>2024-08-17T10:29:38</dc:date>
            </office:change-info>
          </text:insertion>
        </text:changed-region>
        <text:changed-region xml:id="ct99059709227024" text:id="ct9905970922702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668425104" text:id="ct99059668425104">
          <text:insertion>
            <office:change-info>
              <dc:creator>Stuart Baker</dc:creator>
              <dc:date>2024-08-18T09:45:20</dc:date>
            </office:change-info>
          </text:insertion>
        </text:changed-region>
        <text:changed-region xml:id="ct99059709217280" text:id="ct9905970921728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08576" text:id="ct9905970920857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10336" text:id="ct9905970921033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29456" text:id="ct9905970922945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27984" text:id="ct9905970922798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22848" text:id="ct9905970922284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8814720" text:id="ct9905970881472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26176" text:id="ct9905970922617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33376" text:id="ct9905970923337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8819776" text:id="ct9905970881977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36928" text:id="ct9905970923692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8820800" text:id="ct9905970882080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34352" text:id="ct9905970923435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40048" text:id="ct9905970924004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8822336" text:id="ct9905970882233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17920" text:id="ct9905970921792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50176" text:id="ct9905970925017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26624" text:id="ct9905970922662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47008" text:id="ct9905970924700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16832" text:id="ct9905970921683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47856" text:id="ct9905970924785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20352" text:id="ct9905970922035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53808" text:id="ct9905970925380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49264" text:id="ct9905970924926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41056" text:id="ct9905970924105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8818816" text:id="ct9905970881881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194544" text:id="ct9905970919454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43520" text:id="ct9905970924352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62208" text:id="ct9905970926220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50800" text:id="ct9905970925080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68512" text:id="ct9905970926851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48304" text:id="ct9905970924830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67952" text:id="ct9905970926795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31024" text:id="ct9905970923102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71952" text:id="ct9905970927195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65264" text:id="ct9905970926526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195488" text:id="ct9905970919548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99059709286928" text:id="ct9905970928692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295056" text:id="ct9905970929505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277936" text:id="ct9905970927793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244064" text:id="ct99059709244064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288560" text:id="ct9905970928856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266016" text:id="ct9905970926601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276704" text:id="ct99059709276704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277488" text:id="ct9905970927748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292656" text:id="ct9905970929265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298752" text:id="ct99059709298752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285440" text:id="ct9905970928544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302576" text:id="ct9905970930257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279632" text:id="ct99059709279632">
          <text:insertion>
            <office:change-info>
              <dc:creator>Stuart Baker</dc:creator>
              <dc:date>2024-08-18T00:54:39</dc:date>
            </office:change-info>
          </text:insertion>
        </text:changed-region>
        <text:changed-region xml:id="ct99059709286592" text:id="ct99059709286592">
          <text:insertion>
            <office:change-info>
              <dc:creator>Stuart Baker</dc:creator>
              <dc:date>2024-08-18T00:54:54</dc:date>
            </office:change-info>
          </text:insertion>
        </text:changed-region>
        <text:changed-region xml:id="ct99059709304992" text:id="ct99059709304992">
          <text:insertion>
            <office:change-info>
              <dc:creator>Stuart Baker</dc:creator>
              <dc:date>2024-08-18T00:54:59</dc:date>
            </office:change-info>
          </text:insertion>
        </text:changed-region>
        <text:changed-region xml:id="ct99059709306000" text:id="ct99059709306000">
          <text:insertion>
            <office:change-info>
              <dc:creator>Stuart Baker</dc:creator>
              <dc:date>2024-08-18T00:55:01</dc:date>
            </office:change-info>
          </text:insertion>
        </text:changed-region>
        <text:changed-region xml:id="ct99059709307104" text:id="ct99059709307104">
          <text:insertion>
            <office:change-info>
              <dc:creator>Stuart Baker</dc:creator>
              <dc:date>2024-08-18T00:55:03</dc:date>
            </office:change-info>
          </text:insertion>
        </text:changed-region>
        <text:changed-region xml:id="ct99059709309040" text:id="ct99059709309040">
          <text:insertion>
            <office:change-info>
              <dc:creator>Stuart Baker</dc:creator>
              <dc:date>2024-08-18T00:54:40</dc:date>
            </office:change-info>
          </text:insertion>
        </text:changed-region>
        <text:changed-region xml:id="ct99059709303616" text:id="ct99059709303616">
          <text:insertion>
            <office:change-info>
              <dc:creator>Stuart Baker</dc:creator>
              <dc:date>2024-08-18T00:55:48</dc:date>
            </office:change-info>
          </text:insertion>
        </text:changed-region>
        <text:changed-region xml:id="ct99059709310544" text:id="ct99059709310544">
          <text:insertion>
            <office:change-info>
              <dc:creator>Stuart Baker</dc:creator>
              <dc:date>2024-08-18T00:56:02</dc:date>
            </office:change-info>
          </text:insertion>
        </text:changed-region>
        <text:changed-region xml:id="ct99059709311616" text:id="ct99059709311616">
          <text:insertion>
            <office:change-info>
              <dc:creator>Stuart Baker</dc:creator>
              <dc:date>2024-08-18T00:56:07</dc:date>
            </office:change-info>
          </text:insertion>
        </text:changed-region>
        <text:changed-region xml:id="ct99059709312688" text:id="ct99059709312688">
          <text:insertion>
            <office:change-info>
              <dc:creator>Stuart Baker</dc:creator>
              <dc:date>2024-08-18T00:56:08</dc:date>
            </office:change-info>
          </text:insertion>
        </text:changed-region>
        <text:changed-region xml:id="ct99059709314720" text:id="ct99059709314720">
          <text:insertion>
            <office:change-info>
              <dc:creator>Stuart Baker</dc:creator>
              <dc:date>2024-08-18T00:56:24</dc:date>
            </office:change-info>
          </text:insertion>
        </text:changed-region>
        <text:changed-region xml:id="ct99059708832576" text:id="ct99059708832576">
          <text:insertion>
            <office:change-info>
              <dc:creator>Stuart Baker</dc:creator>
              <dc:date>2024-08-18T00:56:55</dc:date>
            </office:change-info>
          </text:insertion>
        </text:changed-region>
        <text:changed-region xml:id="ct99059709316624" text:id="ct99059709316624">
          <text:insertion>
            <office:change-info>
              <dc:creator>Stuart Baker</dc:creator>
              <dc:date>2024-08-18T00:57:01</dc:date>
            </office:change-info>
          </text:insertion>
        </text:changed-region>
        <text:changed-region xml:id="ct99059709317696" text:id="ct99059709317696">
          <text:insertion>
            <office:change-info>
              <dc:creator>Stuart Baker</dc:creator>
              <dc:date>2024-08-18T00:57:04</dc:date>
            </office:change-info>
          </text:insertion>
        </text:changed-region>
        <text:changed-region xml:id="ct99059709318848" text:id="ct99059709318848">
          <text:insertion>
            <office:change-info>
              <dc:creator>Stuart Baker</dc:creator>
              <dc:date>2024-08-18T00:57:05</dc:date>
            </office:change-info>
          </text:insertion>
        </text:changed-region>
        <text:changed-region xml:id="ct99059709320960" text:id="ct99059709320960">
          <text:insertion>
            <office:change-info>
              <dc:creator>Stuart Baker</dc:creator>
              <dc:date>2024-08-18T00:56:24</dc:date>
            </office:change-info>
          </text:insertion>
        </text:changed-region>
        <text:changed-region xml:id="ct99059709302016" text:id="ct99059709302016">
          <text:insertion>
            <office:change-info>
              <dc:creator>Stuart Baker</dc:creator>
              <dc:date>2024-08-18T00:56:28</dc:date>
            </office:change-info>
          </text:insertion>
        </text:changed-region>
        <text:changed-region xml:id="ct99059709322944" text:id="ct99059709322944">
          <text:insertion>
            <office:change-info>
              <dc:creator>Stuart Baker</dc:creator>
              <dc:date>2024-08-18T00:56:42</dc:date>
            </office:change-info>
          </text:insertion>
        </text:changed-region>
        <text:changed-region xml:id="ct99059709324016" text:id="ct99059709324016">
          <text:insertion>
            <office:change-info>
              <dc:creator>Stuart Baker</dc:creator>
              <dc:date>2024-08-18T00:56:43</dc:date>
            </office:change-info>
          </text:insertion>
        </text:changed-region>
        <text:changed-region xml:id="ct99059709325088" text:id="ct99059709325088">
          <text:insertion>
            <office:change-info>
              <dc:creator>Stuart Baker</dc:creator>
              <dc:date>2024-08-18T00:56:45</dc:date>
            </office:change-info>
          </text:insertion>
        </text:changed-region>
        <text:changed-region xml:id="ct99059709327232" text:id="ct99059709327232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315728" text:id="ct9905970931572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329136" text:id="ct9905970932913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330208" text:id="ct9905970933020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331360" text:id="ct9905970933136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278224" text:id="ct99059709278224">
          <text:insertion>
            <office:change-info>
              <dc:creator>Stuart Baker</dc:creator>
              <dc:date>2024-08-18T00:32:47</dc:date>
            </office:change-info>
          </text:insertion>
        </text:changed-region>
        <text:changed-region xml:id="ct99059709321968" text:id="ct9905970932196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328240" text:id="ct99059709328240">
          <text:insertion>
            <office:change-info>
              <dc:creator>Stuart Baker</dc:creator>
              <dc:date>2024-08-18T00:34:30</dc:date>
            </office:change-info>
          </text:insertion>
        </text:changed-region>
        <text:changed-region xml:id="ct99059709296640" text:id="ct9905970929664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332464" text:id="ct99059709332464">
          <text:insertion>
            <office:change-info>
              <dc:creator>Stuart Baker</dc:creator>
              <dc:date>2024-08-18T00:34:38</dc:date>
            </office:change-info>
          </text:insertion>
        </text:changed-region>
        <text:changed-region xml:id="ct99059709335904" text:id="ct99059709335904">
          <text:insertion>
            <office:change-info>
              <dc:creator>Stuart Baker</dc:creator>
              <dc:date>2024-08-18T00:55:38</dc:date>
            </office:change-info>
          </text:insertion>
        </text:changed-region>
        <text:changed-region xml:id="ct99059709336224" text:id="ct99059709336224">
          <text:insertion>
            <office:change-info>
              <dc:creator>Stuart Baker</dc:creator>
              <dc:date>2024-08-18T00:35:30</dc:date>
            </office:change-info>
          </text:insertion>
        </text:changed-region>
        <text:changed-region xml:id="ct99059708851008" text:id="ct99059708851008">
          <text:insertion>
            <office:change-info>
              <dc:creator>Stuart Baker</dc:creator>
              <dc:date>2024-08-18T00:38:55</dc:date>
            </office:change-info>
          </text:insertion>
        </text:changed-region>
        <text:changed-region xml:id="ct99059708845888" text:id="ct9905970884588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334416" text:id="ct9905970933441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342320" text:id="ct9905970934232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149024" text:id="ct99059709149024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344320" text:id="ct9905970934432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8856704" text:id="ct99059708856704">
          <text:insertion>
            <office:change-info>
              <dc:creator>Stuart Baker</dc:creator>
              <dc:date>2024-08-18T00:34:50</dc:date>
            </office:change-info>
          </text:insertion>
        </text:changed-region>
        <text:changed-region xml:id="ct99059709345840" text:id="ct9905970934584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8854656" text:id="ct99059708854656">
          <text:insertion>
            <office:change-info>
              <dc:creator>Stuart Baker</dc:creator>
              <dc:date>2024-08-18T00:35:06</dc:date>
            </office:change-info>
          </text:insertion>
        </text:changed-region>
        <text:changed-region xml:id="ct99059709343264" text:id="ct99059709343264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9345504" text:id="ct99059709345504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8849024" text:id="ct99059708849024">
          <text:insertion>
            <office:change-info>
              <dc:creator>Stuart Baker</dc:creator>
              <dc:date>2024-08-18T00:34:58</dc:date>
            </office:change-info>
          </text:insertion>
        </text:changed-region>
        <text:changed-region xml:id="ct99059708846464" text:id="ct99059708846464">
          <text:insertion>
            <office:change-info>
              <dc:creator>Stuart Baker</dc:creator>
              <dc:date>2024-08-18T00:55:40</dc:date>
            </office:change-info>
          </text:insertion>
        </text:changed-region>
        <text:changed-region xml:id="ct99059709333408" text:id="ct99059709333408">
          <text:insertion>
            <office:change-info>
              <dc:creator>Stuart Baker</dc:creator>
              <dc:date>2024-08-18T00:35:34</dc:date>
            </office:change-info>
          </text:insertion>
        </text:changed-region>
        <text:changed-region xml:id="ct99059708852096" text:id="ct99059708852096">
          <text:insertion>
            <office:change-info>
              <dc:creator>Stuart Baker</dc:creator>
              <dc:date>2024-08-18T00:38:44</dc:date>
            </office:change-info>
          </text:insertion>
        </text:changed-region>
        <text:changed-region xml:id="ct99059708849536" text:id="ct9905970884953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8854144" text:id="ct99059708854144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8848512" text:id="ct99059708848512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8853568" text:id="ct9905970885356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8855168" text:id="ct9905970885516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8853056" text:id="ct99059708853056">
          <text:insertion>
            <office:change-info>
              <dc:creator>Stuart Baker</dc:creator>
              <dc:date>2024-08-18T00:36:08</dc:date>
            </office:change-info>
          </text:insertion>
        </text:changed-region>
        <text:changed-region xml:id="ct99059708849984" text:id="ct99059708849984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8851584" text:id="ct99059708851584">
          <text:insertion>
            <office:change-info>
              <dc:creator>Stuart Baker</dc:creator>
              <dc:date>2024-08-18T00:37:04</dc:date>
            </office:change-info>
          </text:insertion>
        </text:changed-region>
        <text:changed-region xml:id="ct99059708846912" text:id="ct99059708846912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8852544" text:id="ct99059708852544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99059708856192" text:id="ct99059708856192">
          <text:insertion>
            <office:change-info>
              <dc:creator>Stuart Baker</dc:creator>
              <dc:date>2024-08-18T00:37:16</dc:date>
            </office:change-info>
          </text:insertion>
        </text:changed-region>
        <text:changed-region xml:id="ct99059708847936" text:id="ct99059708847936">
          <text:insertion>
            <office:change-info>
              <dc:creator>Stuart Baker</dc:creator>
              <dc:date>2024-08-18T00:38:39</dc:date>
            </office:change-info>
          </text:insertion>
        </text:changed-region>
        <text:changed-region xml:id="ct99059719440064" text:id="ct99059719440064">
          <text:deletion>
            <office:change-info>
              <dc:creator>Stuart Baker</dc:creator>
              <dc:date>2024-08-18T00:37:25</dc:date>
            </office:change-info>
            <text:p text:style-name="P158">‍‍‍</text:p>
          </text:deletion>
        </text:changed-region>
        <text:changed-region xml:id="ct99059719440576" text:id="ct99059719440576">
          <text:insertion>
            <office:change-info>
              <dc:creator>Stuart Baker</dc:creator>
              <dc:date>2024-08-18T00:37:37</dc:date>
            </office:change-info>
          </text:insertion>
        </text:changed-region>
        <text:changed-region xml:id="ct99059708870976" text:id="ct99059708870976">
          <text:insertion>
            <office:change-info>
              <dc:creator>Stuart Baker</dc:creator>
              <dc:date>2024-08-18T00:37:38</dc:date>
            </office:change-info>
          </text:insertion>
        </text:changed-region>
        <text:changed-region xml:id="ct99059719442336" text:id="ct99059719442336">
          <text:insertion>
            <office:change-info>
              <dc:creator>Stuart Baker</dc:creator>
              <dc:date>2024-08-18T00:37:45</dc:date>
            </office:change-info>
          </text:insertion>
        </text:changed-region>
        <text:changed-region xml:id="ct99059708855616" text:id="ct99059708855616">
          <text:insertion>
            <office:change-info>
              <dc:creator>Stuart Baker</dc:creator>
              <dc:date>2024-08-18T00:37:47</dc:date>
            </office:change-info>
          </text:insertion>
        </text:changed-region>
        <text:changed-region xml:id="ct99059708871552" text:id="ct99059708871552">
          <text:insertion>
            <office:change-info>
              <dc:creator>Stuart Baker</dc:creator>
              <dc:date>2024-08-18T00:37:49</dc:date>
            </office:change-info>
          </text:insertion>
        </text:changed-region>
        <text:changed-region xml:id="ct99059719445680" text:id="ct99059719445680">
          <text:insertion>
            <office:change-info>
              <dc:creator>Stuart Baker</dc:creator>
              <dc:date>2024-08-18T00:38:04</dc:date>
            </office:change-info>
          </text:insertion>
        </text:changed-region>
        <text:changed-region xml:id="ct99059708850496" text:id="ct99059708850496">
          <text:insertion>
            <office:change-info>
              <dc:creator>Stuart Baker</dc:creator>
              <dc:date>2024-08-18T00:38:11</dc:date>
            </office:change-info>
          </text:insertion>
        </text:changed-region>
        <text:changed-region xml:id="ct99059708874592" text:id="ct99059708874592">
          <text:insertion>
            <office:change-info>
              <dc:creator>Stuart Baker</dc:creator>
              <dc:date>2024-08-18T00:38:22</dc:date>
            </office:change-info>
          </text:insertion>
        </text:changed-region>
        <text:changed-region xml:id="ct99059708875040" text:id="ct99059708875040">
          <text:insertion>
            <office:change-info>
              <dc:creator>Stuart Baker</dc:creator>
              <dc:date>2024-08-18T00:38:23</dc:date>
            </office:change-info>
          </text:insertion>
        </text:changed-region>
        <text:changed-region xml:id="ct99059708874016" text:id="ct99059708874016">
          <text:insertion>
            <office:change-info>
              <dc:creator>Stuart Baker</dc:creator>
              <dc:date>2024-08-18T00:38:48</dc:date>
            </office:change-info>
          </text:insertion>
        </text:changed-region>
        <text:changed-region xml:id="ct99059719481728" text:id="ct99059719481728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77520" text:id="ct99059719477520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09278672" text:id="ct9905970927867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81392" text:id="ct9905971948139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80384" text:id="ct9905971948038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78288" text:id="ct99059719478288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85568" text:id="ct99059719485568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08880160" text:id="ct99059708880160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77904" text:id="ct9905971947790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08881344" text:id="ct9905970888134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88448" text:id="ct99059719488448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81056" text:id="ct9905971948105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86336" text:id="ct9905971948633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88112" text:id="ct9905971948811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90992" text:id="ct9905971949099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91760" text:id="ct99059719491760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89216" text:id="ct9905971948921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73600" text:id="ct99059719473600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94160" text:id="ct99059719494160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94928" text:id="ct99059719494928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96336" text:id="ct9905971949633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92528" text:id="ct99059719492528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97920" text:id="ct99059719497920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98688" text:id="ct99059719498688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99536" text:id="ct9905971949953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93344" text:id="ct9905971949334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97104" text:id="ct9905971949710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502032" text:id="ct9905971950203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500400" text:id="ct99059719500400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504544" text:id="ct9905971950454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506816" text:id="ct9905971950681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482496" text:id="ct9905971948249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08893120" text:id="ct99059708893120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99059719529664" text:id="ct9905971952966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30768" text:id="ct99059719530768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472816" text:id="ct99059719472816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32544" text:id="ct9905971953254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25040" text:id="ct99059719525040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31536" text:id="ct99059719531536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35424" text:id="ct9905971953542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25376" text:id="ct99059719525376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37104" text:id="ct9905971953710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34240" text:id="ct99059719534240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39536" text:id="ct99059719539536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27904" text:id="ct9905971952790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39120" text:id="ct99059719539120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41600" text:id="ct99059719541600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42368" text:id="ct99059719542368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43136" text:id="ct99059719543136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43664" text:id="ct99059719543664">
          <text:insertion>
            <office:change-info>
              <dc:creator>Stuart Baker</dc:creator>
              <dc:date>2024-08-18T01:19:05</dc:date>
            </office:change-info>
          </text:insertion>
        </text:changed-region>
        <text:changed-region xml:id="ct99059719540304" text:id="ct9905971954030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36192" text:id="ct99059719536192">
          <text:insertion>
            <office:change-info>
              <dc:creator>Stuart Baker</dc:creator>
              <dc:date>2024-08-18T01:23:17</dc:date>
            </office:change-info>
          </text:insertion>
        </text:changed-region>
        <text:changed-region xml:id="ct99059719554096" text:id="ct99059719554096">
          <text:insertion>
            <office:change-info>
              <dc:creator>Stuart Baker</dc:creator>
              <dc:date>2024-08-18T01:23:49</dc:date>
            </office:change-info>
          </text:insertion>
        </text:changed-region>
        <text:changed-region xml:id="ct99059719554864" text:id="ct99059719554864">
          <text:insertion>
            <office:change-info>
              <dc:creator>Stuart Baker</dc:creator>
              <dc:date>2024-08-18T01:23:14</dc:date>
            </office:change-info>
          </text:insertion>
        </text:changed-region>
        <text:changed-region xml:id="ct99059719555632" text:id="ct99059719555632">
          <text:insertion>
            <office:change-info>
              <dc:creator>Stuart Baker</dc:creator>
              <dc:date>2024-08-18T01:24:13</dc:date>
            </office:change-info>
          </text:insertion>
        </text:changed-region>
        <text:changed-region xml:id="ct99059719557184" text:id="ct9905971955718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44432" text:id="ct99059719544432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58768" text:id="ct99059719558768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59536" text:id="ct99059719559536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60304" text:id="ct9905971956030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60672" text:id="ct99059719560672">
          <text:insertion>
            <office:change-info>
              <dc:creator>Stuart Baker</dc:creator>
              <dc:date>2024-08-18T01:25:03</dc:date>
            </office:change-info>
          </text:insertion>
        </text:changed-region>
        <text:changed-region xml:id="ct99059719545248" text:id="ct99059719545248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57952" text:id="ct99059719557952">
          <text:insertion>
            <office:change-info>
              <dc:creator>Stuart Baker</dc:creator>
              <dc:date>2024-08-18T01:23:41</dc:date>
            </office:change-info>
          </text:insertion>
        </text:changed-region>
        <text:changed-region xml:id="ct99059719563072" text:id="ct99059719563072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63360" text:id="ct99059719563360">
          <text:insertion>
            <office:change-info>
              <dc:creator>Stuart Baker</dc:creator>
              <dc:date>2024-08-18T01:23:47</dc:date>
            </office:change-info>
          </text:insertion>
        </text:changed-region>
        <text:changed-region xml:id="ct99059719561440" text:id="ct99059719561440">
          <text:insertion>
            <office:change-info>
              <dc:creator>Stuart Baker</dc:creator>
              <dc:date>2024-08-18T01:09:43</dc:date>
            </office:change-info>
          </text:insertion>
        </text:changed-region>
        <text:changed-region xml:id="ct99059719564464" text:id="ct99059719564464">
          <text:insertion>
            <office:change-info>
              <dc:creator>Stuart Baker</dc:creator>
              <dc:date>2024-08-18T01:23:13</dc:date>
            </office:change-info>
          </text:insertion>
        </text:changed-region>
        <text:changed-region xml:id="ct99059708911536" text:id="ct99059708911536">
          <text:insertion>
            <office:change-info>
              <dc:creator>Stuart Baker</dc:creator>
              <dc:date>2024-08-18T01:24:22</dc:date>
            </office:change-info>
          </text:insertion>
        </text:changed-region>
        <text:changed-region xml:id="ct99059719566048" text:id="ct99059719566048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68320" text:id="ct99059719568320">
          <text:insertion>
            <office:change-info>
              <dc:creator>Stuart Baker</dc:creator>
              <dc:date>2024-08-18T01:26:43</dc:date>
            </office:change-info>
          </text:insertion>
        </text:changed-region>
        <text:changed-region xml:id="ct99059719538688" text:id="ct99059719538688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99059719528240" text:id="ct99059719528240">
          <text:insertion>
            <office:change-info>
              <dc:creator>Stuart Baker</dc:creator>
              <dc:date>2024-08-18T01:26:45</dc:date>
            </office:change-info>
          </text:insertion>
        </text:changed-region>
        <text:changed-region xml:id="ct99059719567904" text:id="ct99059719567904">
          <text:insertion>
            <office:change-info>
              <dc:creator>Stuart Baker</dc:creator>
              <dc:date>2024-08-18T01:26:48</dc:date>
            </office:change-info>
          </text:insertion>
        </text:changed-region>
        <text:changed-region xml:id="ct99059633955632" text:id="ct99059633955632">
          <text:insertion>
            <office:change-info>
              <dc:creator>Stuart Baker</dc:creator>
              <dc:date>2024-08-18T10:33:36</dc:date>
            </office:change-info>
          </text:insertion>
        </text:changed-region>
        <text:changed-region xml:id="ct99059672457488" text:id="ct99059672457488">
          <text:insertion>
            <office:change-info>
              <dc:creator>Stuart Baker</dc:creator>
              <dc:date>2024-08-18T10:34:55</dc:date>
            </office:change-info>
          </text:insertion>
        </text:changed-region>
        <text:changed-region xml:id="ct99059680096752" text:id="ct99059680096752">
          <text:insertion>
            <office:change-info>
              <dc:creator>Stuart Baker</dc:creator>
              <dc:date>2024-08-18T11:08:05</dc:date>
            </office:change-info>
          </text:insertion>
        </text:changed-region>
        <text:changed-region xml:id="ct99059648020960" text:id="ct99059648020960">
          <text:insertion>
            <office:change-info>
              <dc:creator>Stuart Baker</dc:creator>
              <dc:date>2024-08-18T11:51:22</dc:date>
            </office:change-info>
          </text:insertion>
        </text:changed-region>
        <text:changed-region xml:id="ct99059652396816" text:id="ct99059652396816">
          <text:insertion>
            <office:change-info>
              <dc:creator>Stuart Baker</dc:creator>
              <dc:date>2024-08-18T11:52:24</dc:date>
            </office:change-info>
          </text:insertion>
        </text:changed-region>
        <text:changed-region xml:id="ct99059620161792" text:id="ct99059620161792">
          <text:insertion>
            <office:change-info>
              <dc:creator>Stuart Baker</dc:creator>
              <dc:date>2024-08-18T09:35:48</dc:date>
            </office:change-info>
          </text:insertion>
        </text:changed-region>
        <text:changed-region xml:id="ct99059663970944" text:id="ct99059663970944">
          <text:insertion>
            <office:change-info>
              <dc:creator>Stuart Baker</dc:creator>
              <dc:date>2024-08-18T09:43:29</dc:date>
            </office:change-info>
          </text:insertion>
        </text:changed-region>
        <text:changed-region xml:id="ct99059697810496" text:id="ct99059697810496">
          <text:insertion>
            <office:change-info>
              <dc:creator>Stuart Baker</dc:creator>
              <dc:date>2024-08-18T09:49:16</dc:date>
            </office:change-info>
          </text:insertion>
        </text:changed-region>
        <text:changed-region xml:id="ct99059672458128" text:id="ct99059672458128">
          <text:insertion>
            <office:change-info>
              <dc:creator>Stuart Baker</dc:creator>
              <dc:date>2024-08-18T09:51:12</dc:date>
            </office:change-info>
          </text:insertion>
        </text:changed-region>
        <text:changed-region xml:id="ct99059653400256" text:id="ct99059653400256">
          <text:insertion>
            <office:change-info>
              <dc:creator>Stuart Baker</dc:creator>
              <dc:date>2024-08-18T09:52:13</dc:date>
            </office:change-info>
          </text:insertion>
        </text:changed-region>
        <text:changed-region xml:id="ct99059661681248" text:id="ct99059661681248">
          <text:insertion>
            <office:change-info>
              <dc:creator>Stuart Baker</dc:creator>
              <dc:date>2024-08-18T09:53:25</dc:date>
            </office:change-info>
          </text:insertion>
        </text:changed-region>
        <text:changed-region xml:id="ct99059653378960" text:id="ct99059653378960">
          <text:insertion>
            <office:change-info>
              <dc:creator>Stuart Baker</dc:creator>
              <dc:date>2024-08-18T09:54:48</dc:date>
            </office:change-info>
          </text:insertion>
        </text:changed-region>
        <text:changed-region xml:id="ct99059652357504" text:id="ct99059652357504">
          <text:insertion>
            <office:change-info>
              <dc:creator>Stuart Baker</dc:creator>
              <dc:date>2024-08-18T09:55:49</dc:date>
            </office:change-info>
          </text:insertion>
        </text:changed-region>
        <text:changed-region xml:id="ct99059599828224" text:id="ct99059599828224">
          <text:insertion>
            <office:change-info>
              <dc:creator>Stuart Baker</dc:creator>
              <dc:date>2024-08-18T09:56:50</dc:date>
            </office:change-info>
          </text:insertion>
        </text:changed-region>
        <text:changed-region xml:id="ct99059659131728" text:id="ct99059659131728">
          <text:insertion>
            <office:change-info>
              <dc:creator>Stuart Baker</dc:creator>
              <dc:date>2024-08-18T10:00:14</dc:date>
            </office:change-info>
          </text:insertion>
        </text:changed-region>
        <text:changed-region xml:id="ct99059657750448" text:id="ct99059657750448">
          <text:insertion>
            <office:change-info>
              <dc:creator>Stuart Baker</dc:creator>
              <dc:date>2024-08-18T10:01:15</dc:date>
            </office:change-info>
          </text:insertion>
        </text:changed-region>
        <text:changed-region xml:id="ct99059661094784" text:id="ct99059661094784">
          <text:insertion>
            <office:change-info>
              <dc:creator>Stuart Baker</dc:creator>
              <dc:date>2024-08-18T11:49:35</dc:date>
            </office:change-info>
          </text:insertion>
        </text:changed-region>
        <text:changed-region xml:id="ct99059682838560" text:id="ct99059682838560">
          <text:insertion>
            <office:change-info>
              <dc:creator>Stuart Baker</dc:creator>
              <dc:date>2024-08-18T11:50:39</dc:date>
            </office:change-info>
          </text:insertion>
        </text:changed-region>
        <text:changed-region xml:id="ct99059720580208" text:id="ct99059720580208">
          <text:insertion>
            <office:change-info>
              <dc:creator>Stuart Baker</dc:creator>
              <dc:date>2024-08-18T11:55:30</dc:date>
            </office:change-info>
          </text:insertion>
        </text:changed-region>
        <text:changed-region xml:id="ct99059631557520" text:id="ct99059631557520">
          <text:insertion>
            <office:change-info>
              <dc:creator>Stuart Baker</dc:creator>
              <dc:date>2024-08-18T11:54:20</dc:date>
            </office:change-info>
          </text:insertion>
        </text:changed-region>
        <text:changed-region xml:id="ct99059599405792" text:id="ct99059599405792">
          <text:insertion>
            <office:change-info>
              <dc:creator>Stuart Baker</dc:creator>
              <dc:date>2024-08-18T11:06:04</dc:date>
            </office:change-info>
          </text:insertion>
        </text:changed-region>
        <text:changed-region xml:id="ct99059651832992" text:id="ct99059651832992">
          <text:UnknownChange>
            <office:change-info>
              <dc:creator>Stuart Baker</dc:creator>
              <dc:date>2024-08-18T10:50:31</dc:date>
            </office:change-info>
          </text:UnknownChange>
        </text:changed-region>
        <text:changed-region xml:id="ct99059694064848" text:id="ct99059694064848">
          <text:insertion>
            <office:change-info>
              <dc:creator>Stuart Baker</dc:creator>
              <dc:date>2024-08-18T11:17:51</dc:date>
            </office:change-info>
          </text:insertion>
        </text:changed-region>
        <text:changed-region xml:id="ct99059673077712" text:id="ct99059673077712">
          <text:insertion>
            <office:change-info>
              <dc:creator>Stuart Baker</dc:creator>
              <dc:date>2024-08-18T11:59:56</dc:date>
            </office:change-info>
          </text:insertion>
        </text:changed-region>
        <text:changed-region xml:id="ct99059698038112" text:id="ct99059698038112">
          <text:insertion>
            <office:change-info>
              <dc:creator>Stuart Baker</dc:creator>
              <dc:date>2024-08-18T12:01:00</dc:date>
            </office:change-info>
          </text:insertion>
        </text:changed-region>
        <text:changed-region xml:id="ct99059680416016" text:id="ct99059680416016">
          <text:insertion>
            <office:change-info>
              <dc:creator>Stuart Baker</dc:creator>
              <dc:date>2024-08-18T12:02:0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5" text:outline-level="1"><text:bookmark-start text:name="__RefHeading___Toc4278_821615081"/>Introduction (Informative)<text:bookmark-end text:name="__RefHeading___Toc4278_821615081"/></text:h>
      <text:p text:style-name="P16"><text:change-start text:change-id="ct99059708695728"/>The OpenLCB suite of protocols can be used on multiple physical transports; this document defines the specifics that relate to <text:span text:style-name="T7">using</text:span> Bluetooth Low Energy (BLE) as a transport layer.<text:change-end text:change-id="ct99059708695728"/><text:change-start text:change-id="ct99059708915232"/> The BLE protocol uses broadcast messages and <text:change-end text:change-id="ct99059708915232"/><text:change-start text:change-id="ct99059708928320"/>connection based transfer of attribute data. This Standard defines unique broadcast messages called advertisements to identify the presence of OpenLCB nodes supporting BLE and <text:change-end text:change-id="ct99059708928320"/><text:change-start text:change-id="ct99059708928688"/>the exchange of data using attributes over connections.<text:change-end text:change-id="ct99059708928688"/></text:p>
      <text:h text:style-name="Heading_20_1" text:outline-level="1"><text:bookmark-start text:name="__RefHeading___Toc4280_821615081"/>Intended Use (Informative)<text:bookmark-end text:name="__RefHeading___Toc4280_821615081"/></text:h>
      <text:p text:style-name="P16"><text:change-start text:change-id="ct99059708932592"/>This Standard is intended for use whenever OpenLCB nodes are communicating using BLE. It is not intended to cover OpenLCB communications over other types of communications links.<text:change-end text:change-id="ct99059708932592"/></text:p>
      <text:h text:style-name="Heading_20_1" text:outline-level="1"><text:bookmark-start text:name="__RefHeading___Toc4282_821615081"/>References and Context<text:bookmark-end text:name="__RefHeading___Toc4282_821615081"/></text:h>
      <text:p text:style-name="Standard">This specification is in the context of the following OpenLCB-CAN Standards:</text:p>
      <text:list text:style-name="L1">
        <text:list-item>
          <text:p text:style-name="P127"><text:change-start text:change-id="ct99059708942368"/>The OpenLCB Message Network Standard, which specifies the general <text:span text:style-name="T24">OpenLCB message</text:span><text:change-end text:change-id="ct99059708942368"/><text:change-start text:change-id="ct99059708944064"/><text:span text:style-name="T24"> format</text:span><text:change-end text:change-id="ct99059708944064"/></text:p>
        </text:list-item>
      </text:list>
      <text:p text:style-name="P16"><text:change-start text:change-id="ct99059708807888"/>For more information about BLE, please refer to the Bluetooth Special Interest Group.<text:change-end text:change-id="ct99059708807888"/><text:change-start text:change-id="ct99059708956448"/></text:p>
      <text:p text:style-name="P14">For the purposes of this standard, a BLE <text:span text:style-name="T7">“device” implements the BLE Peripheral role and uses BLE Advertisements to both announce itself</text:span><text:change-end text:change-id="ct99059708956448"/><text:change-start text:change-id="ct99059708957152"/><text:span text:style-name="T7"> and accept connections.</text:span><text:change-end text:change-id="ct99059708957152"/><text:change-start text:change-id="ct99059623546400"/><text:span text:style-name="T7"> </text:span><text:span text:style-name="T13">A “client” implements the BLE Central role and uses BLE scanning to find BLE d</text:span><text:change-end text:change-id="ct99059623546400"/><text:change-start text:change-id="ct99059674301776"/><text:span text:style-name="T13">evices to establish connections to.</text:span><text:change-end text:change-id="ct99059674301776"/></text:p>
      <text:h text:style-name="P116" text:outline-level="1"><text:bookmark-start text:name="__RefHeading___Toc4284_821615081"/>Message Formats<text:bookmark-end text:name="__RefHeading___Toc4284_821615081"/></text:h>
      <text:p text:style-name="P14"><text:change-start text:change-id="ct99059708973280"/>There exists two possible ways in which a node using BLE transport can join the network.</text:p>
      <text:list text:style-name="L2">
        <text:list-item>
          <text:p text:style-name="P128"><text:span text:style-name="T24">The Streaming method </text:span><text:span text:style-name="T8">utilizes</text:span><text:span text:style-name="T24"> the general OpenLCB message format transported over a pair</text:span><text:change-end text:change-id="ct99059708973280"/><text:change-start text:change-id="ct99059708970624"/><text:span text:style-name="T24"> of BLE attributes. This method requires a full OpenLCB stack implementation on the BLE device.</text:span></text:p>
        </text:list-item>
        <text:list-item>
          <text:p text:style-name="P129">The Simpl<text:change-end text:change-id="ct99059708970624"/><text:change-start text:change-id="ct99059708988128"/>ified method assumes that the BLE device implements <text:span text:style-name="T28">one or more </text:span>very specific application<text:span text:style-name="T28">s</text:span>. It uses one or more BLE attributes to exchange <text:span text:style-name="T7">information</text:span> specific to the given application. This method does not require a full OpenLCB stack implementation on the BLE device.<text:change-end text:change-id="ct99059708988128"/><text:change-start text:change-id="ct99059708982144"/></text:p>
        </text:list-item>
      </text:list>
      <text:p text:style-name="P148"><text:span text:style-name="T26">All </text:span><text:span text:style-name="T16">multi-byte</text:span><text:span text:style-name="T26"> advertising fields are in little-endian format, consistent with BLE conventions.</text:span><text:change-end text:change-id="ct99059708982144"/><text:change-start text:change-id="ct99059708999872"/></text:p>
      <text:h text:style-name="Heading_20_2" text:outline-level="2"><text:bookmark-start text:name="__RefHeading___Toc10272_3734769752"/><text:change-start text:change-id="ct99059652498672"/><text:soft-page-break/>BLE UUIDs<text:bookmark-end text:name="__RefHeading___Toc10272_3734769752"/><text:change-end text:change-id="ct99059652498672"/></text:h>
      <text:p text:style-name="P89">Version 4 BLE UUIDs are used by OpenLCB services and characteristics<text:change-end text:change-id="ct99059708999872"/><text:change-start text:change-id="ct99059709000336"/>. A Version 4 UUID is a <text:span text:style-name="T38">128-bit</text:span> universally unique identifier that is generated using random numbers.<text:change-end text:change-id="ct99059709000336"/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57"><text:change-start text:change-id="ct99059709006592"/>‍<text:change-end text:change-id="ct99059709006592"/><text:change-start text:change-id="ct99059709008176"/><text:span text:style-name="T37">OpenLCB BLE UUIDs</text:span><text:change-end text:change-id="ct99059709008176"/></text:p>
          </table:table-cell>
          <table:covered-table-cell/>
        </table:table-row>
        <table:table-row>
          <table:table-cell table:style-name="Table6.A2" office:value-type="string">
            <text:p text:style-name="P57"><text:change-start text:change-id="ct99059708254944"/>Description<text:change-end text:change-id="ct99059708254944"/></text:p>
          </table:table-cell>
          <table:table-cell table:style-name="Table6.B2" office:value-type="string">
            <text:p text:style-name="P58"><text:change-start text:change-id="ct99059708274896"/>‍<text:span text:style-name="T32">UUID</text:span><text:change-end text:change-id="ct99059708274896"/></text:p>
          </table:table-cell>
        </table:table-row>
        <table:table-row>
          <table:table-cell table:style-name="Table6.A2" office:value-type="string">
            <text:p text:style-name="P90"><text:change-start text:change-id="ct99059708975184"/>Streaming Service<text:change-end text:change-id="ct99059708975184"/></text:p>
          </table:table-cell>
          <table:table-cell table:style-name="Table6.B2" office:value-type="string">
            <text:p text:style-name="P91"><text:change-start text:change-id="ct99059708991488"/>‍<text:span text:style-name="T27">0ff45220-84a9-4daf-83e7-da4c828d1851</text:span><text:change-end text:change-id="ct99059708991488"/></text:p>
          </table:table-cell>
        </table:table-row>
        <table:table-row>
          <table:table-cell table:style-name="Table6.A2" office:value-type="string">
            <text:p text:style-name="P83"><text:change-start text:change-id="ct99059708989408"/>Streaming Active Characteristic<text:change-end text:change-id="ct99059708989408"/></text:p>
          </table:table-cell>
          <table:table-cell table:style-name="Table6.B2" office:value-type="string">
            <text:p text:style-name="P91"><text:change-start text:change-id="ct99059709002976"/>‍<text:change-end text:change-id="ct99059709002976"/></text:p>
          </table:table-cell>
        </table:table-row>
        <table:table-row>
          <table:table-cell table:style-name="Table6.A2" office:value-type="string">
            <text:p text:style-name="P90"><text:change-start text:change-id="ct99059709007616"/>Streaming Data In Characteristic<text:change-end text:change-id="ct99059709007616"/></text:p>
          </table:table-cell>
          <table:table-cell table:style-name="Table6.B2" office:value-type="string">
            <text:p text:style-name="P91"><text:change-start text:change-id="ct99059708974256"/>‍<text:span text:style-name="T29">b029e1ba-47bc-4d8a-a28e-fbe167fc06cb</text:span><text:change-end text:change-id="ct99059708974256"/></text:p>
          </table:table-cell>
        </table:table-row>
        <table:table-row>
          <table:table-cell table:style-name="Table6.A6" office:value-type="string">
            <text:p text:style-name="P90"><text:change-start text:change-id="ct99059709007056"/>Streaming Data Out Characteristic<text:change-end text:change-id="ct99059709007056"/></text:p>
          </table:table-cell>
          <table:table-cell table:style-name="Table6.B2" office:value-type="string">
            <text:p text:style-name="P157"><text:change-start text:change-id="ct99059708986816"/>c4fed917-55d9-485d-bf30-2eb3c095a90f<text:change-end text:change-id="ct99059708986816"/></text:p>
          </table:table-cell>
        </table:table-row>
        <table:table-row>
          <table:table-cell table:style-name="Table6.A7" office:value-type="string">
            <text:p text:style-name="P102"><text:change-start text:change-id="ct99059708952752"/><text:span text:style-name="T47">S</text:span><text:change-end text:change-id="ct99059708952752"/><text:change-start text:change-id="ct99059708956736"/>implified Services<text:change-end text:change-id="ct99059708956736"/></text:p>
          </table:table-cell>
          <table:table-cell table:style-name="Table6.B2" office:value-type="string">
            <text:p text:style-name="P91"><text:change-start text:change-id="ct99059708971488"/>‍<text:change-end text:change-id="ct99059708971488"/></text:p>
          </table:table-cell>
        </table:table-row>
        <table:table-row>
          <table:table-cell table:style-name="Table6.A8" office:value-type="string">
            <text:p text:style-name="P102"><text:change-start text:change-id="ct99059708255760"/>Node Information Service<text:change-end text:change-id="ct99059708255760"/></text:p>
          </table:table-cell>
          <table:table-cell table:style-name="Table6.B2" office:value-type="string">
            <text:p text:style-name="P91"><text:change-start text:change-id="ct99059709014096"/>‍<text:change-end text:change-id="ct99059709014096"/></text:p>
          </table:table-cell>
        </table:table-row>
        <table:table-row table:style-name="Table6.9">
          <table:table-cell table:style-name="Table6.A9" office:value-type="string">
            <text:p text:style-name="P102"><text:change-start text:change-id="ct99059709015664"/>‍<text:span text:style-name="T41">Node Manufacturer Name</text:span><text:change-end text:change-id="ct99059709015664"/></text:p>
          </table:table-cell>
          <table:table-cell table:style-name="Table6.B2" office:value-type="string">
            <text:p text:style-name="P91">‍</text:p>
          </table:table-cell>
        </table:table-row>
        <table:table-row table:style-name="Table6.9">
          <table:table-cell table:style-name="Table6.A9" office:value-type="string">
            <text:p text:style-name="P102"><text:change-start text:change-id="ct99059709018096"/><text:span text:style-name="T41">Node Model Name</text:span>‍<text:change-end text:change-id="ct99059709018096"/></text:p>
          </table:table-cell>
          <table:table-cell table:style-name="Table6.B2" office:value-type="string">
            <text:p text:style-name="P91">‍</text:p>
          </table:table-cell>
        </table:table-row>
        <table:table-row>
          <table:table-cell table:style-name="Table6.A9" office:value-type="string">
            <text:p text:style-name="P102"><text:change-start text:change-id="ct99059709019776"/>Node Hardware Version<text:change-end text:change-id="ct99059709019776"/></text:p>
          </table:table-cell>
          <table:table-cell table:style-name="Table6.B2" office:value-type="string">
            <text:p text:style-name="P91"><text:change-start text:change-id="ct99059709020848"/>‍<text:change-end text:change-id="ct99059709020848"/></text:p>
          </table:table-cell>
        </table:table-row>
        <table:table-row>
          <table:table-cell table:style-name="Table6.A12" office:value-type="string">
            <text:p text:style-name="P102"><text:change-start text:change-id="ct99059709022112"/>Node Software Version<text:change-end text:change-id="ct99059709022112"/></text:p>
          </table:table-cell>
          <table:table-cell table:style-name="Table6.B2" office:value-type="string">
            <text:p text:style-name="P91"><text:change-start text:change-id="ct99059709023216"/>‍<text:change-end text:change-id="ct99059709023216"/></text:p>
          </table:table-cell>
        </table:table-row>
        <table:table-row>
          <table:table-cell table:style-name="Table6.A13" office:value-type="string">
            <text:p text:style-name="P102"><text:change-start text:change-id="ct99059709024528"/>Node User Name<text:change-end text:change-id="ct99059709024528"/></text:p>
          </table:table-cell>
          <table:table-cell table:style-name="Table6.B2" office:value-type="string">
            <text:p text:style-name="P91"><text:change-start text:change-id="ct99059709025632"/>‍<text:change-end text:change-id="ct99059709025632"/></text:p>
          </table:table-cell>
        </table:table-row>
        <table:table-row>
          <table:table-cell table:style-name="Table6.A14" office:value-type="string">
            <text:p text:style-name="P102"><text:change-start text:change-id="ct99059709026896"/>Node User Description<text:change-end text:change-id="ct99059709026896"/></text:p>
          </table:table-cell>
          <table:table-cell table:style-name="Table6.B2" office:value-type="string">
            <text:p text:style-name="P91"/>
          </table:table-cell>
        </table:table-row>
        <table:table-row>
          <table:table-cell table:style-name="Table6.A15" office:value-type="string">
            <text:p text:style-name="P88"><text:change-start text:change-id="ct99059709029440"/><text:span text:style-name="T46">emory </text:span><text:change-end text:change-id="ct99059709029440"/><text:change-start text:change-id="ct99059675262432"/>Configuration Service<text:change-end text:change-id="ct99059675262432"/></text:p>
          </table:table-cell>
          <table:table-cell table:style-name="Table6.B2" office:value-type="string">
            <text:p text:style-name="P91"/>
          </table:table-cell>
        </table:table-row>
        <table:table-row>
          <table:table-cell table:style-name="Table6.A16" office:value-type="string">
            <text:p text:style-name="P88"><text:change-start text:change-id="ct99059709031616"/><text:span text:style-name="T46">emory </text:span><text:change-end text:change-id="ct99059709031616"/><text:change-start text:change-id="ct99059708970080"/>Configuration <text:change-end text:change-id="ct99059708970080"/><text:change-start text:change-id="ct99059708708624"/><text:span text:style-name="T12">Command</text:span><text:change-end text:change-id="ct99059708708624"/></text:p>
          </table:table-cell>
          <table:table-cell table:style-name="Table6.B2" office:value-type="string">
            <text:p text:style-name="P91"/>
          </table:table-cell>
        </table:table-row>
        <table:table-row>
          <table:table-cell table:style-name="Table6.A17" office:value-type="string">
            <text:p text:style-name="P112"><text:change-start text:change-id="ct99059709033264"/>emory Configuration Reply<text:change-end text:change-id="ct99059709033264"/></text:p>
          </table:table-cell>
          <table:table-cell table:style-name="Table6.B2" office:value-type="string">
            <text:p text:style-name="P91"/>
          </table:table-cell>
        </table:table-row>
        <table:table-row table:style-name="Table6.9">
          <table:table-cell table:style-name="Table6.A18" office:value-type="string">
            <text:p text:style-name="P92"><text:change-start text:change-id="ct99059709035216"/>Train Service<text:change-end text:change-id="ct99059709035216"/></text:p>
          </table:table-cell>
          <table:table-cell table:style-name="Table6.B2" office:value-type="string">
            <text:p text:style-name="P91">‍</text:p>
          </table:table-cell>
        </table:table-row>
        <table:table-row table:style-name="Table6.9">
          <table:table-cell table:style-name="Table6.A19" office:value-type="string">
            <text:p text:style-name="P88"><text:change-start text:change-id="ct99059709037600"/><text:span text:style-name="T37">Train </text:span><text:change-end text:change-id="ct99059709037600"/><text:change-start text:change-id="ct99059708707600"/><text:span text:style-name="T43">Incoming Message</text:span><text:change-end text:change-id="ct99059708707600"/></text:p>
          </table:table-cell>
          <table:table-cell table:style-name="Table6.B2" office:value-type="string">
            <text:p text:style-name="P91">‍</text:p>
          </table:table-cell>
        </table:table-row>
        <table:table-row table:style-name="Table6.9">
          <table:table-cell table:style-name="Table6.A20" office:value-type="string">
            <text:p text:style-name="P88"><text:change-start text:change-id="ct99059708941872"/>‍<text:span text:style-name="T37">Train </text:span><text:change-end text:change-id="ct99059708941872"/><text:change-start text:change-id="ct99059708707088"/><text:span text:style-name="T43">Outgoing Message</text:span><text:change-end text:change-id="ct99059708707088"/></text:p>
          </table:table-cell>
          <table:table-cell table:style-name="Table6.B2" office:value-type="string">
            <text:p text:style-name="P91">‍</text:p>
          </table:table-cell>
        </table:table-row>
      </table:table>
      <text:p text:style-name="P19"><text:change-start text:change-id="ct99059709057520"/></text:p>
      <text:h text:style-name="P119" text:outline-level="2"><text:bookmark-start text:name="__RefHeading___Toc10274_3734769752"/><text:change-end text:change-id="ct99059709057520"/><text:change-start text:change-id="ct99059709061536"/><text:soft-page-break/>Streaming<text:bookmark-end text:name="__RefHeading___Toc10274_3734769752"/></text:h>
      <text:p text:style-name="P14">If a node supports streaming protocol, it shall <text:span text:style-name="T11">implement</text:span> the following advertising format to announce itself and accept connections.<text:change-end text:change-id="ct99059709061536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41"><text:change-start text:change-id="ct99059709064912"/>‍<text:change-end text:change-id="ct99059709064912"/><text:change-start text:change-id="ct99059709066144"/><text:span text:style-name="T26">Legacy </text:span><text:change-end text:change-id="ct99059709066144"/><text:change-start text:change-id="ct99059709067472"/><text:span text:style-name="T25">Advertising </text:span><text:change-end text:change-id="ct99059709067472"/><text:change-start text:change-id="ct99059709068688"/><text:span text:style-name="T26">Payload</text:span><text:change-end text:change-id="ct99059709068688"/><text:change-start text:change-id="ct99059682402912"/><text:span text:style-name="T26"> </text:span><text:span text:style-name="T48">(Connectable Undirected)</text:span><text:change-end text:change-id="ct99059682402912"/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1"><text:change-start text:change-id="ct99059708703952"/>‍<text:change-end text:change-id="ct99059708703952"/><text:change-start text:change-id="ct99059709066464"/><text:span text:style-name="T25">Bytes</text:span><text:change-end text:change-id="ct99059709066464"/></text:p>
          </table:table-cell>
          <table:table-cell table:style-name="Table2.A2" office:value-type="string">
            <text:p text:style-name="P35"><text:change-start text:change-id="ct99059708808304"/>Field<text:change-end text:change-id="ct99059708808304"/></text:p>
          </table:table-cell>
          <table:table-cell table:style-name="Table2.C2" office:value-type="string">
            <text:p text:style-name="P35"><text:change-start text:change-id="ct99059709065232"/>Payload<text:change-end text:change-id="ct99059709065232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99059708704464"/>‍<text:change-end text:change-id="ct99059708704464"/><text:change-start text:change-id="ct99059709065744"/><text:span text:style-name="T25">1</text:span><text:change-end text:change-id="ct99059709065744"/></text:p>
          </table:table-cell>
          <table:table-cell table:style-name="Table2.A2" office:value-type="string">
            <text:p text:style-name="P31"><text:change-start text:change-id="ct99059709060784"/>flags length<text:change-end text:change-id="ct99059709060784"/></text:p>
          </table:table-cell>
          <table:table-cell table:style-name="Table2.C2" office:value-type="string">
            <text:p text:style-name="P31"><text:change-start text:change-id="ct99059709070624"/>2<text:change-end text:change-id="ct99059709070624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99059709072128"/>‍<text:change-end text:change-id="ct99059709072128"/><text:change-start text:change-id="ct99059709072416"/><text:span text:style-name="T25">1</text:span><text:change-end text:change-id="ct99059709072416"/></text:p>
          </table:table-cell>
          <table:table-cell table:style-name="Table2.A2" office:value-type="string">
            <text:p text:style-name="P31"><text:change-start text:change-id="ct99059708726992"/>flags type<text:change-end text:change-id="ct99059708726992"/></text:p>
          </table:table-cell>
          <table:table-cell table:style-name="Table2.C2" office:value-type="string">
            <text:p text:style-name="P31"/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99059709075280"/>‍<text:change-end text:change-id="ct99059709075280"/><text:change-start text:change-id="ct99059709057808"/><text:span text:style-name="T25">1</text:span><text:change-end text:change-id="ct99059709057808"/></text:p>
          </table:table-cell>
          <table:table-cell table:style-name="Table2.A2" office:value-type="string">
            <text:p text:style-name="P31"><text:change-start text:change-id="ct99059709062880"/>flags<text:change-end text:change-id="ct99059709062880"/></text:p>
          </table:table-cell>
          <table:table-cell table:style-name="Table2.C2" office:value-type="string">
            <text:p text:style-name="P31"/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99059709078496"/>‍<text:change-end text:change-id="ct99059709078496"/><text:change-start text:change-id="ct99059708729616"/><text:span text:style-name="T25">1</text:span><text:change-end text:change-id="ct99059708729616"/></text:p>
          </table:table-cell>
          <table:table-cell table:style-name="Table2.A2" office:value-type="string">
            <text:p text:style-name="P17"><text:change-start text:change-id="ct99059709073376"/><text:span text:style-name="T7">l</text:span>ocal name length<text:change-end text:change-id="ct99059709073376"/></text:p>
          </table:table-cell>
          <table:table-cell table:style-name="Table2.C2" office:value-type="string">
            <text:p text:style-name="P17"><text:change-start text:change-id="ct99059709076400"/>2-27<text:change-end text:change-id="ct99059709076400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99059709081504"/>‍<text:change-end text:change-id="ct99059709081504"/><text:change-start text:change-id="ct99059708728016"/><text:span text:style-name="T26">1</text:span><text:change-end text:change-id="ct99059708728016"/></text:p>
          </table:table-cell>
          <table:table-cell table:style-name="Table2.A2" office:value-type="string">
            <text:p text:style-name="P17"><text:change-start text:change-id="ct99059709079504"/>local name type<text:change-end text:change-id="ct99059709079504"/></text:p>
          </table:table-cell>
          <table:table-cell table:style-name="Table2.C2" office:value-type="string">
            <text:p text:style-name="P17"><text:change-start text:change-id="ct99059709091088"/>Use <text:span text:style-name="T7">“short” type if the </text:span><text:span text:style-name="T10">OpenLCB </text:span><text:span text:style-name="T11">No</text:span><text:span text:style-name="T7">de user name does not fit.</text:span></text:p>
            <text:p text:style-name="P17"><text:span text:style-name="T7">Use “complete” type if the </text:span><text:span text:style-name="T10">OpenLCB </text:span><text:span text:style-name="T11">No</text:span><text:span text:style-name="T7">de user name does fit.</text:span><text:change-end text:change-id="ct99059709091088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99059709087056"/>‍<text:change-end text:change-id="ct99059709087056"/><text:change-start text:change-id="ct99059709085264"/><text:span text:style-name="T26">1-26</text:span><text:change-end text:change-id="ct99059709085264"/></text:p>
          </table:table-cell>
          <table:table-cell table:style-name="Table2.A2" office:value-type="string">
            <text:p text:style-name="P17"><text:change-start text:change-id="ct99059709084720"/>local name<text:change-end text:change-id="ct99059709084720"/></text:p>
          </table:table-cell>
          <table:table-cell table:style-name="Table2.C2" office:value-type="string">
            <text:p text:style-name="P17"><text:change-start text:change-id="ct99059709089648"/><text:span text:style-name="T7">U</text:span>p to the first 26 bytes of the <text:span text:style-name="T30">OpenLCB </text:span><text:span text:style-name="T38">N</text:span>ode <text:span text:style-name="T38">u</text:span>ser <text:span text:style-name="T38">n</text:span>ame<text:change-end text:change-id="ct99059709089648"/><text:change-start text:change-id="ct99059709089968"/>, null terminated if length is less than 26 bytes.<text:change-end text:change-id="ct99059709089968"/><text:change-start text:change-id="ct99059607410992"/> <text:span text:style-name="T15">Shall not contain a ‘:’ or ‘;’ character. ‘:’ or ‘;’ characters shall be replaced by spaces.</text:span><text:change-end text:change-id="ct99059607410992"/></text:p>
          </table:table-cell>
        </table:table-row>
        <table:table-row table:style-name="Table2.1">
          <table:table-cell table:style-name="Table2.C2" table:number-columns-spanned="3" office:value-type="string">
            <text:p text:style-name="P41"><text:change-start text:change-id="ct99059709067072"/><text:span text:style-name="T26">Legacy Scan Response Payload</text:span>‍<text:change-end text:change-id="ct99059709067072"/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1"><text:change-start text:change-id="ct99059709086144"/>‍<text:change-end text:change-id="ct99059709086144"/><text:change-start text:change-id="ct99059709083984"/><text:span text:style-name="T26">Bytes</text:span><text:change-end text:change-id="ct99059709083984"/></text:p>
          </table:table-cell>
          <table:table-cell table:style-name="Table2.A2" office:value-type="string">
            <text:p text:style-name="P42"><text:change-start text:change-id="ct99059709088016"/>Field<text:change-end text:change-id="ct99059709088016"/></text:p>
          </table:table-cell>
          <table:table-cell table:style-name="Table2.C2" office:value-type="string">
            <text:p text:style-name="P42"><text:change-start text:change-id="ct99059709097760"/>Payload<text:change-end text:change-id="ct99059709097760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99059709098928"/>‍<text:change-end text:change-id="ct99059709098928"/><text:change-start text:change-id="ct99059709099216"/><text:span text:style-name="T26">1</text:span><text:change-end text:change-id="ct99059709099216"/></text:p>
          </table:table-cell>
          <table:table-cell table:style-name="Table2.A2" office:value-type="string">
            <text:p text:style-name="P17"><text:change-start text:change-id="ct99059709082368"/><text:span text:style-name="T7">s</text:span>ervice data 128 length<text:change-end text:change-id="ct99059709082368"/></text:p>
          </table:table-cell>
          <table:table-cell table:style-name="Table2.C2" office:value-type="string">
            <text:p text:style-name="P17"><text:change-start text:change-id="ct99059709087600"/>2<text:change-end text:change-id="ct99059709087600"/><text:change-start text:change-id="ct99059709069648"/><text:span text:style-name="T27">7</text:span><text:change-end text:change-id="ct99059709069648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99059708739280"/>‍<text:change-end text:change-id="ct99059708739280"/><text:change-start text:change-id="ct99059708729040"/><text:span text:style-name="T26">1</text:span><text:change-end text:change-id="ct99059708729040"/></text:p>
          </table:table-cell>
          <table:table-cell table:style-name="Table2.A2" office:value-type="string">
            <text:p text:style-name="P17"><text:change-start text:change-id="ct99059709095824"/><text:span text:style-name="T7">s</text:span>ervice data 128 type<text:change-end text:change-id="ct99059709095824"/></text:p>
          </table:table-cell>
          <table:table-cell table:style-name="Table2.C2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99059709103824"/>‍<text:change-end text:change-id="ct99059709103824"/><text:change-start text:change-id="ct99059709068240"/><text:span text:style-name="T26">16</text:span><text:change-end text:change-id="ct99059709068240"/></text:p>
          </table:table-cell>
          <table:table-cell table:style-name="Table2.A2" office:value-type="string">
            <text:p text:style-name="P17"><text:change-start text:change-id="ct99059709064512"/>128-bit UUID<text:change-end text:change-id="ct99059709064512"/></text:p>
          </table:table-cell>
          <table:table-cell table:style-name="Table2.C2" office:value-type="string">
            <text:p text:style-name="P17"><text:change-start text:change-id="ct99059708741904"/>Unique Identifier identifying this as having an <text:span text:style-name="T30">OpenLCB</text:span> <text:span text:style-name="T35">Streaming </text:span>Service (and more).<text:change-end text:change-id="ct99059708741904"/><text:change-start text:change-id="ct99059709055504"/></text:p>
            <text:p text:style-name="P59"><text:change-end text:change-id="ct99059709055504"/><text:change-start text:change-id="ct99059708740880"/>0ff45220-84a9-4daf-83e7-da4c828d1851<text:change-end text:change-id="ct99059708740880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99059708742416"/>‍<text:change-end text:change-id="ct99059708742416"/><text:change-start text:change-id="ct99059708727504"/><text:span text:style-name="T26">6</text:span><text:change-end text:change-id="ct99059708727504"/></text:p>
          </table:table-cell>
          <table:table-cell table:style-name="Table2.A2" office:value-type="string">
            <text:p text:style-name="P17"><text:change-start text:change-id="ct99059709106672"/><text:span text:style-name="T30">OpenLCB</text:span><text:change-end text:change-id="ct99059709106672"/><text:change-start text:change-id="ct99059708744464"/> Node ID<text:change-end text:change-id="ct99059708744464"/></text:p>
          </table:table-cell>
          <table:table-cell table:style-name="Table2.C2" office:value-type="string">
            <text:p text:style-name="P17"><text:change-start text:change-id="ct99059709107216"/>48-bit OpenLCB Node ID.<text:change-end text:change-id="ct99059709107216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99059709110400"/>‍<text:change-end text:change-id="ct99059709110400"/><text:change-start text:change-id="ct99059708744976"/><text:span text:style-name="T26">4</text:span><text:change-end text:change-id="ct99059708744976"/><text:change-start text:change-id="ct99059708750544"/><text:span text:style-name="T26"><office:annotation loext:resolved="false"><dc:creator>Stuart Baker</dc:creator><dc:date>2024-08-17T10:15:18.737477934</dc:date><meta:creator-initials>SB</meta:creator-initials><text:p text:style-name="Comment">There is actually room to add three more bytes here.</text:p></office:annotation></text:span><text:change-end text:change-id="ct99059708750544"/></text:p>
          </table:table-cell>
          <table:table-cell table:style-name="Table2.A2" office:value-type="string">
            <text:p text:style-name="P17"><text:change-start text:change-id="ct99059709089152"/><text:span text:style-name="T30">OpenLCB </text:span><text:change-end text:change-id="ct99059709089152"/><text:change-start text:change-id="ct99059709067792"/>PIP<text:change-end text:change-id="ct99059709067792"/></text:p>
          </table:table-cell>
          <table:table-cell table:style-name="Table2.C2" office:value-type="string">
            <text:p text:style-name="P17"><text:change-start text:change-id="ct99059708739792"/>If PIP exceeds four bytes, then a <text:span text:style-name="T7">connection</text:span> is required to get the rest.<text:change-end text:change-id="ct99059708739792"/></text:p>
          </table:table-cell>
        </table:table-row>
      </table:table>
      <text:p text:style-name="P14"><text:change-start text:change-id="ct99059708743024"/></text:p>
      <text:p text:style-name="P20"><text:change-end text:change-id="ct99059708743024"/><text:change-start text:change-id="ct99059709133440"/></text:p>
      <text:p text:style-name="P130"><text:change-end text:change-id="ct99059709133440"/><text:change-start text:change-id="ct99059709134400"/>If a node supports streaming protocol, it <text:span text:style-name="T38">shall </text:span>implement the following BLE GATT Service.<text:change-end text:change-id="ct99059709134400"/>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44"><text:change-start text:change-id="ct99059709093056"/><text:span text:style-name="T34">OpenLCB </text:span><text:change-end text:change-id="ct99059709093056"/><text:change-start text:change-id="ct99059709142384"/><text:span text:style-name="T38">Streaming </text:span><text:change-end text:change-id="ct99059709142384"/><text:change-start text:change-id="ct99059709142704"/>Service Attribute Table<text:change-end text:change-id="ct99059709142704"/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2"><text:change-start text:change-id="ct99059709131984"/>‍‍<text:span text:style-name="T29">UUID Length </text:span><text:span text:style-name="T30">(bits)</text:span><text:change-end text:change-id="ct99059709131984"/></text:p>
          </table:table-cell>
          <table:table-cell table:style-name="Table5.B2" office:value-type="string">
            <text:p text:style-name="P48"><text:change-start text:change-id="ct99059709138016"/>UUID<text:change-end text:change-id="ct99059709138016"/></text:p>
          </table:table-cell>
          <table:table-cell table:style-name="Table5.C2" office:value-type="string">
            <text:p text:style-name="P36"><text:change-start text:change-id="ct99059709145120"/>‍<text:span text:style-name="T9">Permissions</text:span><text:change-end text:change-id="ct99059709145120"/></text:p>
          </table:table-cell>
          <table:table-cell table:style-name="Table5.D2" office:value-type="string">
            <text:p text:style-name="P48"><text:change-start text:change-id="ct99059709141984"/>Size <text:span text:style-name="T30">(bytes)</text:span><text:change-end text:change-id="ct99059709141984"/></text:p>
          </table:table-cell>
          <table:table-cell table:style-name="Table5.E2" office:value-type="string">
            <text:p text:style-name="P48"><text:change-start text:change-id="ct99059709140416"/>‍Value<text:change-end text:change-id="ct99059709140416"/></text:p>
          </table:table-cell>
        </table:table-row>
        <table:table-row table:style-name="Table5.1">
          <table:table-cell table:style-name="Table5.A3" office:value-type="string">
            <text:p text:style-name="P71"><text:change-start text:change-id="ct99059709148048"/>‍‍‍<text:span text:style-name="T28">16</text:span><text:change-end text:change-id="ct99059709148048"/></text:p>
          </table:table-cell>
          <table:table-cell table:style-name="Table5.B3" office:value-type="string">
            <text:p text:style-name="P25"><text:change-start text:change-id="ct99059708759248"/>Primary Service<text:change-end text:change-id="ct99059708759248"/></text:p>
          </table:table-cell>
          <table:table-cell table:style-name="Table5.C2" office:value-type="string">
            <text:p text:style-name="P21"><text:change-start text:change-id="ct99059709152576"/>‍<text:span text:style-name="T29">Read</text:span><text:change-end text:change-id="ct99059709152576"/></text:p>
          </table:table-cell>
          <table:table-cell table:style-name="Table5.D3" office:value-type="string">
            <text:p text:style-name="P61"><text:change-start text:change-id="ct99059709144080"/>16<text:change-end text:change-id="ct99059709144080"/></text:p>
          </table:table-cell>
          <table:table-cell table:style-name="Table5.E2" office:value-type="string">
            <text:p text:style-name="P25"><text:change-start text:change-id="ct99059709156896"/>‍<text:span text:style-name="T33">Streaming </text:span>Service UUID</text:p>
            <text:p text:style-name="P60">0ff45220-84a9-4daf-83e7-da4c828d1851<text:change-end text:change-id="ct99059709156896"/></text:p>
          </table:table-cell>
        </table:table-row>
        <table:table-row table:style-name="Table5.1">
          <table:table-cell table:style-name="Table5.A3" office:value-type="string">
            <text:p text:style-name="P71"><text:change-start text:change-id="ct99059709132768"/>‍<text:span text:style-name="T33">16</text:span><text:change-end text:change-id="ct99059709132768"/></text:p>
          </table:table-cell>
          <table:table-cell table:style-name="Table5.B4" office:value-type="string">
            <text:p text:style-name="P79"><text:change-start text:change-id="ct99059709155184"/>Characteristic Declaration<text:change-end text:change-id="ct99059709155184"/></text:p>
          </table:table-cell>
          <table:table-cell table:style-name="Table5.C2" office:value-type="string">
            <text:p text:style-name="P75"><text:change-start text:change-id="ct99059709158224"/>Read<text:change-end text:change-id="ct99059709158224"/></text:p>
          </table:table-cell>
          <table:table-cell table:style-name="Table5.D4" office:value-type="string">
            <text:p text:style-name="P75"><text:change-start text:change-id="ct99059709159248"/>1<text:change-end text:change-id="ct99059709159248"/></text:p>
          </table:table-cell>
          <table:table-cell table:style-name="Table5.E2" office:value-type="string">
            <text:p text:style-name="P79"><text:change-start text:change-id="ct99059709160352"/>Characteristic Property write<text:change-end text:change-id="ct99059709160352"/></text:p>
          </table:table-cell>
        </table:table-row>
        <table:table-row table:style-name="Table5.1">
          <table:table-cell table:style-name="Table5.A3" office:value-type="string">
            <text:p text:style-name="P71"><text:change-start text:change-id="ct99059709162400"/><text:span text:style-name="T33">128</text:span>‍<text:change-end text:change-id="ct99059709162400"/></text:p>
          </table:table-cell>
          <table:table-cell table:style-name="Table5.B4" office:value-type="string">
            <text:p text:style-name="P79"><text:change-start text:change-id="ct99059709155808"/>Streaming Active Characteristic<text:change-end text:change-id="ct99059709155808"/></text:p>
          </table:table-cell>
          <table:table-cell table:style-name="Table5.C2" office:value-type="string">
            <text:p text:style-name="P75"><text:change-start text:change-id="ct99059709164256"/>Write<text:change-end text:change-id="ct99059709164256"/></text:p>
          </table:table-cell>
          <table:table-cell table:style-name="Table5.D4" office:value-type="string">
            <text:p text:style-name="P75"><text:change-start text:change-id="ct99059709165280"/>1<text:change-end text:change-id="ct99059709165280"/></text:p>
          </table:table-cell>
          <table:table-cell table:style-name="Table5.E2" office:value-type="string">
            <text:p text:style-name="P79"><text:change-start text:change-id="ct99059709167024"/>0: Streaming connection not active</text:p>
            <text:p text:style-name="P79">1: Streaming connection active<text:change-end text:change-id="ct99059709167024"/></text:p>
          </table:table-cell>
        </table:table-row>
        <table:table-row table:style-name="Table5.1">
          <table:table-cell table:style-name="Table5.A6" office:value-type="string">
            <text:p text:style-name="P71"><text:change-start text:change-id="ct99059709168880"/>‍‍<text:span text:style-name="T29">16</text:span><text:change-end text:change-id="ct99059709168880"/></text:p>
          </table:table-cell>
          <table:table-cell table:style-name="Table5.B6" office:value-type="string">
            <text:p text:style-name="P65"><text:change-start text:change-id="ct99059709151072"/>Characteristic Declaration<text:change-end text:change-id="ct99059709151072"/></text:p>
          </table:table-cell>
          <table:table-cell table:style-name="Table5.C2" office:value-type="string">
            <text:p text:style-name="P32"><text:change-start text:change-id="ct99059709171120"/>‍<text:span text:style-name="T29">Read</text:span><text:change-end text:change-id="ct99059709171120"/></text:p>
          </table:table-cell>
          <table:table-cell table:style-name="Table5.D6" office:value-type="string">
            <text:p text:style-name="P69"><text:change-start text:change-id="ct99059709163360"/>1<text:change-end text:change-id="ct99059709163360"/></text:p>
          </table:table-cell>
          <table:table-cell table:style-name="Table5.E2" office:value-type="string">
            <text:p text:style-name="P65"><text:change-start text:change-id="ct99059709173136"/>‍Characteristic Property write<text:change-end text:change-id="ct99059709173136"/></text:p>
          </table:table-cell>
        </table:table-row>
        <table:table-row table:style-name="Table5.1">
          <table:table-cell table:style-name="Table5.A7" office:value-type="string">
            <text:p text:style-name="P71"><text:change-start text:change-id="ct99059709175104"/>‍‍<text:span text:style-name="T29">128</text:span><text:change-end text:change-id="ct99059709175104"/></text:p>
          </table:table-cell>
          <table:table-cell table:style-name="Table5.B7" office:value-type="string">
            <text:p text:style-name="P65"><text:change-start text:change-id="ct99059709178928"/><text:span text:style-name="T33">Streaming </text:span>Data In Characteristic</text:p>
            <text:p text:style-name="P65">b029e1ba-47bc-4d8a-a28e-fbe167fc06cb<text:change-end text:change-id="ct99059709178928"/></text:p>
          </table:table-cell>
          <table:table-cell table:style-name="Table5.C2" office:value-type="string">
            <text:p text:style-name="P32"><text:change-start text:change-id="ct99059709140928"/>‍<text:span text:style-name="T30">Write</text:span><text:change-end text:change-id="ct99059709140928"/></text:p>
          </table:table-cell>
          <table:table-cell table:style-name="Table5.D7" office:value-type="string">
            <text:p text:style-name="P85"><text:change-start text:change-id="ct99059709177216"/>2<text:change-end text:change-id="ct99059709177216"/><text:change-start text:change-id="ct99059696822640"/><text:span text:style-name="T58">44</text:span><text:change-end text:change-id="ct99059696822640"/></text:p>
          </table:table-cell>
          <table:table-cell table:style-name="Table5.E2" office:value-type="string">
            <text:p text:style-name="P84"><text:change-start text:change-id="ct99059709180864"/>OpenLCB <text:span text:style-name="T40">message</text:span> data to the device.<text:change-end text:change-id="ct99059709180864"/></text:p>
          </table:table-cell>
        </table:table-row>
        <table:table-row table:style-name="Table5.1">
          <table:table-cell table:style-name="Table5.A3" office:value-type="string">
            <text:p text:style-name="P71"><text:change-start text:change-id="ct99059709177840"/>‍‍<text:span text:style-name="T29">16</text:span><text:change-end text:change-id="ct99059709177840"/></text:p>
          </table:table-cell>
          <table:table-cell table:style-name="Table5.B8" office:value-type="string">
            <text:p text:style-name="P65"><text:change-start text:change-id="ct99059709172080"/>Characteristic Declaration<text:change-end text:change-id="ct99059709172080"/></text:p>
          </table:table-cell>
          <table:table-cell table:style-name="Table5.C2" office:value-type="string">
            <text:p text:style-name="P32"><text:change-start text:change-id="ct99059709184304"/>‍<text:span text:style-name="T29">Read</text:span><text:change-end text:change-id="ct99059709184304"/></text:p>
          </table:table-cell>
          <table:table-cell table:style-name="Table5.D8" office:value-type="string">
            <text:p text:style-name="P69"><text:change-start text:change-id="ct99059709169776"/>1<text:change-end text:change-id="ct99059709169776"/></text:p>
          </table:table-cell>
          <table:table-cell table:style-name="Table5.E2" office:value-type="string">
            <text:p text:style-name="P65"><text:change-start text:change-id="ct99059709186288"/>‍Characteristic Property <text:change-end text:change-id="ct99059709186288"/><text:change-start text:change-id="ct99059708760336"/><text:span text:style-name="T39">read notify ack</text:span><text:change-end text:change-id="ct99059708760336"/></text:p>
          </table:table-cell>
        </table:table-row>
        <table:table-row table:style-name="Table5.1">
          <table:table-cell table:style-name="Table5.A3" office:value-type="string">
            <text:p text:style-name="P71"><text:change-start text:change-id="ct99059709182880"/>‍‍<text:span text:style-name="T29">128</text:span><text:change-end text:change-id="ct99059709182880"/></text:p>
          </table:table-cell>
          <table:table-cell table:style-name="Table5.B8" office:value-type="string">
            <text:p text:style-name="P65"><text:change-start text:change-id="ct99059709141504"/>S<text:span text:style-name="T33">treaming </text:span>Data <text:span text:style-name="T31">out</text:span> Characteristic</text:p>
            <text:p text:style-name="P65">c4fed917-55d9-485d-bf30-2eb3c095a90f<text:change-end text:change-id="ct99059709141504"/></text:p>
          </table:table-cell>
          <table:table-cell table:style-name="Table5.C2" office:value-type="string">
            <text:p text:style-name="P32"><text:change-start text:change-id="ct99059709189280"/>‍<text:span text:style-name="T31">Read</text:span><text:change-end text:change-id="ct99059709189280"/></text:p>
          </table:table-cell>
          <table:table-cell table:style-name="Table5.D8" office:value-type="string">
            <text:p text:style-name="P69"><text:change-start text:change-id="ct99059709187472"/>2<text:change-end text:change-id="ct99059709187472"/><text:change-start text:change-id="ct99059651467760"/><text:span text:style-name="T58">44</text:span><text:change-end text:change-id="ct99059651467760"/></text:p>
          </table:table-cell>
          <table:table-cell table:style-name="Table5.E2" office:value-type="string">
            <text:p text:style-name="P86"><text:change-start text:change-id="ct99059709190160"/>OpenLCB <text:span text:style-name="T40">message date</text:span> from the device<text:change-end text:change-id="ct99059709190160"/></text:p>
          </table:table-cell>
        </table:table-row>
        <text:soft-page-break/>
        <table:table-row table:style-name="Table5.1">
          <table:table-cell table:style-name="Table5.A10" office:value-type="string">
            <text:p text:style-name="P71"><text:change-start text:change-id="ct99059709190784"/>‍‍<text:span text:style-name="T29">16</text:span><text:change-end text:change-id="ct99059709190784"/><text:change text:change-id="ct99059709132352"/></text:p>
          </table:table-cell>
          <table:table-cell table:style-name="Table5.B10" office:value-type="string">
            <text:p text:style-name="P65"><text:change-start text:change-id="ct99059709176064"/><text:span text:style-name="T35">Client </text:span><text:change-end text:change-id="ct99059709176064"/><text:change-start text:change-id="ct99059708758800"/>Characteristic <text:change-end text:change-id="ct99059708758800"/><text:change-start text:change-id="ct99059708762480"/><text:span text:style-name="T35">Configuration Descriptor</text:span><text:change-end text:change-id="ct99059708762480"/></text:p>
          </table:table-cell>
          <table:table-cell table:style-name="Table5.C2" office:value-type="string">
            <text:p text:style-name="P32"><text:change-start text:change-id="ct99059709188464"/>‍<text:span text:style-name="T29">Read</text:span><text:change-end text:change-id="ct99059709188464"/><text:change-start text:change-id="ct99059708759824"/><text:span text:style-name="T29">/</text:span><text:span text:style-name="T44">Write</text:span><text:change-end text:change-id="ct99059708759824"/></text:p>
          </table:table-cell>
          <table:table-cell table:style-name="Table5.D10" office:value-type="string">
            <text:p text:style-name="P87"><text:change-start text:change-id="ct99059709131088"/>2<text:change-end text:change-id="ct99059709131088"/></text:p>
          </table:table-cell>
          <table:table-cell table:style-name="Table5.E2" office:value-type="string">
            <text:p text:style-name="P65"/>
          </table:table-cell>
        </table:table-row>
      </table:table>
      <text:p text:style-name="Standard"><text:change-start text:change-id="ct99059709210672"/></text:p>
      <text:h text:style-name="P120" text:outline-level="2"><text:bookmark-start text:name="__RefHeading___Toc10276_3734769752"/><text:change-end text:change-id="ct99059709210672"/><text:change-start text:change-id="ct99059708773728"/>Simplified<text:bookmark-end text:name="__RefHeading___Toc10276_3734769752"/><text:change-end text:change-id="ct99059708773728"/><text:change-start text:change-id="ct99059709061248"/></text:h>
      <text:p text:style-name="P15">If a node supports <text:span text:style-name="T38">one or more of the </text:span>s<text:span text:style-name="T38">implified </text:span>protocol<text:span text:style-name="T38">s</text:span>, it shall <text:span text:style-name="T38">implement </text:span>the following advertising format to announce itself and accept connections.<text:change-end text:change-id="ct99059709061248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56"><text:change-start text:change-id="ct99059709227024"/>‍<text:span text:style-name="T26">Legacy </text:span><text:span text:style-name="T25">Advertising </text:span><text:span text:style-name="T26">Payload</text:span><text:change-end text:change-id="ct99059709227024"/><text:change-start text:change-id="ct99059668425104"/><text:span text:style-name="T26"> </text:span><text:span text:style-name="T48">(Connectable Undirected)</text:span><text:change-end text:change-id="ct99059668425104"/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6">‍‍<text:change-start text:change-id="ct99059709217280"/>‍<text:span text:style-name="T25">Bytes</text:span><text:change-end text:change-id="ct99059709217280"/></text:p>
          </table:table-cell>
          <table:table-cell table:style-name="Table3.A2" office:value-type="string">
            <text:p text:style-name="P40"><text:change-start text:change-id="ct99059709208576"/>Field<text:change-end text:change-id="ct99059709208576"/></text:p>
          </table:table-cell>
          <table:table-cell table:style-name="Table3.C2" office:value-type="string">
            <text:p text:style-name="P40"><text:change-start text:change-id="ct99059709210336"/>Payload<text:change-end text:change-id="ct99059709210336"/></text:p>
          </table:table-cell>
        </table:table-row>
        <table:table-row table:style-name="Table3.1">
          <table:table-cell table:style-name="Table3.A2" office:value-type="string">
            <text:p text:style-name="P30">‍‍<text:change-start text:change-id="ct99059709229456"/>‍<text:span text:style-name="T25">1</text:span><text:change-end text:change-id="ct99059709229456"/></text:p>
          </table:table-cell>
          <table:table-cell table:style-name="Table3.A2" office:value-type="string">
            <text:p text:style-name="P34"><text:change-start text:change-id="ct99059709227984"/>flags length<text:change-end text:change-id="ct99059709227984"/></text:p>
          </table:table-cell>
          <table:table-cell table:style-name="Table3.C2" office:value-type="string">
            <text:p text:style-name="P34"><text:change-start text:change-id="ct99059709222848"/>2<text:change-end text:change-id="ct99059709222848"/></text:p>
          </table:table-cell>
        </table:table-row>
        <table:table-row table:style-name="Table3.1">
          <table:table-cell table:style-name="Table3.A2" office:value-type="string">
            <text:p text:style-name="P30">‍<text:change-start text:change-id="ct99059708814720"/>‍<text:span text:style-name="T25">1</text:span><text:change-end text:change-id="ct99059708814720"/></text:p>
          </table:table-cell>
          <table:table-cell table:style-name="Table3.A2" office:value-type="string">
            <text:p text:style-name="P34"><text:change-start text:change-id="ct99059709226176"/>flags type<text:change-end text:change-id="ct99059709226176"/></text:p>
          </table:table-cell>
          <table:table-cell table:style-name="Table3.C2" office:value-type="string">
            <text:p text:style-name="P34"/>
          </table:table-cell>
        </table:table-row>
        <table:table-row table:style-name="Table3.1">
          <table:table-cell table:style-name="Table3.A2" office:value-type="string">
            <text:p text:style-name="P30">‍<text:change-start text:change-id="ct99059709233376"/>‍<text:span text:style-name="T25">1</text:span><text:change-end text:change-id="ct99059709233376"/></text:p>
          </table:table-cell>
          <table:table-cell table:style-name="Table3.A2" office:value-type="string">
            <text:p text:style-name="P34"><text:change-start text:change-id="ct99059708819776"/>flags<text:change-end text:change-id="ct99059708819776"/></text:p>
          </table:table-cell>
          <table:table-cell table:style-name="Table3.C2" office:value-type="string">
            <text:p text:style-name="P34"/>
          </table:table-cell>
        </table:table-row>
        <table:table-row table:style-name="Table3.1">
          <table:table-cell table:style-name="Table3.A2" office:value-type="string">
            <text:p text:style-name="P30">‍‍<text:change-start text:change-id="ct99059709236928"/>‍<text:span text:style-name="T25">1</text:span><text:change-end text:change-id="ct99059709236928"/></text:p>
          </table:table-cell>
          <table:table-cell table:style-name="Table3.A2" office:value-type="string">
            <text:p text:style-name="P18"><text:change-start text:change-id="ct99059708820800"/><text:span text:style-name="T7">l</text:span>ocal name length<text:change-end text:change-id="ct99059708820800"/></text:p>
          </table:table-cell>
          <table:table-cell table:style-name="Table3.C2" office:value-type="string">
            <text:p text:style-name="P18"><text:change-start text:change-id="ct99059709234352"/>2-27<text:change-end text:change-id="ct99059709234352"/></text:p>
          </table:table-cell>
        </table:table-row>
        <table:table-row table:style-name="Table3.1">
          <table:table-cell table:style-name="Table3.A2" office:value-type="string">
            <text:p text:style-name="P30">‍‍<text:change-start text:change-id="ct99059709240048"/>‍<text:span text:style-name="T26">1</text:span><text:change-end text:change-id="ct99059709240048"/></text:p>
          </table:table-cell>
          <table:table-cell table:style-name="Table3.A2" office:value-type="string">
            <text:p text:style-name="P18"><text:change-start text:change-id="ct99059708822336"/>local name type<text:change-end text:change-id="ct99059708822336"/></text:p>
          </table:table-cell>
          <table:table-cell table:style-name="Table3.C2" office:value-type="string">
            <text:p text:style-name="P18"><text:change-start text:change-id="ct99059709217920"/>Use <text:span text:style-name="T7">“short” type if the </text:span><text:span text:style-name="T10">OpenLCB </text:span><text:span text:style-name="T11">N</text:span><text:span text:style-name="T7">ode u</text:span><text:span text:style-name="T11">s</text:span><text:span text:style-name="T7">er name does not fit.</text:span></text:p>
            <text:p text:style-name="P18"><text:span text:style-name="T7">Use “complete” type if the </text:span><text:span text:style-name="T10">OpenLCB </text:span><text:span text:style-name="T11">N</text:span><text:span text:style-name="T7">ode user name does fit.</text:span><text:change-end text:change-id="ct99059709217920"/></text:p>
          </table:table-cell>
        </table:table-row>
        <table:table-row table:style-name="Table3.1">
          <table:table-cell table:style-name="Table3.A2" office:value-type="string">
            <text:p text:style-name="P30">‍‍<text:change-start text:change-id="ct99059709250176"/>‍<text:span text:style-name="T26">1-26</text:span><text:change-end text:change-id="ct99059709250176"/></text:p>
          </table:table-cell>
          <table:table-cell table:style-name="Table3.A2" office:value-type="string">
            <text:p text:style-name="P18"><text:change-start text:change-id="ct99059709226624"/>local name<text:change-end text:change-id="ct99059709226624"/></text:p>
          </table:table-cell>
          <table:table-cell table:style-name="Table3.C2" office:value-type="string">
            <text:p text:style-name="P18"><text:change-start text:change-id="ct99059709247008"/><text:span text:style-name="T7">U</text:span>p to the first 26 bytes of the <text:span text:style-name="T30">OpenLCB </text:span><text:span text:style-name="T38">N</text:span>ode <text:span text:style-name="T38">us</text:span>er <text:span text:style-name="T38">n</text:span>ame, null terminated if length is less than 26 bytes.<text:change-end text:change-id="ct99059709247008"/></text:p>
          </table:table-cell>
        </table:table-row>
        <table:table-row table:style-name="Table3.1">
          <table:table-cell table:style-name="Table3.C2" table:number-columns-spanned="3" office:value-type="string">
            <text:p text:style-name="P56"><text:change-start text:change-id="ct99059709216832"/><text:span text:style-name="T26">Legacy Scan Response Payload</text:span>‍<text:change-end text:change-id="ct99059709216832"/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6">‍‍<text:change-start text:change-id="ct99059709247856"/>‍<text:span text:style-name="T26">Bytes</text:span><text:change-end text:change-id="ct99059709247856"/></text:p>
          </table:table-cell>
          <table:table-cell table:style-name="Table3.A2" office:value-type="string">
            <text:p text:style-name="P43"><text:change-start text:change-id="ct99059709220352"/>Field<text:change-end text:change-id="ct99059709220352"/></text:p>
          </table:table-cell>
          <table:table-cell table:style-name="Table3.C2" office:value-type="string">
            <text:p text:style-name="P43"><text:change-start text:change-id="ct99059709253808"/>Payload<text:change-end text:change-id="ct99059709253808"/></text:p>
          </table:table-cell>
        </table:table-row>
        <table:table-row table:style-name="Table3.1">
          <table:table-cell table:style-name="Table3.A2" office:value-type="string">
            <text:p text:style-name="P30">‍‍<text:change-start text:change-id="ct99059709249264"/>‍<text:span text:style-name="T26">1</text:span><text:change-end text:change-id="ct99059709249264"/></text:p>
          </table:table-cell>
          <table:table-cell table:style-name="Table3.A2" office:value-type="string">
            <text:p text:style-name="P18"><text:change-start text:change-id="ct99059709241056"/><text:span text:style-name="T7">s</text:span>ervice data 128 length<text:change-end text:change-id="ct99059709241056"/></text:p>
          </table:table-cell>
          <table:table-cell table:style-name="Table3.C2" office:value-type="string">
            <text:p text:style-name="P18"><text:change-start text:change-id="ct99059708818816"/>2<text:span text:style-name="T27">7 - 30</text:span><text:change-end text:change-id="ct99059708818816"/></text:p>
          </table:table-cell>
        </table:table-row>
        <table:table-row table:style-name="Table3.1">
          <table:table-cell table:style-name="Table3.A2" office:value-type="string">
            <text:p text:style-name="P30">‍<text:change-start text:change-id="ct99059709194544"/>‍<text:span text:style-name="T26">1</text:span><text:change-end text:change-id="ct99059709194544"/></text:p>
          </table:table-cell>
          <table:table-cell table:style-name="Table3.A2" office:value-type="string">
            <text:p text:style-name="P18"><text:change-start text:change-id="ct99059709243520"/><text:span text:style-name="T7">s</text:span>ervice data 128 type<text:change-end text:change-id="ct99059709243520"/></text:p>
          </table:table-cell>
          <table:table-cell table:style-name="Table3.C2" office:value-type="string">
            <text:p text:style-name="P18"/>
          </table:table-cell>
        </table:table-row>
        <table:table-row table:style-name="Table3.1">
          <table:table-cell table:style-name="Table3.A2" office:value-type="string">
            <text:p text:style-name="P30">‍‍‍<text:change-start text:change-id="ct99059709262208"/>‍<text:span text:style-name="T26">16</text:span><text:change-end text:change-id="ct99059709262208"/></text:p>
          </table:table-cell>
          <table:table-cell table:style-name="Table3.A2" office:value-type="string">
            <text:p text:style-name="P18"><text:change-start text:change-id="ct99059709250800"/>128-bit UUID<text:change-end text:change-id="ct99059709250800"/></text:p>
          </table:table-cell>
          <table:table-cell table:style-name="Table3.C2" office:value-type="string">
            <text:p text:style-name="P18"><text:change-start text:change-id="ct99059709268512"/>Unique Identifier identifying this as having <text:span text:style-name="T36">one or more </text:span><text:span text:style-name="T30">OpenLCB</text:span> <text:span text:style-name="T36">Simplified </text:span>Service<text:span text:style-name="T36">s</text:span> (and more).<text:change-end text:change-id="ct99059709268512"/></text:p>
          </table:table-cell>
        </table:table-row>
        <table:table-row table:style-name="Table3.1">
          <table:table-cell table:style-name="Table3.A2" office:value-type="string">
            <text:p text:style-name="P30">‍‍<text:change-start text:change-id="ct99059709248304"/>‍<text:span text:style-name="T26">6</text:span><text:change-end text:change-id="ct99059709248304"/></text:p>
          </table:table-cell>
          <table:table-cell table:style-name="Table3.A2" office:value-type="string">
            <text:p text:style-name="P18"><text:change-start text:change-id="ct99059709267952"/><text:span text:style-name="T30">OpenLCB</text:span> Node ID<text:change-end text:change-id="ct99059709267952"/></text:p>
          </table:table-cell>
          <table:table-cell table:style-name="Table3.C2" office:value-type="string">
            <text:p text:style-name="P18"><text:change-start text:change-id="ct99059709231024"/>48-bit OpenLCB Node ID.<text:change-end text:change-id="ct99059709231024"/></text:p>
          </table:table-cell>
        </table:table-row>
        <table:table-row table:style-name="Table3.1">
          <table:table-cell table:style-name="Table3.A2" office:value-type="string">
            <text:p text:style-name="P30">‍‍<text:change-start text:change-id="ct99059709271952"/>‍<text:span text:style-name="T26">4</text:span><text:change-end text:change-id="ct99059709271952"/></text:p>
          </table:table-cell>
          <table:table-cell table:style-name="Table3.A2" office:value-type="string">
            <text:p text:style-name="P18"><text:change-start text:change-id="ct99059709265264"/><text:span text:style-name="T30">OpenLCB </text:span>PIP<text:change-end text:change-id="ct99059709265264"/></text:p>
          </table:table-cell>
          <table:table-cell table:style-name="Table3.C2" office:value-type="string">
            <text:p text:style-name="P18"><text:change-start text:change-id="ct99059709195488"/>If PIP exceeds four bytes, then a <text:span text:style-name="T7">connection</text:span> is required to get the rest.<text:change-end text:change-id="ct99059709195488"/></text:p>
          </table:table-cell>
        </table:table-row>
      </table:table>
      <text:p text:style-name="P29"/>
      <text:p text:style-name="Standard"><text:change-start text:change-id="ct99059709286928"/></text:p>
      <text:p text:style-name="P131">If a node supports <text:span text:style-name="T38">one or more of the simplified</text:span> protocol<text:span text:style-name="T38">s</text:span>, it <text:span text:style-name="T38">shall </text:span>implement <text:span text:style-name="T38">one or more of</text:span> the following BLE GATT Service<text:span text:style-name="T38">s</text:span>.<text:change-end text:change-id="ct99059709286928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45"><text:change-start text:change-id="ct99059709295056"/><text:span text:style-name="T34">OpenLCB </text:span><text:span text:style-name="T38">Node Information</text:span> Attribute Table<text:change-end text:change-id="ct99059709295056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3">‍‍‍‍<text:change-start text:change-id="ct99059709277936"/>‍‍<text:span text:style-name="T29">UUID Length </text:span><text:span text:style-name="T30">(bits)</text:span><text:change-end text:change-id="ct99059709277936"/></text:p>
          </table:table-cell>
          <table:table-cell table:style-name="Table4.B2" office:value-type="string">
            <text:p text:style-name="P49"><text:change-start text:change-id="ct99059709244064"/>UUID<text:change-end text:change-id="ct99059709244064"/></text:p>
          </table:table-cell>
          <table:table-cell table:style-name="Table4.C2" office:value-type="string">
            <text:p text:style-name="P37"><text:change-start text:change-id="ct99059709288560"/>‍<text:span text:style-name="T9">Permissions</text:span><text:change-end text:change-id="ct99059709288560"/></text:p>
          </table:table-cell>
          <table:table-cell table:style-name="Table4.D2" office:value-type="string">
            <text:p text:style-name="P49"><text:change-start text:change-id="ct99059709266016"/>Size <text:span text:style-name="T30">(bytes)</text:span><text:change-end text:change-id="ct99059709266016"/></text:p>
          </table:table-cell>
          <table:table-cell table:style-name="Table4.E2" office:value-type="string">
            <text:p text:style-name="P49"><text:change-start text:change-id="ct99059709276704"/>‍Value<text:change-end text:change-id="ct99059709276704"/></text:p>
          </table:table-cell>
        </table:table-row>
        <table:table-row table:style-name="Table4.1">
          <table:table-cell table:style-name="Table4.A3" office:value-type="string">
            <text:p text:style-name="P72">‍‍‍‍<text:change-start text:change-id="ct99059709277488"/>‍‍‍<text:span text:style-name="T28">16</text:span><text:change-end text:change-id="ct99059709277488"/></text:p>
          </table:table-cell>
          <table:table-cell table:style-name="Table4.B3" office:value-type="string">
            <text:p text:style-name="P26"><text:change-start text:change-id="ct99059709292656"/>Primary Service<text:change-end text:change-id="ct99059709292656"/></text:p>
          </table:table-cell>
          <table:table-cell table:style-name="Table4.C2" office:value-type="string">
            <text:p text:style-name="P22"><text:change-start text:change-id="ct99059709298752"/>‍<text:span text:style-name="T29">Read</text:span><text:change-end text:change-id="ct99059709298752"/></text:p>
          </table:table-cell>
          <table:table-cell table:style-name="Table4.D3" office:value-type="string">
            <text:p text:style-name="P62"><text:change-start text:change-id="ct99059709285440"/>16<text:change-end text:change-id="ct99059709285440"/></text:p>
          </table:table-cell>
          <table:table-cell table:style-name="Table4.E2" office:value-type="string">
            <text:p text:style-name="P26"><text:change-start text:change-id="ct99059709302576"/>‍<text:span text:style-name="T38">Node Information</text:span><text:span text:style-name="T33"> </text:span>Service UUID<text:change-end text:change-id="ct99059709302576"/></text:p>
          </table:table-cell>
        </table:table-row>
        <table:table-row table:style-name="Table4.1">
          <table:table-cell table:style-name="Table4.A3" office:value-type="string">
            <text:p text:style-name="P72"><text:change-start text:change-id="ct99059709279632"/>‍<text:span text:style-name="T41">16</text:span><text:change-end text:change-id="ct99059709279632"/></text:p>
          </table:table-cell>
          <table:table-cell table:style-name="Table4.B4" office:value-type="string">
            <text:p text:style-name="P96"><text:change-start text:change-id="ct99059709286592"/>Characteristic Declaration<text:change-end text:change-id="ct99059709286592"/></text:p>
          </table:table-cell>
          <table:table-cell table:style-name="Table4.C2" office:value-type="string">
            <text:p text:style-name="P97"><text:change-start text:change-id="ct99059709304992"/>Read<text:change-end text:change-id="ct99059709304992"/></text:p>
          </table:table-cell>
          <table:table-cell table:style-name="Table4.D4" office:value-type="string">
            <text:p text:style-name="P97"><text:change-start text:change-id="ct99059709306000"/>1<text:change-end text:change-id="ct99059709306000"/></text:p>
          </table:table-cell>
          <table:table-cell table:style-name="Table4.E2" office:value-type="string">
            <text:p text:style-name="P96"><text:change-start text:change-id="ct99059709307104"/>Characteristic Property read<text:change-end text:change-id="ct99059709307104"/></text:p>
          </table:table-cell>
        </table:table-row>
        <table:table-row table:style-name="Table4.1">
          <table:table-cell table:style-name="Table4.A3" office:value-type="string">
            <text:p text:style-name="P72"><text:change-start text:change-id="ct99059709309040"/>‍<text:span text:style-name="T41">128</text:span><text:change-end text:change-id="ct99059709309040"/></text:p>
          </table:table-cell>
          <table:table-cell table:style-name="Table4.B4" office:value-type="string">
            <text:p text:style-name="P96"><text:change-start text:change-id="ct99059709303616"/>Manufacturer Name<text:change-end text:change-id="ct99059709303616"/></text:p>
          </table:table-cell>
          <table:table-cell table:style-name="Table4.C2" office:value-type="string">
            <text:p text:style-name="P97"><text:change-start text:change-id="ct99059709310544"/>Read<text:change-end text:change-id="ct99059709310544"/></text:p>
          </table:table-cell>
          <table:table-cell table:style-name="Table4.D4" office:value-type="string">
            <text:p text:style-name="P97"><text:change-start text:change-id="ct99059709311616"/>41<text:change-end text:change-id="ct99059709311616"/></text:p>
          </table:table-cell>
          <table:table-cell table:style-name="Table4.E2" office:value-type="string">
            <text:p text:style-name="P96"><text:change-start text:change-id="ct99059709312688"/>Null terminated string<text:change-end text:change-id="ct99059709312688"/></text:p>
          </table:table-cell>
        </table:table-row>
        <table:table-row table:style-name="Table4.1">
          <table:table-cell table:style-name="Table4.A3" office:value-type="string">
            <text:p text:style-name="P72"><text:change-start text:change-id="ct99059709314720"/><text:span text:style-name="T41">16</text:span>‍<text:change-end text:change-id="ct99059709314720"/></text:p>
          </table:table-cell>
          <table:table-cell table:style-name="Table4.B4" office:value-type="string">
            <text:p text:style-name="P96"><text:change-start text:change-id="ct99059708832576"/>Characteristic Declaration<text:change-end text:change-id="ct99059708832576"/></text:p>
          </table:table-cell>
          <table:table-cell table:style-name="Table4.C2" office:value-type="string">
            <text:p text:style-name="P97"><text:change-start text:change-id="ct99059709316624"/>Read<text:change-end text:change-id="ct99059709316624"/></text:p>
          </table:table-cell>
          <table:table-cell table:style-name="Table4.D4" office:value-type="string">
            <text:p text:style-name="P97"><text:change-start text:change-id="ct99059709317696"/>1<text:change-end text:change-id="ct99059709317696"/></text:p>
          </table:table-cell>
          <table:table-cell table:style-name="Table4.E2" office:value-type="string">
            <text:p text:style-name="P96"><text:change-start text:change-id="ct99059709318848"/>Characteristic Property read<text:change-end text:change-id="ct99059709318848"/></text:p>
          </table:table-cell>
        </table:table-row>
        <table:table-row table:style-name="Table4.1">
          <table:table-cell table:style-name="Table4.A3" office:value-type="string">
            <text:p text:style-name="P72"><text:change-start text:change-id="ct99059709320960"/><text:span text:style-name="T41">128</text:span>‍<text:change-end text:change-id="ct99059709320960"/></text:p>
          </table:table-cell>
          <table:table-cell table:style-name="Table4.B4" office:value-type="string">
            <text:p text:style-name="P96"><text:change-start text:change-id="ct99059709302016"/>Model Name<text:change-end text:change-id="ct99059709302016"/></text:p>
          </table:table-cell>
          <table:table-cell table:style-name="Table4.C2" office:value-type="string">
            <text:p text:style-name="P97"><text:change-start text:change-id="ct99059709322944"/>Read<text:change-end text:change-id="ct99059709322944"/></text:p>
          </table:table-cell>
          <table:table-cell table:style-name="Table4.D4" office:value-type="string">
            <text:p text:style-name="P97"><text:change-start text:change-id="ct99059709324016"/>41<text:change-end text:change-id="ct99059709324016"/></text:p>
          </table:table-cell>
          <table:table-cell table:style-name="Table4.E2" office:value-type="string">
            <text:p text:style-name="P96"><text:change-start text:change-id="ct99059709325088"/>Null terminated string<text:change-end text:change-id="ct99059709325088"/></text:p>
          </table:table-cell>
        </table:table-row>
        <table:table-row table:style-name="Table4.1">
          <table:table-cell table:style-name="Table4.A3" office:value-type="string">
            <text:p text:style-name="P72">‍‍‍‍<text:change-start text:change-id="ct99059709327232"/>‍<text:span text:style-name="T33">16</text:span><text:change-end text:change-id="ct99059709327232"/></text:p>
          </table:table-cell>
          <table:table-cell table:style-name="Table4.B4" office:value-type="string">
            <text:p text:style-name="P80"><text:change-start text:change-id="ct99059709315728"/>Characteristic Declaration<text:change-end text:change-id="ct99059709315728"/></text:p>
          </table:table-cell>
          <table:table-cell table:style-name="Table4.C2" office:value-type="string">
            <text:p text:style-name="P76"><text:change-start text:change-id="ct99059709329136"/>Read<text:change-end text:change-id="ct99059709329136"/></text:p>
          </table:table-cell>
          <table:table-cell table:style-name="Table4.D4" office:value-type="string">
            <text:p text:style-name="P93"><text:change-start text:change-id="ct99059709330208"/>1<text:change-end text:change-id="ct99059709330208"/></text:p>
          </table:table-cell>
          <table:table-cell table:style-name="Table4.E2" office:value-type="string">
            <text:p text:style-name="P80"><text:change-start text:change-id="ct99059709331360"/>Characteristic Property <text:change-end text:change-id="ct99059709331360"/><text:change-start text:change-id="ct99059709278224"/><text:span text:style-name="T40">read</text:span><text:change-end text:change-id="ct99059709278224"/></text:p>
          </table:table-cell>
        </table:table-row>
        <table:table-row table:style-name="Table4.1">
          <table:table-cell table:style-name="Table4.A3" office:value-type="string">
            <text:p text:style-name="P72"><text:change-start text:change-id="ct99059709321968"/><text:span text:style-name="T33">128</text:span>‍<text:change-end text:change-id="ct99059709321968"/></text:p>
          </table:table-cell>
          <table:table-cell table:style-name="Table4.B4" office:value-type="string">
            <text:p text:style-name="P80"><text:change-start text:change-id="ct99059709328240"/><text:span text:style-name="T40">Hardware Revision</text:span><text:change-end text:change-id="ct99059709328240"/><text:change-start text:change-id="ct99059709296640"/> Characteristic<text:change-end text:change-id="ct99059709296640"/></text:p>
          </table:table-cell>
          <table:table-cell table:style-name="Table4.C2" office:value-type="string">
            <text:p text:style-name="P93"><text:change-start text:change-id="ct99059709332464"/>Read<text:change-end text:change-id="ct99059709332464"/></text:p>
          </table:table-cell>
          <table:table-cell table:style-name="Table4.D4" office:value-type="string">
            <text:p text:style-name="P93"><text:change-start text:change-id="ct99059709335904"/><text:span text:style-name="T41">2</text:span><text:change-end text:change-id="ct99059709335904"/><text:change-start text:change-id="ct99059709336224"/>1<text:change-end text:change-id="ct99059709336224"/></text:p>
          </table:table-cell>
          <table:table-cell table:style-name="Table4.E2" office:value-type="string">
            <text:p text:style-name="P94"><text:change-start text:change-id="ct99059708851008"/>Null terminated string<text:change-end text:change-id="ct99059708851008"/></text:p>
          </table:table-cell>
        </table:table-row>
        <table:table-row table:style-name="Table4.1">
          <table:table-cell table:style-name="Table4.A10" office:value-type="string">
            <text:p text:style-name="P72">‍‍‍‍<text:change-start text:change-id="ct99059708845888"/>‍‍<text:span text:style-name="T29">16</text:span><text:change-end text:change-id="ct99059708845888"/></text:p>
          </table:table-cell>
          <table:table-cell table:style-name="Table4.B10" office:value-type="string">
            <text:p text:style-name="P66"><text:change-start text:change-id="ct99059709334416"/>Characteristic Declaration<text:change-end text:change-id="ct99059709334416"/></text:p>
          </table:table-cell>
          <table:table-cell table:style-name="Table4.C2" office:value-type="string">
            <text:p text:style-name="P33"><text:change-start text:change-id="ct99059709342320"/>‍<text:span text:style-name="T29">Read</text:span><text:change-end text:change-id="ct99059709342320"/></text:p>
          </table:table-cell>
          <table:table-cell table:style-name="Table4.D10" office:value-type="string">
            <text:p text:style-name="P70"><text:change-start text:change-id="ct99059709149024"/>1<text:change-end text:change-id="ct99059709149024"/></text:p>
          </table:table-cell>
          <table:table-cell table:style-name="Table4.E2" office:value-type="string">
            <text:p text:style-name="P66"><text:change-start text:change-id="ct99059709344320"/>‍Characteristic Property <text:change-end text:change-id="ct99059709344320"/><text:change-start text:change-id="ct99059708856704"/><text:span text:style-name="T40">read</text:span><text:change-end text:change-id="ct99059708856704"/></text:p>
          </table:table-cell>
        </table:table-row>
        <table:table-row table:style-name="Table4.1">
          <table:table-cell table:style-name="Table4.A11" office:value-type="string">
            <text:p text:style-name="P72">‍‍‍‍<text:change-start text:change-id="ct99059709345840"/>‍‍<text:span text:style-name="T29">128</text:span><text:change-end text:change-id="ct99059709345840"/></text:p>
          </table:table-cell>
          <table:table-cell table:style-name="Table4.B11" office:value-type="string">
            <text:p text:style-name="P66"><text:change-start text:change-id="ct99059708854656"/><text:span text:style-name="T40">Software Version </text:span><text:change-end text:change-id="ct99059708854656"/><text:change-start text:change-id="ct99059709343264"/>Characteristic<text:change-end text:change-id="ct99059709343264"/></text:p>
          </table:table-cell>
          <table:table-cell table:style-name="Table4.C2" office:value-type="string">
            <text:p text:style-name="P33"><text:change-start text:change-id="ct99059709345504"/>‍<text:change-end text:change-id="ct99059709345504"/><text:change-start text:change-id="ct99059708849024"/><text:span text:style-name="T40">Read</text:span><text:change-end text:change-id="ct99059708849024"/></text:p>
          </table:table-cell>
          <table:table-cell table:style-name="Table4.D11" office:value-type="string">
            <text:p text:style-name="P93"><text:change-start text:change-id="ct99059708846464"/><text:span text:style-name="T41">2</text:span><text:change-end text:change-id="ct99059708846464"/><text:change-start text:change-id="ct99059709333408"/>1<text:change-end text:change-id="ct99059709333408"/></text:p>
          </table:table-cell>
          <table:table-cell table:style-name="Table4.E2" office:value-type="string">
            <text:p text:style-name="P94"><text:change-start text:change-id="ct99059708852096"/>Null terminated string<text:change-end text:change-id="ct99059708852096"/></text:p>
          </table:table-cell>
        </table:table-row>
        <table:table-row table:style-name="Table4.1">
          <table:table-cell table:style-name="Table4.A3" office:value-type="string">
            <text:p text:style-name="P72">‍‍‍‍<text:change-start text:change-id="ct99059708849536"/>‍‍<text:span text:style-name="T29">16</text:span><text:change-end text:change-id="ct99059708849536"/></text:p>
          </table:table-cell>
          <table:table-cell table:style-name="Table4.B12" office:value-type="string">
            <text:p text:style-name="P66"><text:change-start text:change-id="ct99059708854144"/>Characteristic Declaration<text:change-end text:change-id="ct99059708854144"/></text:p>
          </table:table-cell>
          <table:table-cell table:style-name="Table4.C2" office:value-type="string">
            <text:p text:style-name="P33"><text:change-start text:change-id="ct99059708848512"/>‍<text:span text:style-name="T29">Read</text:span><text:change-end text:change-id="ct99059708848512"/></text:p>
          </table:table-cell>
          <table:table-cell table:style-name="Table4.D12" office:value-type="string">
            <text:p text:style-name="P70"><text:change-start text:change-id="ct99059708853568"/>1<text:change-end text:change-id="ct99059708853568"/></text:p>
          </table:table-cell>
          <table:table-cell table:style-name="Table4.E2" office:value-type="string">
            <text:p text:style-name="P66"><text:change-start text:change-id="ct99059708855168"/>‍Characteristic Property <text:change-end text:change-id="ct99059708855168"/><text:change-start text:change-id="ct99059708853056"/><text:span text:style-name="T40">read</text:span><text:change-end text:change-id="ct99059708853056"/></text:p>
          </table:table-cell>
        </table:table-row>
        <table:table-row table:style-name="Table4.1">
          <table:table-cell table:style-name="Table4.A3" office:value-type="string">
            <text:p text:style-name="P72">‍‍‍‍<text:change-start text:change-id="ct99059708849984"/>‍‍<text:span text:style-name="T29">128</text:span><text:change-end text:change-id="ct99059708849984"/></text:p>
          </table:table-cell>
          <table:table-cell table:style-name="Table4.B12" office:value-type="string">
            <text:p text:style-name="P66"><text:change-start text:change-id="ct99059708851584"/><text:span text:style-name="T40">Node User Name</text:span><text:change-end text:change-id="ct99059708851584"/><text:change-start text:change-id="ct99059708846912"/> Characteristic<text:change-end text:change-id="ct99059708846912"/></text:p>
          </table:table-cell>
          <table:table-cell table:style-name="Table4.C2" office:value-type="string">
            <text:p text:style-name="P33"><text:change-start text:change-id="ct99059708852544"/>‍<text:span text:style-name="T31">Read</text:span><text:change-end text:change-id="ct99059708852544"/></text:p>
          </table:table-cell>
          <table:table-cell table:style-name="Table4.D12" office:value-type="string">
            <text:p text:style-name="P93"><text:change-start text:change-id="ct99059708856192"/>63<text:change-end text:change-id="ct99059708856192"/></text:p>
          </table:table-cell>
          <table:table-cell table:style-name="Table4.E2" office:value-type="string">
            <text:p text:style-name="P95"><text:change-start text:change-id="ct99059708847936"/>Null terminated string<text:change-end text:change-id="ct99059708847936"/></text:p>
          </table:table-cell>
        </table:table-row>
        <text:soft-page-break/>
        <table:table-row table:style-name="Table4.14">
          <table:table-cell table:style-name="Table4.A14" office:value-type="string">
            <text:p text:style-name="P158"><text:change text:change-id="ct99059719440064"/><text:change-start text:change-id="ct99059719440576"/>16<text:change-end text:change-id="ct99059719440576"/></text:p>
          </table:table-cell>
          <table:table-cell table:style-name="Table4.B14" office:value-type="string">
            <text:p text:style-name="P94"><text:change-start text:change-id="ct99059708870976"/>Characteristic Declaration<text:change-end text:change-id="ct99059708870976"/></text:p>
          </table:table-cell>
          <table:table-cell table:style-name="Table4.C2" office:value-type="string">
            <text:p text:style-name="P93"><text:change-start text:change-id="ct99059719442336"/>Read<text:change-end text:change-id="ct99059719442336"/></text:p>
          </table:table-cell>
          <table:table-cell table:style-name="Table4.D14" office:value-type="string">
            <text:p text:style-name="P93"><text:change-start text:change-id="ct99059708855616"/>1<text:change-end text:change-id="ct99059708855616"/></text:p>
          </table:table-cell>
          <table:table-cell table:style-name="Table4.E2" office:value-type="string">
            <text:p text:style-name="P94"><text:change-start text:change-id="ct99059708871552"/>Characteristic Property read<text:change-end text:change-id="ct99059708871552"/></text:p>
          </table:table-cell>
        </table:table-row>
        <table:table-row table:style-name="Table4.1">
          <table:table-cell table:style-name="Table4.A15" office:value-type="string">
            <text:p text:style-name="P72"><text:change-start text:change-id="ct99059719445680"/><text:span text:style-name="T40">128</text:span>‍<text:change-end text:change-id="ct99059719445680"/></text:p>
          </table:table-cell>
          <table:table-cell table:style-name="Table4.B15" office:value-type="string">
            <text:p text:style-name="P94"><text:change-start text:change-id="ct99059708850496"/>Node User Description Characteristic<text:change-end text:change-id="ct99059708850496"/></text:p>
          </table:table-cell>
          <table:table-cell table:style-name="Table4.C2" office:value-type="string">
            <text:p text:style-name="P93"><text:change-start text:change-id="ct99059708874592"/>Read<text:change-end text:change-id="ct99059708874592"/></text:p>
          </table:table-cell>
          <table:table-cell table:style-name="Table4.D15" office:value-type="string">
            <text:p text:style-name="P93"><text:change-start text:change-id="ct99059708875040"/>64<text:change-end text:change-id="ct99059708875040"/></text:p>
          </table:table-cell>
          <table:table-cell table:style-name="Table4.E2" office:value-type="string">
            <text:p text:style-name="P94"><text:change-start text:change-id="ct99059708874016"/>Null terminated string<text:change-end text:change-id="ct99059708874016"/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columns-spanned="5" office:value-type="string">
            <text:p text:style-name="P47"><text:change-start text:change-id="ct99059719481728"/><text:span text:style-name="T34">OpenLCB </text:span><text:span text:style-name="T45">Memory Configuration</text:span> Attribute Table<text:change-end text:change-id="ct99059719481728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5">‍‍‍‍<text:change-start text:change-id="ct99059719477520"/>‍‍‍‍‍‍‍‍‍‍‍‍‍‍<text:span text:style-name="T29">UUID Length </text:span><text:span text:style-name="T30">(bits)</text:span><text:change-end text:change-id="ct99059719477520"/></text:p>
          </table:table-cell>
          <table:table-cell table:style-name="Table9.B2" office:value-type="string">
            <text:p text:style-name="P51"><text:change-start text:change-id="ct99059709278672"/>UUID<text:change-end text:change-id="ct99059709278672"/></text:p>
          </table:table-cell>
          <table:table-cell table:style-name="Table9.C2" office:value-type="string">
            <text:p text:style-name="P39"><text:change-start text:change-id="ct99059719481392"/>‍<text:span text:style-name="T9">Permissions</text:span><text:change-end text:change-id="ct99059719481392"/></text:p>
          </table:table-cell>
          <table:table-cell table:style-name="Table9.D2" office:value-type="string">
            <text:p text:style-name="P51"><text:change-start text:change-id="ct99059719480384"/>Size <text:span text:style-name="T30">(bytes)</text:span><text:change-end text:change-id="ct99059719480384"/></text:p>
          </table:table-cell>
          <table:table-cell table:style-name="Table9.E2" office:value-type="string">
            <text:p text:style-name="P51"><text:change-start text:change-id="ct99059719478288"/>‍Value<text:change-end text:change-id="ct99059719478288"/></text:p>
          </table:table-cell>
        </table:table-row>
        <table:table-row table:style-name="Table9.1">
          <table:table-cell table:style-name="Table9.A3" office:value-type="string">
            <text:p text:style-name="P74">‍‍‍‍<text:change-start text:change-id="ct99059719485568"/>‍‍‍‍‍‍‍‍‍‍‍‍‍‍‍<text:span text:style-name="T28">16</text:span><text:change-end text:change-id="ct99059719485568"/></text:p>
          </table:table-cell>
          <table:table-cell table:style-name="Table9.B3" office:value-type="string">
            <text:p text:style-name="P28"><text:change-start text:change-id="ct99059708880160"/>Primary Service<text:change-end text:change-id="ct99059708880160"/></text:p>
          </table:table-cell>
          <table:table-cell table:style-name="Table9.C2" office:value-type="string">
            <text:p text:style-name="P24"><text:change-start text:change-id="ct99059719477904"/>‍<text:span text:style-name="T29">Read</text:span><text:change-end text:change-id="ct99059719477904"/></text:p>
          </table:table-cell>
          <table:table-cell table:style-name="Table9.D3" office:value-type="string">
            <text:p text:style-name="P64"><text:change-start text:change-id="ct99059708881344"/>16<text:change-end text:change-id="ct99059708881344"/></text:p>
          </table:table-cell>
          <table:table-cell table:style-name="Table9.E2" office:value-type="string">
            <text:p text:style-name="P28"><text:change-start text:change-id="ct99059719488448"/>‍<text:span text:style-name="T45">Memory Configuration</text:span><text:span text:style-name="T33"> </text:span>Service UUID<text:change-end text:change-id="ct99059719488448"/></text:p>
          </table:table-cell>
        </table:table-row>
        <table:table-row table:style-name="Table9.1">
          <table:table-cell table:style-name="Table9.A3" office:value-type="string">
            <text:p text:style-name="P74">‍‍‍‍<text:change-start text:change-id="ct99059719481056"/>‍‍‍‍‍‍‍‍‍<text:span text:style-name="T41">16</text:span><text:change-end text:change-id="ct99059719481056"/></text:p>
          </table:table-cell>
          <table:table-cell table:style-name="Table9.B4" office:value-type="string">
            <text:p text:style-name="P101"><text:change-start text:change-id="ct99059719486336"/>Characteristic Declaration<text:change-end text:change-id="ct99059719486336"/></text:p>
          </table:table-cell>
          <table:table-cell table:style-name="Table9.C2" office:value-type="string">
            <text:p text:style-name="P99"><text:change-start text:change-id="ct99059719488112"/>Read<text:change-end text:change-id="ct99059719488112"/></text:p>
          </table:table-cell>
          <table:table-cell table:style-name="Table9.D4" office:value-type="string">
            <text:p text:style-name="P99"><text:change-start text:change-id="ct99059719490992"/>1<text:change-end text:change-id="ct99059719490992"/></text:p>
          </table:table-cell>
          <table:table-cell table:style-name="Table9.E2" office:value-type="string">
            <text:p text:style-name="P101"><text:change-start text:change-id="ct99059719491760"/>Characteristic Property <text:span text:style-name="T43">write</text:span><text:change-end text:change-id="ct99059719491760"/></text:p>
          </table:table-cell>
        </table:table-row>
        <table:table-row table:style-name="Table9.1">
          <table:table-cell table:style-name="Table9.A3" office:value-type="string">
            <text:p text:style-name="P74">‍‍‍‍‍<text:change-start text:change-id="ct99059719489216"/>‍‍‍‍‍‍‍‍‍<text:span text:style-name="T41">128</text:span><text:change-end text:change-id="ct99059719489216"/></text:p>
          </table:table-cell>
          <table:table-cell table:style-name="Table9.B4" office:value-type="string">
            <text:p text:style-name="P111"><text:change-start text:change-id="ct99059719473600"/>Command<text:change-end text:change-id="ct99059719473600"/></text:p>
          </table:table-cell>
          <table:table-cell table:style-name="Table9.C2" office:value-type="string">
            <text:p text:style-name="P106"><text:change-start text:change-id="ct99059719494160"/>Write<text:change-end text:change-id="ct99059719494160"/></text:p>
          </table:table-cell>
          <table:table-cell table:style-name="Table9.D4" office:value-type="string">
            <text:p text:style-name="P110"><text:change-start text:change-id="ct99059719494928"/>72<text:change-end text:change-id="ct99059719494928"/></text:p>
          </table:table-cell>
          <table:table-cell table:style-name="Table9.E2" office:value-type="string">
            <text:p text:style-name="P107"/>
          </table:table-cell>
        </table:table-row>
        <table:table-row table:style-name="Table9.1">
          <table:table-cell table:style-name="Table9.A3" office:value-type="string">
            <text:p text:style-name="P74"><text:change-start text:change-id="ct99059719496336"/><text:span text:style-name="T41">16</text:span>‍<text:change-end text:change-id="ct99059719496336"/></text:p>
          </table:table-cell>
          <table:table-cell table:style-name="Table9.B4" office:value-type="string">
            <text:p text:style-name="P101"><text:change-start text:change-id="ct99059719492528"/>Characteristic Declaration<text:change-end text:change-id="ct99059719492528"/></text:p>
          </table:table-cell>
          <table:table-cell table:style-name="Table9.C2" office:value-type="string">
            <text:p text:style-name="P99"><text:change-start text:change-id="ct99059719497920"/>Read<text:change-end text:change-id="ct99059719497920"/></text:p>
          </table:table-cell>
          <table:table-cell table:style-name="Table9.D4" office:value-type="string">
            <text:p text:style-name="P99"><text:change-start text:change-id="ct99059719498688"/>1<text:change-end text:change-id="ct99059719498688"/></text:p>
          </table:table-cell>
          <table:table-cell table:style-name="Table9.E2" office:value-type="string">
            <text:p text:style-name="P101"><text:change-start text:change-id="ct99059719499536"/>Characteristic Property read <text:span text:style-name="T43">notify ack</text:span><text:change-end text:change-id="ct99059719499536"/></text:p>
          </table:table-cell>
        </table:table-row>
        <table:table-row table:style-name="Table9.1">
          <table:table-cell table:style-name="Table9.A3" office:value-type="string">
            <text:p text:style-name="P74"><text:change-start text:change-id="ct99059719493344"/><text:span text:style-name="T41">128</text:span>‍<text:change-end text:change-id="ct99059719493344"/></text:p>
          </table:table-cell>
          <table:table-cell table:style-name="Table9.B4" office:value-type="string">
            <text:p text:style-name="P111"><text:change-start text:change-id="ct99059719497104"/>Reply<text:change-end text:change-id="ct99059719497104"/></text:p>
          </table:table-cell>
          <table:table-cell table:style-name="Table9.C2" office:value-type="string">
            <text:p text:style-name="P99"><text:change-start text:change-id="ct99059719502032"/>Re<text:span text:style-name="T43">ad</text:span><text:change-end text:change-id="ct99059719502032"/></text:p>
          </table:table-cell>
          <table:table-cell table:style-name="Table9.D4" office:value-type="string">
            <text:p text:style-name="P110"><text:change-start text:change-id="ct99059719500400"/>72<text:change-end text:change-id="ct99059719500400"/></text:p>
          </table:table-cell>
          <table:table-cell table:style-name="Table9.E2" office:value-type="string">
            <text:p text:style-name="P107"/>
          </table:table-cell>
        </table:table-row>
        <table:table-row table:style-name="Table9.1">
          <table:table-cell table:style-name="Table9.A8" office:value-type="string">
            <text:p text:style-name="P74">‍‍‍<text:change-start text:change-id="ct99059719504544"/>‍‍‍‍‍‍‍‍‍‍‍‍<text:span text:style-name="T33">16</text:span><text:change-end text:change-id="ct99059719504544"/></text:p>
          </table:table-cell>
          <table:table-cell table:style-name="Table9.B8" office:value-type="string">
            <text:p text:style-name="P68"><text:change-start text:change-id="ct99059719506816"/><text:span text:style-name="T35">Client </text:span>Characteristic <text:span text:style-name="T35">Configuration Descriptor</text:span><text:change-end text:change-id="ct99059719506816"/></text:p>
          </table:table-cell>
          <table:table-cell table:style-name="Table9.C2" office:value-type="string">
            <text:p text:style-name="P78"><text:change-start text:change-id="ct99059719482496"/>Read/<text:span text:style-name="T44">Write</text:span><text:change-end text:change-id="ct99059719482496"/></text:p>
          </table:table-cell>
          <table:table-cell table:style-name="Table9.D8" office:value-type="string">
            <text:p text:style-name="P109"><text:change-start text:change-id="ct99059708893120"/>2<text:change-end text:change-id="ct99059708893120"/></text:p>
          </table:table-cell>
          <table:table-cell table:style-name="Table9.E2" office:value-type="string">
            <text:p text:style-name="P82"/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6"><text:change-start text:change-id="ct99059719529664"/><text:span text:style-name="T34">OpenLCB </text:span><text:span text:style-name="T42">Train</text:span> Attribute Table<text:change-end text:change-id="ct99059719529664"/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7.1">
          <table:table-cell table:style-name="Table7.A2" office:value-type="string">
            <text:p text:style-name="P54">‍‍‍‍<text:change-start text:change-id="ct99059719530768"/>‍‍‍‍‍‍<text:span text:style-name="T29">UUID Length </text:span><text:span text:style-name="T30">(bits)</text:span><text:change-end text:change-id="ct99059719530768"/></text:p>
          </table:table-cell>
          <table:table-cell table:style-name="Table7.B2" office:value-type="string">
            <text:p text:style-name="P50"><text:change-start text:change-id="ct99059719472816"/>UUID<text:change-end text:change-id="ct99059719472816"/></text:p>
          </table:table-cell>
          <table:table-cell table:style-name="Table7.C2" office:value-type="string">
            <text:p text:style-name="P38"><text:change-start text:change-id="ct99059719532544"/>‍<text:span text:style-name="T9">Permissions</text:span><text:change-end text:change-id="ct99059719532544"/></text:p>
          </table:table-cell>
          <table:table-cell table:style-name="Table7.D2" office:value-type="string">
            <text:p text:style-name="P50"><text:change-start text:change-id="ct99059719525040"/>Size <text:span text:style-name="T30">(bytes)</text:span><text:change-end text:change-id="ct99059719525040"/></text:p>
          </table:table-cell>
          <table:table-cell table:style-name="Table7.E2" office:value-type="string">
            <text:p text:style-name="P50"><text:change-start text:change-id="ct99059719531536"/>‍Value<text:change-end text:change-id="ct99059719531536"/></text:p>
          </table:table-cell>
        </table:table-row>
        <table:table-row table:style-name="Table7.1">
          <table:table-cell table:style-name="Table7.A3" office:value-type="string">
            <text:p text:style-name="P73">‍‍‍‍<text:change-start text:change-id="ct99059719535424"/>‍‍‍‍‍‍‍<text:span text:style-name="T28">16</text:span><text:change-end text:change-id="ct99059719535424"/></text:p>
          </table:table-cell>
          <table:table-cell table:style-name="Table7.B3" office:value-type="string">
            <text:p text:style-name="P27"><text:change-start text:change-id="ct99059719525376"/>Primary Service<text:change-end text:change-id="ct99059719525376"/></text:p>
          </table:table-cell>
          <table:table-cell table:style-name="Table7.C2" office:value-type="string">
            <text:p text:style-name="P23"><text:change-start text:change-id="ct99059719537104"/>‍<text:span text:style-name="T29">Read</text:span><text:change-end text:change-id="ct99059719537104"/></text:p>
          </table:table-cell>
          <table:table-cell table:style-name="Table7.D3" office:value-type="string">
            <text:p text:style-name="P63"><text:change-start text:change-id="ct99059719534240"/>16<text:change-end text:change-id="ct99059719534240"/></text:p>
          </table:table-cell>
          <table:table-cell table:style-name="Table7.E2" office:value-type="string">
            <text:p text:style-name="P27"><text:change-start text:change-id="ct99059719539536"/>‍<text:span text:style-name="T42">Train</text:span><text:span text:style-name="T33"> </text:span>Service UUID<text:change-end text:change-id="ct99059719539536"/></text:p>
          </table:table-cell>
        </table:table-row>
        <table:table-row table:style-name="Table7.1">
          <table:table-cell table:style-name="Table7.A3" office:value-type="string">
            <text:p text:style-name="P73">‍‍‍‍<text:change-start text:change-id="ct99059719527904"/>‍<text:span text:style-name="T41">16</text:span><text:change-end text:change-id="ct99059719527904"/></text:p>
          </table:table-cell>
          <table:table-cell table:style-name="Table7.B4" office:value-type="string">
            <text:p text:style-name="P100"><text:change-start text:change-id="ct99059719539120"/>Characteristic Declaration<text:change-end text:change-id="ct99059719539120"/></text:p>
          </table:table-cell>
          <table:table-cell table:style-name="Table7.C2" office:value-type="string">
            <text:p text:style-name="P98"><text:change-start text:change-id="ct99059719541600"/>Read<text:change-end text:change-id="ct99059719541600"/></text:p>
          </table:table-cell>
          <table:table-cell table:style-name="Table7.D4" office:value-type="string">
            <text:p text:style-name="P98"><text:change-start text:change-id="ct99059719542368"/>1<text:change-end text:change-id="ct99059719542368"/></text:p>
          </table:table-cell>
          <table:table-cell table:style-name="Table7.E2" office:value-type="string">
            <text:p text:style-name="P100"><text:change-start text:change-id="ct99059719543136"/>Characteristic Property <text:change-end text:change-id="ct99059719543136"/><text:change-start text:change-id="ct99059719543664"/><text:span text:style-name="T43">write</text:span><text:change-end text:change-id="ct99059719543664"/></text:p>
          </table:table-cell>
        </table:table-row>
        <table:table-row table:style-name="Table7.1">
          <table:table-cell table:style-name="Table7.A3" office:value-type="string">
            <text:p text:style-name="P73">‍‍‍‍<text:change-start text:change-id="ct99059719540304"/>‍<text:span text:style-name="T41">128</text:span><text:change-end text:change-id="ct99059719540304"/></text:p>
          </table:table-cell>
          <table:table-cell table:style-name="Table7.B4" office:value-type="string">
            <text:p text:style-name="P104"><text:change-start text:change-id="ct99059719536192"/>Incoming Message<text:change-end text:change-id="ct99059719536192"/></text:p>
          </table:table-cell>
          <table:table-cell table:style-name="Table7.C2" office:value-type="string">
            <text:p text:style-name="P105"><text:change-start text:change-id="ct99059719554096"/>Write<text:change-end text:change-id="ct99059719554096"/></text:p>
          </table:table-cell>
          <table:table-cell table:style-name="Table7.D4" office:value-type="string">
            <text:p text:style-name="P105"><text:change-start text:change-id="ct99059719554864"/>11<text:change-end text:change-id="ct99059719554864"/></text:p>
          </table:table-cell>
          <table:table-cell table:style-name="Table7.E2" office:value-type="string">
            <text:p text:style-name="P104"><text:change-start text:change-id="ct99059719555632"/>Train Control Message<text:change-end text:change-id="ct99059719555632"/></text:p>
          </table:table-cell>
        </table:table-row>
        <table:table-row table:style-name="Table7.1">
          <table:table-cell table:style-name="Table7.A3" office:value-type="string">
            <text:p text:style-name="P73"><text:change-start text:change-id="ct99059719557184"/><text:span text:style-name="T41">16</text:span>‍<text:change-end text:change-id="ct99059719557184"/></text:p>
          </table:table-cell>
          <table:table-cell table:style-name="Table7.B4" office:value-type="string">
            <text:p text:style-name="P100"><text:change-start text:change-id="ct99059719544432"/>Characteristic Declaration<text:change-end text:change-id="ct99059719544432"/></text:p>
          </table:table-cell>
          <table:table-cell table:style-name="Table7.C2" office:value-type="string">
            <text:p text:style-name="P98"><text:change-start text:change-id="ct99059719558768"/>Read<text:change-end text:change-id="ct99059719558768"/></text:p>
          </table:table-cell>
          <table:table-cell table:style-name="Table7.D4" office:value-type="string">
            <text:p text:style-name="P98"><text:change-start text:change-id="ct99059719559536"/>1<text:change-end text:change-id="ct99059719559536"/></text:p>
          </table:table-cell>
          <table:table-cell table:style-name="Table7.E2" office:value-type="string">
            <text:p text:style-name="P100"><text:change-start text:change-id="ct99059719560304"/>Characteristic Property read<text:change-end text:change-id="ct99059719560304"/><text:change-start text:change-id="ct99059719560672"/> <text:span text:style-name="T43">notify ack</text:span><text:change-end text:change-id="ct99059719560672"/></text:p>
          </table:table-cell>
        </table:table-row>
        <table:table-row table:style-name="Table7.1">
          <table:table-cell table:style-name="Table7.A3" office:value-type="string">
            <text:p text:style-name="P73"><text:change-start text:change-id="ct99059719545248"/><text:span text:style-name="T41">128</text:span>‍<text:change-end text:change-id="ct99059719545248"/></text:p>
          </table:table-cell>
          <table:table-cell table:style-name="Table7.B4" office:value-type="string">
            <text:p text:style-name="P104"><text:change-start text:change-id="ct99059719557952"/>Outgoing Message<text:change-end text:change-id="ct99059719557952"/></text:p>
          </table:table-cell>
          <table:table-cell table:style-name="Table7.C2" office:value-type="string">
            <text:p text:style-name="P98"><text:change-start text:change-id="ct99059719563072"/>Re<text:change-end text:change-id="ct99059719563072"/><text:change-start text:change-id="ct99059719563360"/><text:span text:style-name="T43">ad</text:span><text:change-end text:change-id="ct99059719563360"/></text:p>
          </table:table-cell>
          <table:table-cell table:style-name="Table7.D4" office:value-type="string">
            <text:p text:style-name="P103"><text:change-start text:change-id="ct99059719561440"/>1<text:change-end text:change-id="ct99059719561440"/><text:change-start text:change-id="ct99059719564464"/><text:span text:style-name="T43">1</text:span><text:change-end text:change-id="ct99059719564464"/></text:p>
          </table:table-cell>
          <table:table-cell table:style-name="Table7.E2" office:value-type="string">
            <text:p text:style-name="P104"><text:change-start text:change-id="ct99059708911536"/>Train Control Message<text:change-end text:change-id="ct99059708911536"/></text:p>
          </table:table-cell>
        </table:table-row>
        <table:table-row table:style-name="Table7.1">
          <table:table-cell table:style-name="Table7.A8" office:value-type="string">
            <text:p text:style-name="P73">‍‍‍‍<text:change-start text:change-id="ct99059719566048"/>‍‍‍‍‍<text:span text:style-name="T33">16</text:span><text:change-end text:change-id="ct99059719566048"/></text:p>
          </table:table-cell>
          <table:table-cell table:style-name="Table7.B8" office:value-type="string">
            <text:p text:style-name="P67"><text:change-start text:change-id="ct99059719568320"/><text:span text:style-name="T35">Client </text:span>Characteristic <text:span text:style-name="T35">Configuration Descriptor</text:span><text:change-end text:change-id="ct99059719568320"/></text:p>
          </table:table-cell>
          <table:table-cell table:style-name="Table7.C2" office:value-type="string">
            <text:p text:style-name="P77"><text:change-start text:change-id="ct99059719538688"/>Read<text:change-end text:change-id="ct99059719538688"/><text:change-start text:change-id="ct99059719528240"/>/<text:span text:style-name="T44">Write</text:span><text:change-end text:change-id="ct99059719528240"/></text:p>
          </table:table-cell>
          <table:table-cell table:style-name="Table7.D8" office:value-type="string">
            <text:p text:style-name="P108"><text:change-start text:change-id="ct99059719567904"/>2<text:change-end text:change-id="ct99059719567904"/></text:p>
          </table:table-cell>
          <table:table-cell table:style-name="Table7.E2" office:value-type="string">
            <text:p text:style-name="P81"/>
          </table:table-cell>
        </table:table-row>
      </table:table>
      <text:p text:style-name="Standard"/>
      <text:h text:style-name="P117" text:outline-level="1"><text:bookmark-start text:name="__RefHeading___Toc4286_821615081"/>States<text:bookmark-end text:name="__RefHeading___Toc4286_821615081"/><text:change-start text:change-id="ct99059633955632"/></text:h>
      <text:h text:style-name="P123" text:outline-level="2"><text:bookmark-start text:name="__RefHeading___Toc10278_3734769752"/>General<text:bookmark-end text:name="__RefHeading___Toc10278_3734769752"/></text:h>
      <text:p text:style-name="P139">2.5 <text:span text:style-name="T52">±</text:span><text:span text:style-name="T53">0.5 </text:span>seconds after <text:span text:style-name="T55">a </text:span>connection is established, the device shall request an update of the connection <text:span text:style-name="T7">parameters </text:span><text:span text:style-name="T15">within the bounds provided in Section </text:span><text:span text:style-name="T15"><text:bookmark-ref text:reference-format="chapter" text:ref-name="__RefHeading___Toc7798_3734769752">6.2</text:bookmark-ref></text:span><text:span text:style-name="T15"><text:s/></text:span><text:span text:style-name="T15"><text:bookmark-ref text:reference-format="direction" text:ref-name="__RefHeading___Toc7798_3734769752">below</text:bookmark-ref></text:span><text:span text:style-name="T7">. The client shall respond with one of the following:</text:span></text:p>
      <text:list text:style-name="L5">
        <text:list-item>
          <text:p text:style-name="P140"><text:span text:style-name="T7">Rejection of connection parameter update.</text:span></text:p>
        </text:list-item>
        <text:list-item>
          <text:p text:style-name="P140"><text:span text:style-name="T7">Request to update connection parameters within the bounds requested by the device.</text:span></text:p>
        </text:list-item>
        <text:list-item>
          <text:p text:style-name="P140"><text:span text:style-name="T7">Request to update connection parameters outside the bounds requested by the device.</text:span></text:p>
          <text:list>
            <text:list-item>
              <text:p text:style-name="P140"><text:span text:style-name="T7">In this case, the connection parameters must still fall within the bounds </text:span><text:change-end text:change-id="ct99059633955632"/><text:change-start text:change-id="ct99059672457488"/><text:span text:style-name="T7">provided in Section </text:span><text:span text:style-name="T7"><text:bookmark-ref text:reference-format="chapter" text:ref-name="__RefHeading___Toc7798_3734769752">6.2</text:bookmark-ref></text:span><text:span text:style-name="T7"><text:s/></text:span><text:span text:style-name="T7"><text:bookmark-ref text:reference-format="direction" text:ref-name="__RefHeading___Toc7798_3734769752">below</text:bookmark-ref></text:span><text:span text:style-name="T7">.</text:span><text:change-end text:change-id="ct99059672457488"/><text:change-start text:change-id="ct99059680096752"/></text:p>
            </text:list-item>
          </text:list>
        </text:list-item>
      </text:list>
      <text:p text:style-name="P145"><text:span text:style-name="T7">The client may skip the connection parameter update request if the initial connection parameters are already acceptable to it.</text:span><text:change-end text:change-id="ct99059680096752"/><text:change-start text:change-id="ct99059648020960"/></text:p>
      <text:p text:style-name="P154"><text:span text:style-name="T7">Upon initiation of a connection, a device shall disable all advertisements </text:span><text:span text:style-name="T20">and not accept new connections </text:span><text:span text:style-name="T7">until either:</text:span></text:p>
      <text:list text:style-name="L9">
        <text:list-item>
          <text:p text:style-name="P155"><text:span text:style-name="T7">All connections are terminated.</text:span></text:p>
        </text:list-item>
        <text:list-item>
          <text:p text:style-name="P155"><text:change-end text:change-id="ct99059648020960"/><text:change-start text:change-id="ct99059652396816"/><text:span text:style-name="T7">At least 5 seconds has past since the last connection initiation.</text:span><text:change-end text:change-id="ct99059652396816"/></text:p>
        </text:list-item>
      </text:list>
      <text:h text:style-name="P121" text:outline-level="2"><text:bookmark-start text:name="__RefHeading___Toc10280_3734769752"/><text:change-start text:change-id="ct99059620161792"/>Streaming<text:bookmark-end text:name="__RefHeading___Toc10280_3734769752"/></text:h>
      <text:p text:style-name="P150">A connection is not required for basic <text:span text:style-name="T7">device interaction. A client may “proxy” information contained in the advertising and scan response payload over the OpenLCB network without an active connection having been established. A client </text:span><text:span text:style-name="T18">may i</text:span><text:span text:style-name="T7">nitiate a connection with a device if:</text:span></text:p>
      <text:list text:style-name="L7">
        <text:list-item>
          <text:p text:style-name="P151"><text:span text:style-name="T7">The device is sent an addressed message (routed through the client).</text:span></text:p>
        </text:list-item>
      </text:list>
      <text:p text:style-name="P153"><text:span text:style-name="T7">A client is only required to initiate a connection with a device if </text:span><text:span text:style-name="T23">it has the capacity to establish more BLE connections and one of</text:span><text:span text:style-name="T7">:</text:span></text:p>
      <text:list text:style-name="L8">
        <text:list-item>
          <text:p text:style-name="P152"><text:span text:style-name="T7">The device is sent an addressed message (routed through the client) and the client is previously paired to the device.</text:span></text:p>
        </text:list-item>
        <text:list-item>
          <text:p text:style-name="P152"><text:span text:style-name="T7">The client is paired to the device and configured to force connect upon discovery.</text:span></text:p>
        </text:list-item>
      </text:list>
      <text:p text:style-name="P150"><text:span text:style-name="T7">The client may automatically terminate connection</text:span><text:span text:style-name="T18">s to</text:span><text:span text:style-name="T7"> devices </text:span><text:span text:style-name="T18">if a timeout occurs with no OpenLCB messages exchanged between the device and client, and the client is not paired to the device and </text:span><text:span text:style-name="T23">also</text:span><text:span text:style-name="T18"> configured to force connect upon discovery.</text:span></text:p>
      <text:p text:style-name="P153"><text:span text:style-name="T18">A </text:span><text:span text:style-name="T7">client shall not proxy information contained in the advertising and scan response payload over the OpenLCB network if </text:span><text:span text:style-name="T19">does not have the capacity to</text:span><text:span text:style-name="T7"> establish any more BLE connections.</text:span></text:p>
      <text:p text:style-name="P132"><text:change-end text:change-id="ct99059620161792"/><text:change-start text:change-id="ct99059663970944"/>A device shall only support one <text:span text:style-name="T49">active </text:span>streaming connection at any given time.<text:change-end text:change-id="ct99059663970944"/><text:change-start text:change-id="ct99059697810496"/> <text:span text:style-name="T49">The lifetime of an active streaming connection is as follows:</text:span></text:p>
      <text:list text:style-name="L4">
        <text:list-item>
          <text:p text:style-name="P134"><text:soft-page-break/><text:span text:style-name="T59">Device starts advertising.</text:span></text:p>
        </text:list-item>
        <text:list-item>
          <text:p text:style-name="P134">Client scans for and receives device advertisement.<text:change-end text:change-id="ct99059697810496"/><text:change-start text:change-id="ct99059672458128"/></text:p>
        </text:list-item>
        <text:list-item>
          <text:p text:style-name="P133">Client initiates a BLE connection to the device, <text:span text:style-name="T59">device stops advertising.</text:span></text:p>
        </text:list-item>
        <text:list-item>
          <text:p text:style-name="P133">Client exchanges MTU<text:change-end text:change-id="ct99059672458128"/><text:change-start text:change-id="ct99059653400256"/> with device.</text:p>
        </text:list-item>
        <text:list-item>
          <text:p text:style-name="P133">Client discovers OpenLCB Streaming Service <text:change-end text:change-id="ct99059653400256"/><text:change-start text:change-id="ct99059661681248"/>handles.</text:p>
        </text:list-item>
        <text:list-item>
          <text:p text:style-name="P133">Client enables notifications <text:change-end text:change-id="ct99059661681248"/><text:change-start text:change-id="ct99059653378960"/>on Streaming Data Out characteristic.</text:p>
        </text:list-item>
        <text:list-item>
          <text:p text:style-name="P133">Client writes a value of 1 to <text:span text:style-name="T7">the</text:span> Strea<text:change-end text:change-id="ct99059653378960"/><text:change-start text:change-id="ct99059652357504"/>ming Active characteristic.</text:p>
        </text:list-item>
        <text:list-item>
          <text:p text:style-name="P135">Device sends Streaming Active characteristic write response.</text:p>
        </text:list-item>
        <text:list-item>
          <text:p text:style-name="P133">Device moves node to the initialized state upon write of value 1 to Streaming Active characteristic and begins <text:change-end text:change-id="ct99059652357504"/><text:change-start text:change-id="ct99059599828224"/>sending OpenLCB messages over the Streaming Data Out characteristic.</text:p>
        </text:list-item>
        <text:list-item>
          <text:p text:style-name="P133"><text:span text:style-name="T50">Upon receiving Streaming Active characteristic write response from the device, c</text:span>lient <text:span text:style-name="T50">begins sending OpenLCB messages over the Streaming Data In characteristic</text:span><text:change-end text:change-id="ct99059599828224"/><text:change-start text:change-id="ct99059659131728"/><text:span text:style-name="T50">.</text:span></text:p>
        </text:list-item>
      </text:list>
      <text:p text:style-name="P136"><text:span text:style-name="T7">I</text:span>f any errors occur during the <text:change-end text:change-id="ct99059659131728"/><text:change-start text:change-id="ct99059657750448"/>above sequence, the connection shall be terminated. The <text:span text:style-name="T61">connection </text:span>may be terminated by either device or client side.<text:change-end text:change-id="ct99059657750448"/><text:change-start text:change-id="ct99059661094784"/> <text:span text:style-name="T60">The device shall not enable a streaming advertisement and scan response payload as long as it has a</text:span><text:change-end text:change-id="ct99059661094784"/><text:change-start text:change-id="ct99059682838560"/><text:span text:style-name="T60">n active streaming connection.</text:span><text:change-end text:change-id="ct99059682838560"/><text:change-start text:change-id="ct99059720580208"/></text:p>
      <text:p text:style-name="P156">When an active streaming connection is terminated, the device shall force the Streaming Active <text:span text:style-name="T7">characteristic</text:span> value to 0.<text:change-end text:change-id="ct99059720580208"/><text:change-start text:change-id="ct99059631557520"/></text:p>
      <text:p text:style-name="P156">If a client requests a write of value 1 to the Streaming Active characteristic when the value is already set to 1, the client connection shall be <text:span text:style-name="T61">immediately </text:span>terminated <text:span text:style-name="T62">by </text:span><text:span text:style-name="T61">t</text:span>he device.<text:change-end text:change-id="ct99059631557520"/><text:change-start text:change-id="ct99059599405792"/></text:p>
      <text:h text:style-name="P125" text:outline-level="2"><text:bookmark-start text:name="__RefHeading___Toc10282_3734769752"/>Simplified<text:bookmark-end text:name="__RefHeading___Toc10282_3734769752"/><text:change-end text:change-id="ct99059599405792"/></text:h>
      <text:h text:style-name="P118" text:outline-level="1"><text:bookmark-start text:name="__RefHeading___Toc4288_821615081"/><text:change-start text:change-id="ct99059651832992"/>Interactions<text:bookmark-end text:name="__RefHeading___Toc4288_821615081"/><text:change-end text:change-id="ct99059651832992"/><text:change-start text:change-id="ct99059694064848"/></text:h>
      <text:p text:style-name="P149">This section applies to all client/device interactions.</text:p>
      <text:h text:style-name="P122" text:outline-level="2"><text:bookmark-start text:name="__RefHeading___Toc10284_3734769752"/>Scanning and Advertising<text:bookmark-end text:name="__RefHeading___Toc10284_3734769752"/></text:h>
      <text:p text:style-name="P137">For all device advertising, the recommended interval is 20 milliseconds. The maximum advertising interval is <text:span text:style-name="T51">152.5</text:span> milliseconds.</text:p>
      <text:p text:style-name="P137"><text:span text:style-name="T51">There are no specific requirements on client scanning. T</text:span>he recommended scanning <text:span text:style-name="T51">interval is 100 milliseconds maximum. The recommended scanning window is 20 milliseconds. Passive and active scanning may be utilized.</text:span></text:p>
      <text:p text:style-name="P137">The values in this section are <text:span text:style-name="T7">“nominal”. Because scanning and advertising are asynchronous activities, many BLE protocol stack implementations will defer and/or skip scanning and advertising activities if a higher priority activity conflicts and preempts a scanning or advertising activity.</text:span></text:p>
      <text:p text:style-name="P144"><text:span text:style-name="T7">All scanning and advertising shall be at 1M PHY rates.</text:span></text:p>
      <text:h text:style-name="P122" text:outline-level="2"><text:bookmark-start text:name="__RefHeading___Toc7798_3734769752"/><text:soft-page-break/>Connections<text:bookmark-end text:name="__RefHeading___Toc7798_3734769752"/></text:h>
      <table:table table:name="Table10" table:style-name="Table10">
        <table:table-column table:style-name="Table10.A" table:number-columns-repeated="4"/>
        <table:table-row table:style-name="Table10.1">
          <table:table-cell table:style-name="Table10.A1" office:value-type="string">
            <text:p text:style-name="P162">Parameter</text:p>
          </table:table-cell>
          <table:table-cell table:style-name="Table10.A1" office:value-type="string">
            <text:p text:style-name="P162">Minimum</text:p>
          </table:table-cell>
          <table:table-cell table:style-name="Table10.A1" office:value-type="string">
            <text:p text:style-name="P162">Recommended</text:p>
          </table:table-cell>
          <table:table-cell table:style-name="Table10.D1" office:value-type="string">
            <text:p text:style-name="P162">Maximum</text:p>
          </table:table-cell>
        </table:table-row>
        <table:table-row table:style-name="Table10.1">
          <table:table-cell table:style-name="Table10.A2" office:value-type="string">
            <text:p text:style-name="P161">Interval (milliseconds)</text:p>
          </table:table-cell>
          <table:table-cell table:style-name="Table10.A2" office:value-type="string">
            <text:p text:style-name="P160">30</text:p>
          </table:table-cell>
          <table:table-cell table:style-name="Table10.A2" office:value-type="string">
            <text:p text:style-name="P163">30 to 60</text:p>
          </table:table-cell>
          <table:table-cell table:style-name="Table10.D2" office:value-type="string">
            <text:p text:style-name="P164">500</text:p>
          </table:table-cell>
        </table:table-row>
        <table:table-row table:style-name="Table10.1">
          <table:table-cell table:style-name="Table10.A2" office:value-type="string">
            <text:p text:style-name="P165">‍<text:span text:style-name="T51">Latency (intervals)</text:span></text:p>
          </table:table-cell>
          <table:table-cell table:style-name="Table10.A2" office:value-type="string">
            <text:p text:style-name="P160">0</text:p>
          </table:table-cell>
          <table:table-cell table:style-name="Table10.A2" office:value-type="string">
            <text:p text:style-name="P160"/>
          </table:table-cell>
          <table:table-cell table:style-name="Table10.D2" office:value-type="string">
            <text:p text:style-name="P160">30</text:p>
          </table:table-cell>
        </table:table-row>
        <table:table-row table:style-name="Table10.1">
          <table:table-cell table:style-name="Table10.A2" office:value-type="string">
            <text:p text:style-name="P165">‍<text:span text:style-name="T51">Timeout (seconds)</text:span></text:p>
          </table:table-cell>
          <table:table-cell table:style-name="Table10.A2" office:value-type="string">
            <text:p text:style-name="P160">6</text:p>
          </table:table-cell>
          <table:table-cell table:style-name="Table10.A2" office:value-type="string">
            <text:p text:style-name="P160">6</text:p>
          </table:table-cell>
          <table:table-cell table:style-name="Table10.D2" office:value-type="string">
            <text:p text:style-name="P160">10</text:p>
          </table:table-cell>
        </table:table-row>
      </table:table>
      <text:p text:style-name="P138"/>
      <text:p text:style-name="P141">The device request<text:span text:style-name="T54">s</text:span> the connection <text:span text:style-name="T14">parameters.</text:span> The client makes the final choice of connection <text:span text:style-name="T54">parameters. The device connection parameter request must also meet the following criteria:</text:span></text:p>
      <text:list text:style-name="L6">
        <text:list-item>
          <text:p text:style-name="P142">Interval minimum shall be a multiple of 30 milliseconds.</text:p>
        </text:list-item>
        <text:list-item>
          <text:p text:style-name="P142">Interval maximum shall be at least 30 milliseconds greater than interval minimum.</text:p>
        </text:list-item>
        <text:list-item>
          <text:p text:style-name="P142">Interval <text:span text:style-name="T7">maximum</text:span> * (Peripheral Latency + 1) &lt;= 6 seconds</text:p>
        </text:list-item>
        <text:list-item>
          <text:p text:style-name="P142">Timeout shall be greater than interval maximum * (Peripheral Latency + 1) * 3</text:p>
        </text:list-item>
      </text:list>
      <text:p text:style-name="P143">The minimum MTU size shall be 27. It is recommended that the client request the maximum supported MTU size supported by both client and device, up to <text:span text:style-name="T58">the max of </text:span>251 <text:span text:style-name="T58">supported by the BLE Data Packet Length </text:span><text:span text:style-name="T17">Extension.</text:span></text:p>
      <text:h text:style-name="P126" text:outline-level="2"><text:bookmark-start text:name="__RefHeading___Toc10286_3734769752"/>Privacy<text:bookmark-end text:name="__RefHeading___Toc10286_3734769752"/></text:h>
      <text:p text:style-name="P146">The device should be able to resolve a Resolvable Private Address in all situations. The device shall use a Random Device Addres<text:span text:style-name="T57">s</text:span> as defined in the Bluetooth 4.0 specification Volume 3, Part C Section 10.8.</text:p>
      <text:h text:style-name="P126" text:outline-level="2"><text:bookmark-start text:name="__RefHeading___Toc10288_3734769752"/>Permissions<text:bookmark-end text:name="__RefHeading___Toc10288_3734769752"/></text:h>
      <text:p text:style-name="P146">The accessory should not require special permissions, such as pairing, authentication, or encryption to discover services and characteristics. It may require special permissions only for access to a characteristic value or a descriptor value. See the Bluetooth 4.0 specification, Volume 3, Part G, Section 8.1, fifth paragraph.</text:p>
      <text:h text:style-name="P126" text:outline-level="2"><text:bookmark-start text:name="__RefHeading___Toc10290_3734769752"/>Pairing<text:bookmark-end text:name="__RefHeading___Toc10290_3734769752"/></text:h>
      <text:p text:style-name="P147">The accessory should not request pairing until an ATT request is rejected using the Insufficient Authentication error code. See the Bluetooth 4.0 specification, Volume 3, Part F, Section 4 for details.</text:p>
      <text:p text:style-name="P147">If, for security reasons, the accessory requires a bonded relationship with the Central, the Peripheral should reject the ATT request using the Insufficient Authentication error code, as appropriate. As a result, the device may proceed with the necessary security procedures.</text:p>
      <text:p text:style-name="P147"><text:soft-page-break/>Similarly, if the device acts as a Central and a GATT server, it may reject an ATT request using the Insufficient Authentication error code. The accessory should initiate the security procedure for pairing in response.</text:p>
      <text:p text:style-name="P147">Pairing may require user authorization depending on device. Once an accessory is paired with a device, the accessory shall retain the distributed keys of both central and peripheral for future use. If the pairing is no longer required, the accessory shall delete both sets of keys.</text:p>
      <text:h text:style-name="P124" text:outline-level="2"><text:bookmark-start text:name="__RefHeading___Toc10292_3734769752"/>PHY Modes<text:bookmark-end text:name="__RefHeading___Toc10292_3734769752"/></text:h>
      <text:p text:style-name="P144">All clients and devices shall support the 1M PHY. If a client and device <text:span text:style-name="T56">both </text:span>support 2M, 500K, <text:span text:style-name="T63">and/</text:span>or 12<text:span text:style-name="T63">5</text:span>K PHY modes, the PHY may be dynamically upgraded or down graded <text:span text:style-name="T56">upon request by the </text:span>client in order to maximize throughput or maximize range.<text:change-end text:change-id="ct99059694064848"/><text:change-start text:change-id="ct99059673077712"/> <text:span text:style-name="T63">The PHY selection criteria may be based on Receive Signal Strength </text:span><text:span text:style-name="T21">Initiator </text:span><text:span text:style-name="T22">(RSSI) </text:span><text:span text:style-name="T21">of the link</text:span><text:span text:style-name="T63">,</text:span><text:change-end text:change-id="ct99059673077712"/><text:change-start text:change-id="ct99059698038112"/><text:span text:style-name="T63"> however other selection criteria may also be used.</text:span><text:change-end text:change-id="ct99059698038112"/><text:change-start text:change-id="ct99059680416016"/><text:span text:style-name="T63"> </text:span><text:span text:style-name="T64">The device may also initiate a request for a PHY mode change, but the client is not required to honor the request.</text:span><text:change-end text:change-id="ct99059680416016"/></text:p>
      <text:p text:style-name="Standard"/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13"><text:s/>1 Introduction (Informative)<text:tab/>1</text:p>
          <text:p text:style-name="P113"><text:s/>2 Intended Use (Informative)<text:tab/>1</text:p>
          <text:p text:style-name="P113"><text:s/>3 References and Context<text:tab/>1</text:p>
          <text:p text:style-name="P113"><text:s/>4 Message Formats<text:tab/>1</text:p>
          <text:p text:style-name="P114"><text:s/>4.1 BLE UUIDs<text:tab/>2</text:p>
          <text:p text:style-name="P114"><text:s/>4.2 Streaming<text:tab/>3</text:p>
          <text:p text:style-name="P114"><text:s/>4.3 Simplified<text:tab/>6</text:p>
          <text:p text:style-name="P113"><text:s/>5 States<text:tab/>10</text:p>
          <text:p text:style-name="P114"><text:s/>5.1 General<text:tab/>10</text:p>
          <text:p text:style-name="P114"><text:s/>5.2 Streaming<text:tab/>10</text:p>
          <text:p text:style-name="P114"><text:s/>5.3 Simplified<text:tab/>11</text:p>
          <text:p text:style-name="P113"><text:s/>6 Interactions<text:tab/>11</text:p>
          <text:p text:style-name="P114"><text:s/>6.1 Scanning and Advertising<text:tab/>11</text:p>
          <text:p text:style-name="P114"><text:s/>6.2 Connections<text:tab/>12</text:p>
          <text:p text:style-name="P114"><text:s/>6.3 Privacy<text:tab/>12</text:p>
          <text:p text:style-name="P114"><text:s/>6.4 Permissions<text:tab/>12</text:p>
          <text:p text:style-name="P114"><text:s/>6.5 Pairing<text:tab/>12</text:p>
          <text:p text:style-name="P114"><text:s/>6.6 PHY Modes<text:tab/>13</text:p>
        </text:index-body>
      </text:table-of-conten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/</number:text>
      <number:month/>
      <number:text>/</number:text>
      <number:year number:style="long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1in" style:rel-column-width="33934*"/>
    </style:style>
    <style:style style:name="Table1.B" style:family="table-column">
      <style:table-column-properties style:column-width="0.0681in" style:rel-column-width="697*"/>
    </style:style>
    <style:style style:name="Table1.C" style:family="table-column">
      <style:table-column-properties style:column-width="1.8035in" style:rel-column-width="18483*"/>
    </style:style>
    <style:style style:name="Table1.D" style:family="table-column">
      <style:table-column-properties style:column-width="1.2118in" style:rel-column-width="124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9366in" style:type="right"/>
        </style:tab-stops>
      </style:paragraph-properties>
      <style:text-properties officeooo:paragraph-rsid="00067526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paragraph-rsid="0007188e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MP1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67526"/>
    </style:style>
    <style:style style:name="MP11" style:family="paragraph" style:parent-style-name="Header">
      <style:text-properties officeooo:rsid="00178fa8" officeooo:paragraph-rsid="00178fa8"/>
    </style:style>
    <style:style style:name="M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9.4244in" style:type="right"/>
        </style:tab-stops>
      </style:paragraph-properties>
      <style:text-properties officeooo:paragraph-rsid="00178fa8"/>
    </style:style>
    <style:style style:name="MT1" style:family="text">
      <style:text-properties style:font-name="Times New Roman" fo:font-size="1pt" style:font-name-asian="Times New Roman" style:font-name-complex="Times New Roman"/>
    </style:style>
    <style:style style:name="MT2" style:family="text">
      <style:text-properties officeooo:rsid="000eb91b"/>
    </style:style>
    <style:style style:name="MT3" style:family="text">
      <style:text-properties fo:font-size="8pt" officeooo:rsid="0016888d" style:font-size-asian="8pt" style:font-size-complex="8pt"/>
    </style:style>
    <style:style style:name="MT4" style:family="text">
      <style:text-properties fo:font-size="8pt" officeooo:rsid="002091d6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07188e"/>
    </style:style>
    <style:style style:name="MT7" style:family="text">
      <style:text-properties officeooo:rsid="0006c39f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style:writing-mode="lr-tb" loext:decorative="false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cfe7f5"/>
      </style:header-style>
      <style:footer-style>
        <style:header-footer-properties fo:min-height="0in" fo:margin-left="0in" fo:margin-right="0in" fo:margin-top="0.1965in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draw:custom-shape text:anchor-type="char" draw:z-index="8" draw:name="PowerPlusWaterMarkObject3" draw:style-name="Mgr1" draw:text-style-name="MP3" svg:width="6.5461in" svg:height="2.6185in" draw:transform="skewX (-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<text:span text:style-name="MT2">BLE Transfer</text:span> Standard</text:p>
      </style:header>
      <style:footer>
        <text:p text:style-name="MP4"><text:span text:style-name="Page_20_Number"><text:span text:style-name="MT3">Copyright 2011-</text:span></text:span><text:span text:style-name="Page_20_Number"><text:span text:style-name="MT3"><text:user-defined style:data-style-name="N0" text:name="OLCByear">2024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14</text:page-number></text:span></text:span><text:span text:style-name="Page_20_Number"><text:span text:style-name="MT4"><text:s/>of </text:span></text:span><text:span text:style-name="Page_20_Number"><text:span text:style-name="MT4"><text:page-count style:num-format="1">14</text:page-count></text:span></text:span><text:span text:style-name="Page_20_Number"><text:span text:style-name="MT4"><text:s/>- </text:span></text:span><text:span text:style-name="Page_20_Number"><text:span text:style-name="MT5"><text:date style:data-style-name="N40" text:date-value="2024-08-18T12:11:33.024122086">Aug 18, 2024</text:date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448) translate (0.00972222222222222in 5.23184601924759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9"><draw:image xlink:href="Pictures/10000000000001310000006CF7F7BA2E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6">BLE </text:span><text:span text:style-name="MT7">Transfer</text:span>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user-defined style:data-style-name="N0" text:name="OLCBdate">August 18, 2024</text:user-defined></text:p>
            </table:table-cell>
            <table:table-cell table:style-name="Table1.C1" office:value-type="string">
              <text:p text:style-name="MP9"><text:user-defined style:data-style-name="N0" text:name="OLCBstatus">Concept</text:user-defined></text:p>
            </table:table-cell>
          </table:table-row>
        </table:table>
        <text:p text:style-name="Header"/>
      </style:header>
      <style:footer>
        <text:p text:style-name="MP10"><text:span text:style-name="Page_20_Number"><text:span text:style-name="MT3">Copyright 2011-</text:span></text:span><text:span text:style-name="Page_20_Number"><text:span text:style-name="MT3"><text:user-defined style:data-style-name="N0" text:name="OLCByear">2024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14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August 18, 2024</text:user-defined></text:span></text:span></text:p>
      </style:footer>
    </style:master-page>
    <style:master-page style:name="Landscape" style:page-layout-name="Mpm3" draw:style-name="Mdp1">
      <style:header>
        <text:p text:style-name="MP11">OpenLCB BLE Transfer Standard</text:p>
      </style:header>
      <style:footer>
        <text:tracked-changes>
          <text:changed-region xml:id="ct99059544140112" text:id="ct99059544140112">
            <text:insertion>
              <office:change-info>
                <dc:creator>Stuart Baker</dc:creator>
                <dc:date>2024-08-16T09:23:11</dc:date>
              </office:change-info>
            </text:insertion>
          </text:changed-region>
        </text:tracked-changes>
        <text:p text:style-name="MP12"><text:change-start text:change-id="ct99059544140112"/><text:span text:style-name="Page_20_Number"><text:span text:style-name="MT3">Copyright 2011-</text:span></text:span><text:span text:style-name="Page_20_Number"><text:span text:style-name="MT3"><text:user-defined style:data-style-name="N0" text:name="OLCByear">2024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<text:tab/>Page </text:span></text:span><text:span text:style-name="Page_20_Number"><text:span text:style-name="MT4"><text:page-number text:select-page="current">9</text:page-number></text:span></text:span><text:span text:style-name="Page_20_Number"><text:span text:style-name="MT4"><text:s/>of </text:span></text:span><text:span text:style-name="Page_20_Number"><text:span text:style-name="MT4"><text:page-count style:num-format="1">14</text:page-count></text:span></text:span><text:span text:style-name="Page_20_Number"><text:span text:style-name="MT4"><text:s/>- </text:span></text:span><text:span text:style-name="Page_20_Number"><text:span text:style-name="MT5"><text:date style:data-style-name="N40" text:date-value="2024-08-18T12:11:33.028030986">Aug 18, 2024</text:date></text:span></text:span><text:change-end text:change-id="ct9905954414011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BLE Transfer Standard</dc:title>
    <meta:initial-creator>Alex Shepherd</meta:initial-creator>
    <meta:creation-date>2009-01-22T07:11:27</meta:creation-date>
    <meta:editing-cycles>144</meta:editing-cycles>
    <meta:editing-duration>P2DT20H38M11S</meta:editing-duration>
    <meta:generator>LibreOffice/24.2.5.2$Linux_X86_64 LibreOffice_project/420$Build-2</meta:generator>
    <dc:date>2024-08-18T12:11:32.832393804</dc:date>
    <dc:creator>Stuart Baker</dc:creator>
    <meta:document-statistic meta:table-count="9" meta:image-count="1" meta:object-count="0" meta:page-count="14" meta:paragraph-count="426" meta:word-count="2710" meta:character-count="15644" meta:non-whitespace-character-count="13817"/>
    <meta:user-defined meta:name="OLCBdate">August 18, 2024</meta:user-defined>
    <meta:user-defined meta:name="OLCBstatus">Concept</meta:user-defined>
    <meta:user-defined meta:name="OLCByear">2024</meta:user-defined>
  </office:meta>
</office:document-meta>
</file>